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2" style:family="table-cell" style:parent-style-name="Default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5" style:family="table-cell" style:parent-style-name="Default" style:data-style-name="N57">
      <style:table-cell-properties fo:border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6" style:family="table-cell" style:parent-style-name="Default" style:data-style-name="N57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7" style:family="table-cell" style:parent-style-name="Default" style:data-style-name="N3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8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9" style:family="table-cell" style:parent-style-name="_19968__33324___23384__25918__27454__21033__29575_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8pt" style:font-size-asian="8pt" style:font-size-complex="8pt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3" style:family="table-cell" style:parent-style-name="Default" style:data-style-name="N57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4" style:family="table-cell" style:parent-style-name="_19968__33324___23384__25918__27454__21033__29575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" style:family="table-cell" style:parent-style-name="_19968__33324___23384__25918__27454__21033__29575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7" style:family="table-cell" style:parent-style-name="Default" style:data-style-name="N64">
      <style:table-cell-properties fo:border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8" style:family="table-cell" style:parent-style-name="_19968__33324___23384__25918__27454__21033__29575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FF0000" style:font-name="Times New Roman" style:font-name-asian="Times New Roman" style:font-name-complex="Times New Roman" fo:font-size="8pt" style:font-size-asian="8pt" style:font-size-complex="8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20" style:family="table-cell" style:parent-style-name="Default" style:data-style-name="N57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1" style:family="table-cell" style:parent-style-name="Default" style:data-style-name="N57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2" style:family="table-cell" style:parent-style-name="_19968__33324___23384__25918__27454__21033__29575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6pt" style:font-size-asian="6pt" style:font-size-complex="6pt"/>
    </style:style>
    <style:style style:name="ce23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26" style:family="table-cell" style:parent-style-name="_19968__33324___23384__25918__27454__21033__29575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27" style:family="table-cell" style:parent-style-name="_19968__33324___23384__25918__27454__21033__29575_" style:data-style-name="N67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5" style:family="text" style:parent-style-name="Default">
      <style:text-properties fo:color="#000000" style:text-line-through-style="none" style:font-name="標楷體" style:font-name-asian="標楷體" style:font-name-complex="標楷體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0" style:family="text" style:parent-style-name="Default">
      <style:text-properties fo:color="#000000" style:text-line-through-style="none" style:font-name="Times New Roman" style:font-name-asian="Times New Roman" style:font-name-complex="Times New Roman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1" style:family="text" style:parent-style-name="Default">
      <style:text-properties fo:color="#FF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2" style:family="text" style:parent-style-name="Default">
      <style:text-properties fo:color="#FF0000" style:text-line-through-style="none" style:font-name="標楷體" style:font-name-asian="標楷體" style:font-name-complex="標楷體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13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roman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3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資料" table:style-name="ta1">
        <table:table-column table:style-name="co1" table:number-columns-repeated="2" table:default-cell-style-name="ce26"/>
        <table:table-column table:style-name="co2" table:number-columns-repeated="10" table:default-cell-style-name="ce9"/>
        <table:table-column table:style-name="co3" table:number-columns-repeated="16372" table:default-cell-style-name="ce9"/>
        <table:table-row table:style-name="ro1">
          <table:table-cell office:value-type="string" table:number-columns-spanned="12" table:number-rows-spanned="1" table:style-name="ce30">
            <text:p><text:span text:style-name="T4">存放款加權平均利率</text:span><text:span text:style-name="T13">1</text:span>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table:number-columns-repeated="2" table:style-name="ce1"/>
          <table:table-cell table:number-columns-repeated="9" table:style-name="ce2"/>
          <table:table-cell office:value-type="string" table:style-name="ce23">
            <text:p><text:span text:style-name="T5">年息百分比率</text:span></text:p>
          </table:table-cell>
          <table:table-cell table:number-columns-repeated="16372"/>
        </table:table-row>
        <table:table-row table:style-name="ro3">
          <table:table-cell office:value-type="string" table:number-columns-spanned="1" table:number-rows-spanned="2" table:style-name="ce37">
            <text:p><text:span text:style-name="T7">年</text:span></text:p>
          </table:table-cell>
          <table:table-cell office:value-type="string" table:number-columns-spanned="1" table:number-rows-spanned="2" table:style-name="ce36">
            <text:p><text:span text:style-name="T7">季</text:span></text:p>
          </table:table-cell>
          <table:table-cell office:value-type="string" table:style-name="ce24">
            <text:p><text:span text:style-name="T5">本國銀行</text:span><text:span text:style-name="T13">2</text:span></text:p>
          </table:table-cell>
          <table:table-cell table:style-name="ce24"/>
          <table:table-cell office:value-type="string" table:style-name="ce24">
            <text:p><text:span text:style-name="T5">外商銀行</text:span></text:p>
          </table:table-cell>
          <table:table-cell table:style-name="ce24"/>
          <table:table-cell office:value-type="string" table:style-name="ce24">
            <text:p><text:span text:style-name="T5">信用合作社</text:span></text:p>
          </table:table-cell>
          <table:table-cell table:style-name="ce24"/>
          <table:table-cell office:value-type="string" table:style-name="ce24">
            <text:p><text:span text:style-name="T5">農漁會信用部</text:span></text:p>
          </table:table-cell>
          <table:table-cell table:style-name="ce24"/>
          <table:table-cell office:value-type="string" table:style-name="ce24">
            <text:p><text:span text:style-name="T5">信託投資公司</text:span></text:p>
          </table:table-cell>
          <table:table-cell table:style-name="ce24"/>
          <table:table-cell table:number-columns-repeated="16372"/>
        </table:table-row>
        <table:table-row table:style-name="ro3">
          <table:covered-table-cell/>
          <table:covered-table-cell/>
          <table:table-cell office:value-type="string" table:style-name="ce25">
            <text:p><text:span text:style-name="T5">存</text:span><text:s/><text:span text:style-name="T5">款</text:span></text:p>
          </table:table-cell>
          <table:table-cell office:value-type="string" table:style-name="ce25">
            <text:p><text:span text:style-name="T5">放</text:span><text:s/><text:span text:style-name="T5">款</text:span></text:p>
          </table:table-cell>
          <table:table-cell office:value-type="string" table:style-name="ce25">
            <text:p><text:span text:style-name="T5">存</text:span><text:s/><text:span text:style-name="T5">款</text:span></text:p>
          </table:table-cell>
          <table:table-cell office:value-type="string" table:style-name="ce25">
            <text:p><text:span text:style-name="T5">放</text:span><text:s/><text:span text:style-name="T5">款</text:span></text:p>
          </table:table-cell>
          <table:table-cell office:value-type="string" table:style-name="ce25">
            <text:p><text:span text:style-name="T5">存</text:span><text:s/><text:span text:style-name="T5">款</text:span></text:p>
          </table:table-cell>
          <table:table-cell office:value-type="string" table:style-name="ce25">
            <text:p><text:span text:style-name="T5">放</text:span><text:s/><text:span text:style-name="T5">款</text:span></text:p>
          </table:table-cell>
          <table:table-cell office:value-type="string" table:style-name="ce25">
            <text:p><text:span text:style-name="T5">存</text:span><text:s/><text:span text:style-name="T5">款</text:span></text:p>
          </table:table-cell>
          <table:table-cell office:value-type="string" table:style-name="ce25">
            <text:p><text:span text:style-name="T5">放</text:span><text:s/><text:span text:style-name="T5">款</text:span></text:p>
          </table:table-cell>
          <table:table-cell office:value-type="string" table:style-name="ce25">
            <text:p><text:span text:style-name="T5">存</text:span><text:s/><text:span text:style-name="T5">款</text:span></text:p>
          </table:table-cell>
          <table:table-cell office:value-type="string" table:style-name="ce25">
            <text:p><text:span text:style-name="T5">放</text:span><text:s/><text:span text:style-name="T5">款</text:span></text:p>
          </table:table-cell>
          <table:table-cell table:number-columns-repeated="16372"/>
        </table:table-row>
        <table:table-row table:style-name="ro3" table:visibility="collapse">
          <table:table-cell office:value-type="string" table:number-columns-spanned="2" table:number-rows-spanned="1" table:style-name="ce35">
            <office:annotation draw:style-name="a0" svg:x="1.09375in" svg:y="1.15625in" svg:width="2.14583333333333in" svg:height="0.354166666666667in">
              <dc:creator>胡淵欽</dc:creator>
              <text:p><text:span text:style-name="T10">80</text:span><text:span text:style-name="T9">年以前無年資料</text:span></text:p>
            </office:annotation>
            <text:p>81<text:span text:style-name="T5">年</text:span></text:p>
          </table:table-cell>
          <table:covered-table-cell/>
          <table:table-cell office:value-type="float" office:value="6.42" table:style-name="ce17">
            <text:p>6.42<text:s/></text:p>
          </table:table-cell>
          <table:table-cell office:value-type="float" office:value="9.17" table:style-name="ce17">
            <text:p>9.17<text:s/></text:p>
          </table:table-cell>
          <table:table-cell office:value-type="float" office:value="5.67" table:style-name="ce17">
            <text:p>5.67<text:s/></text:p>
          </table:table-cell>
          <table:table-cell office:value-type="float" office:value="9.64" table:style-name="ce17">
            <text:p>9.64<text:s/></text:p>
          </table:table-cell>
          <table:table-cell office:value-type="float" office:value="6.64" table:style-name="ce17">
            <text:p>6.64<text:s/></text:p>
          </table:table-cell>
          <table:table-cell office:value-type="float" office:value="10.32" table:style-name="ce17">
            <text:p>10.32<text:s/></text:p>
          </table:table-cell>
          <table:table-cell office:value-type="float" office:value="6.06" table:style-name="ce17">
            <text:p>6.06<text:s/></text:p>
          </table:table-cell>
          <table:table-cell office:value-type="float" office:value="10.14" table:style-name="ce17">
            <text:p>10.14<text:s/></text:p>
          </table:table-cell>
          <table:table-cell office:value-type="float" office:value="8.91" table:style-name="ce17">
            <text:p>8.91<text:s/></text:p>
          </table:table-cell>
          <table:table-cell office:value-type="float" office:value="11.33" table:style-name="ce17">
            <text:p>11.33<text:s/></text:p>
          </table:table-cell>
          <table:table-cell table:number-columns-repeated="16372"/>
        </table:table-row>
        <table:table-row table:style-name="ro3" table:visibility="collapse">
          <table:table-cell office:value-type="string" table:number-columns-spanned="2" table:number-rows-spanned="1" table:style-name="ce35">
            <text:p>82<text:span text:style-name="T8">年</text:span></text:p>
          </table:table-cell>
          <table:covered-table-cell/>
          <table:table-cell office:value-type="float" office:value="6.29" table:style-name="ce17">
            <text:p>6.29<text:s/></text:p>
          </table:table-cell>
          <table:table-cell office:value-type="float" office:value="9.26" table:style-name="ce17">
            <text:p>9.26<text:s/></text:p>
          </table:table-cell>
          <table:table-cell office:value-type="float" office:value="5.76" table:style-name="ce17">
            <text:p>5.76<text:s/></text:p>
          </table:table-cell>
          <table:table-cell office:value-type="float" office:value="9.6300000000000008" table:style-name="ce17">
            <text:p>9.63<text:s/></text:p>
          </table:table-cell>
          <table:table-cell office:value-type="float" office:value="6.78" table:style-name="ce17">
            <text:p>6.78<text:s/></text:p>
          </table:table-cell>
          <table:table-cell office:value-type="float" office:value="10.29" table:style-name="ce17">
            <text:p>10.29<text:s/></text:p>
          </table:table-cell>
          <table:table-cell office:value-type="float" office:value="6.15" table:style-name="ce17">
            <text:p>6.15<text:s/></text:p>
          </table:table-cell>
          <table:table-cell office:value-type="float" office:value="10.15" table:style-name="ce17">
            <text:p>10.15<text:s/></text:p>
          </table:table-cell>
          <table:table-cell office:value-type="float" office:value="8.1999999999999993" table:style-name="ce17">
            <text:p>8.20<text:s/></text:p>
          </table:table-cell>
          <table:table-cell office:value-type="float" office:value="11.16" table:style-name="ce17">
            <text:p>11.16<text:s/></text:p>
          </table:table-cell>
          <table:table-cell table:number-columns-repeated="16372"/>
        </table:table-row>
        <table:table-row table:style-name="ro3" table:visibility="collapse">
          <table:table-cell office:value-type="string" table:number-columns-spanned="2" table:number-rows-spanned="1" table:style-name="ce35">
            <text:p>83<text:span text:style-name="T8">年</text:span></text:p>
          </table:table-cell>
          <table:covered-table-cell/>
          <table:table-cell office:value-type="float" office:value="6.04" table:style-name="ce17">
            <text:p>6.04<text:s/></text:p>
          </table:table-cell>
          <table:table-cell office:value-type="float" office:value="8.98" table:style-name="ce17">
            <text:p>8.98<text:s/></text:p>
          </table:table-cell>
          <table:table-cell office:value-type="float" office:value="5.32" table:style-name="ce17">
            <text:p>5.32<text:s/></text:p>
          </table:table-cell>
          <table:table-cell office:value-type="float" office:value="9.65" table:style-name="ce17">
            <text:p>9.65<text:s/></text:p>
          </table:table-cell>
          <table:table-cell office:value-type="float" office:value="6.49" table:style-name="ce17">
            <text:p>6.49<text:s/></text:p>
          </table:table-cell>
          <table:table-cell office:value-type="float" office:value="10.07" table:style-name="ce17">
            <text:p>10.07<text:s/></text:p>
          </table:table-cell>
          <table:table-cell office:value-type="float" office:value="5.91" table:style-name="ce17">
            <text:p>5.91<text:s/></text:p>
          </table:table-cell>
          <table:table-cell office:value-type="float" office:value="9.93" table:style-name="ce17">
            <text:p>9.93<text:s/></text:p>
          </table:table-cell>
          <table:table-cell office:value-type="float" office:value="7.84" table:style-name="ce17">
            <text:p>7.84<text:s/></text:p>
          </table:table-cell>
          <table:table-cell office:value-type="float" office:value="10.64" table:style-name="ce17">
            <text:p>10.64<text:s/></text:p>
          </table:table-cell>
          <table:table-cell table:number-columns-repeated="16372"/>
        </table:table-row>
        <table:table-row table:style-name="ro3" table:visibility="collapse">
          <table:table-cell office:value-type="string" table:number-columns-spanned="2" table:number-rows-spanned="1" table:style-name="ce35">
            <text:p>84<text:span text:style-name="T8">年</text:span></text:p>
          </table:table-cell>
          <table:covered-table-cell/>
          <table:table-cell office:value-type="float" office:value="6.06" table:style-name="ce17">
            <text:p>6.06<text:s/></text:p>
          </table:table-cell>
          <table:table-cell office:value-type="float" office:value="8.8800000000000008" table:style-name="ce17">
            <text:p>8.88<text:s/></text:p>
          </table:table-cell>
          <table:table-cell office:value-type="float" office:value="5.28" table:style-name="ce17">
            <text:p>5.28<text:s/></text:p>
          </table:table-cell>
          <table:table-cell office:value-type="float" office:value="9.61" table:style-name="ce17">
            <text:p>9.61<text:s/></text:p>
          </table:table-cell>
          <table:table-cell office:value-type="float" office:value="6.49" table:style-name="ce17">
            <text:p>6.49<text:s/></text:p>
          </table:table-cell>
          <table:table-cell office:value-type="float" office:value="9.8699999999999992" table:style-name="ce17">
            <text:p>9.87<text:s/></text:p>
          </table:table-cell>
          <table:table-cell office:value-type="float" office:value="5.94" table:style-name="ce17">
            <text:p>5.94<text:s/></text:p>
          </table:table-cell>
          <table:table-cell office:value-type="float" office:value="9.74" table:style-name="ce17">
            <text:p>9.74<text:s/></text:p>
          </table:table-cell>
          <table:table-cell office:value-type="float" office:value="7.59" table:style-name="ce17">
            <text:p>7.59<text:s/></text:p>
          </table:table-cell>
          <table:table-cell office:value-type="float" office:value="10.15" table:style-name="ce17">
            <text:p>10.15<text:s/></text:p>
          </table:table-cell>
          <table:table-cell table:number-columns-repeated="16372"/>
        </table:table-row>
        <table:table-row table:style-name="ro3" table:visibility="collapse">
          <table:table-cell office:value-type="string" table:number-columns-spanned="2" table:number-rows-spanned="1" table:style-name="ce35">
            <text:p>85<text:span text:style-name="T8">年</text:span></text:p>
          </table:table-cell>
          <table:covered-table-cell/>
          <table:table-cell office:value-type="float" office:value="5.79" table:style-name="ce17">
            <text:p>5.79<text:s/></text:p>
          </table:table-cell>
          <table:table-cell office:value-type="float" office:value="8.5500000000000007" table:style-name="ce17">
            <text:p>8.55<text:s/></text:p>
          </table:table-cell>
          <table:table-cell office:value-type="float" office:value="5.04" table:style-name="ce17">
            <text:p>5.04<text:s/></text:p>
          </table:table-cell>
          <table:table-cell office:value-type="float" office:value="9.39" table:style-name="ce17">
            <text:p>9.39<text:s/></text:p>
          </table:table-cell>
          <table:table-cell office:value-type="float" office:value="6.2" table:style-name="ce17">
            <text:p>6.20<text:s/></text:p>
          </table:table-cell>
          <table:table-cell office:value-type="float" office:value="9.6199999999999992" table:style-name="ce17">
            <text:p>9.62<text:s/></text:p>
          </table:table-cell>
          <table:table-cell office:value-type="float" office:value="5.73" table:style-name="ce17">
            <text:p>5.73<text:s/></text:p>
          </table:table-cell>
          <table:table-cell office:value-type="float" office:value="9.56" table:style-name="ce17">
            <text:p>9.56<text:s/></text:p>
          </table:table-cell>
          <table:table-cell office:value-type="float" office:value="7.13" table:style-name="ce17">
            <text:p>7.13<text:s/></text:p>
          </table:table-cell>
          <table:table-cell office:value-type="float" office:value="9.73" table:style-name="ce17">
            <text:p>9.73<text:s/></text:p>
          </table:table-cell>
          <table:table-cell table:number-columns-repeated="16372"/>
        </table:table-row>
        <table:table-row table:style-name="ro3" table:visibility="collapse">
          <table:table-cell office:value-type="string" table:number-columns-spanned="2" table:number-rows-spanned="1" table:style-name="ce35">
            <text:p>86<text:span text:style-name="T8">年</text:span></text:p>
          </table:table-cell>
          <table:covered-table-cell/>
          <table:table-cell office:value-type="float" office:value="5.36" table:style-name="ce17">
            <text:p>5.36<text:s/></text:p>
          </table:table-cell>
          <table:table-cell office:value-type="float" office:value="8.25" table:style-name="ce17">
            <text:p>8.25<text:s/></text:p>
          </table:table-cell>
          <table:table-cell office:value-type="float" office:value="4.87" table:style-name="ce17">
            <text:p>4.87<text:s/></text:p>
          </table:table-cell>
          <table:table-cell office:value-type="float" office:value="9.69" table:style-name="ce17">
            <text:p>9.69<text:s/></text:p>
          </table:table-cell>
          <table:table-cell office:value-type="float" office:value="5.61" table:style-name="ce17">
            <text:p>5.61<text:s/></text:p>
          </table:table-cell>
          <table:table-cell office:value-type="float" office:value="9.16" table:style-name="ce17">
            <text:p>9.16<text:s/></text:p>
          </table:table-cell>
          <table:table-cell office:value-type="float" office:value="5.23" table:style-name="ce17">
            <text:p>5.23<text:s/></text:p>
          </table:table-cell>
          <table:table-cell office:value-type="float" office:value="9.23" table:style-name="ce17">
            <text:p>9.23<text:s/></text:p>
          </table:table-cell>
          <table:table-cell office:value-type="float" office:value="6.58" table:style-name="ce17">
            <text:p>6.58<text:s/></text:p>
          </table:table-cell>
          <table:table-cell office:value-type="float" office:value="9.08" table:style-name="ce17">
            <text:p>9.08<text:s/></text:p>
          </table:table-cell>
          <table:table-cell table:number-columns-repeated="16372"/>
        </table:table-row>
        <table:table-row table:style-name="ro3" table:visibility="collapse">
          <table:table-cell office:value-type="string" table:number-columns-spanned="2" table:number-rows-spanned="1" table:style-name="ce35">
            <text:p>87<text:span text:style-name="T8">年</text:span></text:p>
          </table:table-cell>
          <table:covered-table-cell/>
          <table:table-cell office:value-type="float" office:value="5.72" table:style-name="ce17">
            <text:p>5.72<text:s/></text:p>
          </table:table-cell>
          <table:table-cell office:value-type="float" office:value="8.48" table:style-name="ce17">
            <text:p>8.48<text:s/></text:p>
          </table:table-cell>
          <table:table-cell office:value-type="float" office:value="5.51" table:style-name="ce17">
            <text:p>5.51<text:s/></text:p>
          </table:table-cell>
          <table:table-cell office:value-type="float" office:value="10.37" table:style-name="ce17">
            <text:p>10.37<text:s/></text:p>
          </table:table-cell>
          <table:table-cell office:value-type="float" office:value="5.8" table:style-name="ce17">
            <text:p>5.80<text:s/></text:p>
          </table:table-cell>
          <table:table-cell office:value-type="float" office:value="9.0299999999999994" table:style-name="ce17">
            <text:p>9.03<text:s/></text:p>
          </table:table-cell>
          <table:table-cell office:value-type="float" office:value="5.42" table:style-name="ce17">
            <text:p>5.42<text:s/></text:p>
          </table:table-cell>
          <table:table-cell office:value-type="float" office:value="9.2200000000000006" table:style-name="ce17">
            <text:p>9.22<text:s/></text:p>
          </table:table-cell>
          <table:table-cell office:value-type="float" office:value="6.96" table:style-name="ce17">
            <text:p>6.96<text:s/></text:p>
          </table:table-cell>
          <table:table-cell office:value-type="float" office:value="8.8699999999999992" table:style-name="ce17">
            <text:p>8.87<text:s/></text:p>
          </table:table-cell>
          <table:table-cell table:number-columns-repeated="16372"/>
        </table:table-row>
        <table:table-row table:style-name="ro3" table:visibility="collapse">
          <table:table-cell office:value-type="string" table:number-columns-spanned="2" table:number-rows-spanned="1" table:style-name="ce35">
            <text:p>88<text:span text:style-name="T8">年</text:span></text:p>
          </table:table-cell>
          <table:covered-table-cell/>
          <table:table-cell office:value-type="float" office:value="5" table:style-name="ce17">
            <text:p>5.00<text:s/></text:p>
          </table:table-cell>
          <table:table-cell office:value-type="float" office:value="8.0299999999999994" table:style-name="ce17">
            <text:p>8.03<text:s/></text:p>
          </table:table-cell>
          <table:table-cell office:value-type="float" office:value="4.5" table:style-name="ce17">
            <text:p>4.50<text:s/></text:p>
          </table:table-cell>
          <table:table-cell office:value-type="float" office:value="10.14" table:style-name="ce17">
            <text:p>10.14<text:s/></text:p>
          </table:table-cell>
          <table:table-cell office:value-type="float" office:value="5.0599999999999996" table:style-name="ce17">
            <text:p>5.06<text:s/></text:p>
          </table:table-cell>
          <table:table-cell office:value-type="float" office:value="8.64" table:style-name="ce17">
            <text:p>8.64<text:s/></text:p>
          </table:table-cell>
          <table:table-cell office:value-type="float" office:value="4.6100000000000003" table:style-name="ce17">
            <text:p>4.61<text:s/></text:p>
          </table:table-cell>
          <table:table-cell office:value-type="float" office:value="8.7200000000000006" table:style-name="ce17">
            <text:p>8.72<text:s/></text:p>
          </table:table-cell>
          <table:table-cell office:value-type="float" office:value="6.15" table:style-name="ce17">
            <text:p>6.15<text:s/></text:p>
          </table:table-cell>
          <table:table-cell office:value-type="float" office:value="8.5299999999999994" table:style-name="ce17">
            <text:p>8.53<text:s/></text:p>
          </table:table-cell>
          <table:table-cell table:number-columns-repeated="16372"/>
        </table:table-row>
        <table:table-row table:style-name="ro3" table:visibility="collapse">
          <table:table-cell office:value-type="string" table:number-columns-spanned="2" table:number-rows-spanned="1" table:style-name="ce35">
            <text:p>89<text:span text:style-name="T8">年</text:span></text:p>
          </table:table-cell>
          <table:covered-table-cell/>
          <table:table-cell office:value-type="float" office:value="4.62" table:style-name="ce17">
            <text:p>4.62<text:s/></text:p>
          </table:table-cell>
          <table:table-cell office:value-type="float" office:value="7.61" table:style-name="ce17">
            <text:p>7.61<text:s/></text:p>
          </table:table-cell>
          <table:table-cell office:value-type="float" office:value="3.92" table:style-name="ce17">
            <text:p>3.92<text:s/></text:p>
          </table:table-cell>
          <table:table-cell office:value-type="float" office:value="9.6300000000000008" table:style-name="ce17">
            <text:p>9.63<text:s/></text:p>
          </table:table-cell>
          <table:table-cell office:value-type="float" office:value="4.6900000000000004" table:style-name="ce17">
            <text:p>4.69<text:s/></text:p>
          </table:table-cell>
          <table:table-cell office:value-type="float" office:value="8.24" table:style-name="ce17">
            <text:p>8.24<text:s/></text:p>
          </table:table-cell>
          <table:table-cell office:value-type="float" office:value="4.45" table:style-name="ce17">
            <text:p>4.45<text:s/></text:p>
          </table:table-cell>
          <table:table-cell office:value-type="float" office:value="8.39" table:style-name="ce17">
            <text:p>8.39<text:s/></text:p>
          </table:table-cell>
          <table:table-cell office:value-type="float" office:value="5.56" table:style-name="ce17">
            <text:p>5.56<text:s/></text:p>
          </table:table-cell>
          <table:table-cell office:value-type="float" office:value="8.26" table:style-name="ce17">
            <text:p>8.26<text:s/></text:p>
          </table:table-cell>
          <table:table-cell table:number-columns-repeated="16372"/>
        </table:table-row>
        <table:table-row table:style-name="ro3" table:visibility="collapse">
          <table:table-cell office:value-type="string" table:number-columns-spanned="2" table:number-rows-spanned="1" table:style-name="ce35">
            <text:p>90<text:span text:style-name="T8">年</text:span></text:p>
          </table:table-cell>
          <table:covered-table-cell/>
          <table:table-cell office:value-type="float" office:value="4.09" table:style-name="ce17">
            <text:p>4.09<text:s/></text:p>
          </table:table-cell>
          <table:table-cell office:value-type="float" office:value="6.99" table:style-name="ce17">
            <text:p>6.99<text:s/></text:p>
          </table:table-cell>
          <table:table-cell office:value-type="float" office:value="3.34" table:style-name="ce17">
            <text:p>3.34<text:s/></text:p>
          </table:table-cell>
          <table:table-cell office:value-type="float" office:value="9.14" table:style-name="ce17">
            <text:p>9.14<text:s/></text:p>
          </table:table-cell>
          <table:table-cell office:value-type="float" office:value="4.09" table:style-name="ce17">
            <text:p>4.09<text:s/></text:p>
          </table:table-cell>
          <table:table-cell office:value-type="float" office:value="7.7" table:style-name="ce17">
            <text:p>7.70<text:s/></text:p>
          </table:table-cell>
          <table:table-cell office:value-type="float" office:value="3.71" table:style-name="ce17">
            <text:p>3.71<text:s/></text:p>
          </table:table-cell>
          <table:table-cell office:value-type="float" office:value="7.84" table:style-name="ce17">
            <text:p>7.84<text:s/></text:p>
          </table:table-cell>
          <table:table-cell office:value-type="float" office:value="5.35" table:style-name="ce17">
            <text:p>5.35<text:s/></text:p>
          </table:table-cell>
          <table:table-cell office:value-type="float" office:value="7.3" table:style-name="ce17">
            <text:p>7.30<text:s/></text:p>
          </table:table-cell>
          <table:table-cell table:number-columns-repeated="16372"/>
        </table:table-row>
        <table:table-row table:style-name="ro3" table:visibility="collapse">
          <table:table-cell office:value-type="string" table:number-columns-spanned="2" table:number-rows-spanned="1" table:style-name="ce35">
            <text:p>91<text:span text:style-name="T8">年</text:span></text:p>
          </table:table-cell>
          <table:covered-table-cell/>
          <table:table-cell office:value-type="float" office:value="2.38" table:style-name="ce17">
            <text:p>2.38<text:s/></text:p>
          </table:table-cell>
          <table:table-cell office:value-type="float" office:value="5.53" table:style-name="ce17">
            <text:p>5.53<text:s/></text:p>
          </table:table-cell>
          <table:table-cell office:value-type="float" office:value="1.71" table:style-name="ce17">
            <text:p>1.71<text:s/></text:p>
          </table:table-cell>
          <table:table-cell office:value-type="float" office:value="7.27" table:style-name="ce17">
            <text:p>7.27<text:s/></text:p>
          </table:table-cell>
          <table:table-cell office:value-type="float" office:value="2.37" table:style-name="ce17">
            <text:p>2.37<text:s/></text:p>
          </table:table-cell>
          <table:table-cell office:value-type="float" office:value="6.39" table:style-name="ce17">
            <text:p>6.39<text:s/></text:p>
          </table:table-cell>
          <table:table-cell office:value-type="float" office:value="2.11" table:style-name="ce17">
            <text:p>2.11<text:s/></text:p>
          </table:table-cell>
          <table:table-cell office:value-type="float" office:value="6.74" table:style-name="ce17">
            <text:p>6.74<text:s/></text:p>
          </table:table-cell>
          <table:table-cell office:value-type="float" office:value="3.55" table:style-name="ce17">
            <text:p>3.55<text:s/></text:p>
          </table:table-cell>
          <table:table-cell office:value-type="float" office:value="6.55" table:style-name="ce17">
            <text:p>6.55<text:s/>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35">
            <text:p>92<text:span text:style-name="T8">年</text:span></text:p>
          </table:table-cell>
          <table:covered-table-cell/>
          <table:table-cell office:value-type="float" office:value="1.47" table:style-name="ce17">
            <text:p>1.47<text:s/></text:p>
          </table:table-cell>
          <table:table-cell office:value-type="float" office:value="4.0999999999999996" table:style-name="ce17">
            <text:p>4.10<text:s/></text:p>
          </table:table-cell>
          <table:table-cell office:value-type="float" office:value="0.89" table:style-name="ce17">
            <text:p>0.89<text:s/></text:p>
          </table:table-cell>
          <table:table-cell office:value-type="float" office:value="5.7" table:style-name="ce17">
            <text:p>5.70<text:s/></text:p>
          </table:table-cell>
          <table:table-cell office:value-type="float" office:value="1.41" table:style-name="ce17">
            <text:p>1.41<text:s/></text:p>
          </table:table-cell>
          <table:table-cell office:value-type="float" office:value="4.6399999999999997" table:style-name="ce17">
            <text:p>4.64<text:s/></text:p>
          </table:table-cell>
          <table:table-cell office:value-type="float" office:value="1.23" table:style-name="ce17">
            <text:p>1.23<text:s/></text:p>
          </table:table-cell>
          <table:table-cell office:value-type="float" office:value="5.16" table:style-name="ce17">
            <text:p>5.16<text:s/></text:p>
          </table:table-cell>
          <table:table-cell office:value-type="float" office:value="2.4900000000000002" table:style-name="ce17">
            <text:p>2.49<text:s/></text:p>
          </table:table-cell>
          <table:table-cell office:value-type="float" office:value="5.01" table:style-name="ce17">
            <text:p>5.01<text:s/>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35">
            <text:p>93<text:span text:style-name="T8">年</text:span></text:p>
          </table:table-cell>
          <table:covered-table-cell/>
          <table:table-cell office:value-type="float" office:value="1.1000000000000001" table:style-name="ce17">
            <text:p>1.10<text:s/></text:p>
          </table:table-cell>
          <table:table-cell office:value-type="float" office:value="3.66" table:style-name="ce17">
            <text:p>3.66<text:s/></text:p>
          </table:table-cell>
          <table:table-cell office:value-type="float" office:value="0.56000000000000005" table:style-name="ce17">
            <text:p>0.56<text:s/></text:p>
          </table:table-cell>
          <table:table-cell office:value-type="float" office:value="4.3600000000000003" table:style-name="ce17">
            <text:p>4.36<text:s/></text:p>
          </table:table-cell>
          <table:table-cell office:value-type="float" office:value="1.1200000000000001" table:style-name="ce17">
            <text:p>1.12<text:s/></text:p>
          </table:table-cell>
          <table:table-cell office:value-type="float" office:value="3.59" table:style-name="ce17">
            <text:p>3.59<text:s/></text:p>
          </table:table-cell>
          <table:table-cell office:value-type="float" office:value="1.06" table:style-name="ce17">
            <text:p>1.06<text:s/></text:p>
          </table:table-cell>
          <table:table-cell office:value-type="float" office:value="4.01" table:style-name="ce17">
            <text:p>4.01<text:s/></text:p>
          </table:table-cell>
          <table:table-cell office:value-type="float" office:value="1.99" table:style-name="ce17">
            <text:p>1.99<text:s/></text:p>
          </table:table-cell>
          <table:table-cell office:value-type="float" office:value="3.96" table:style-name="ce17">
            <text:p>3.96<text:s/>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35">
            <text:p>94<text:span text:style-name="T8">年</text:span></text:p>
          </table:table-cell>
          <table:covered-table-cell/>
          <table:table-cell office:value-type="float" office:value="1.22" table:style-name="ce17">
            <text:p>1.22<text:s/></text:p>
          </table:table-cell>
          <table:table-cell office:value-type="float" office:value="3.65" table:style-name="ce17">
            <text:p>3.65<text:s/></text:p>
          </table:table-cell>
          <table:table-cell office:value-type="float" office:value="0.69" table:style-name="ce17">
            <text:p>0.69<text:s/></text:p>
          </table:table-cell>
          <table:table-cell office:value-type="float" office:value="2.88" table:style-name="ce17">
            <text:p>2.88<text:s/></text:p>
          </table:table-cell>
          <table:table-cell office:value-type="float" office:value="1.19" table:style-name="ce17">
            <text:p>1.19<text:s/></text:p>
          </table:table-cell>
          <table:table-cell office:value-type="float" office:value="3.35" table:style-name="ce17">
            <text:p>3.35<text:s/></text:p>
          </table:table-cell>
          <table:table-cell office:value-type="float" office:value="1.1399999999999999" table:style-name="ce17">
            <text:p>1.14<text:s/></text:p>
          </table:table-cell>
          <table:table-cell office:value-type="float" office:value="3.51" table:style-name="ce17">
            <text:p>3.51<text:s/></text:p>
          </table:table-cell>
          <table:table-cell office:value-type="float" office:value="1.99" table:style-name="ce17">
            <text:p>1.99<text:s/></text:p>
          </table:table-cell>
          <table:table-cell office:value-type="float" office:value="3.69" table:style-name="ce17">
            <text:p>3.69<text:s/>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35">
            <text:p>95<text:span text:style-name="T8">年</text:span></text:p>
          </table:table-cell>
          <table:covered-table-cell/>
          <table:table-cell office:value-type="float" office:value="1.4" table:style-name="ce17">
            <text:p>1.40<text:s/></text:p>
          </table:table-cell>
          <table:table-cell office:value-type="float" office:value="3.47" table:style-name="ce17">
            <text:p>3.47<text:s/></text:p>
          </table:table-cell>
          <table:table-cell office:value-type="float" office:value="0.85" table:style-name="ce17">
            <text:p>0.85<text:s/></text:p>
          </table:table-cell>
          <table:table-cell office:value-type="float" office:value="2.88" table:style-name="ce17">
            <text:p>2.88<text:s/></text:p>
          </table:table-cell>
          <table:table-cell office:value-type="float" office:value="1.37" table:style-name="ce17">
            <text:p>1.37<text:s/></text:p>
          </table:table-cell>
          <table:table-cell office:value-type="float" office:value="3.35" table:style-name="ce17">
            <text:p>3.35<text:s/></text:p>
          </table:table-cell>
          <table:table-cell office:value-type="float" office:value="1.3" table:style-name="ce17">
            <text:p>1.30<text:s/></text:p>
          </table:table-cell>
          <table:table-cell office:value-type="float" office:value="3.29" table:style-name="ce17">
            <text:p>3.29<text:s/></text:p>
          </table:table-cell>
          <table:table-cell office:value-type="float" office:value="2.2000000000000002" table:style-name="ce17">
            <text:p>2.20<text:s/></text:p>
          </table:table-cell>
          <table:table-cell office:value-type="float" office:value="3.5" table:style-name="ce17">
            <text:p>3.50<text:s/>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35">
            <text:p>96<text:span text:style-name="T8">年</text:span></text:p>
          </table:table-cell>
          <table:covered-table-cell/>
          <table:table-cell office:value-type="float" office:value="1.53" table:style-name="ce17">
            <text:p>1.53<text:s/></text:p>
          </table:table-cell>
          <table:table-cell office:value-type="float" office:value="3.35" table:style-name="ce17">
            <text:p>3.35<text:s/></text:p>
          </table:table-cell>
          <table:table-cell office:value-type="float" office:value="0.94" table:style-name="ce17">
            <text:p>0.94<text:s/></text:p>
          </table:table-cell>
          <table:table-cell office:value-type="float" office:value="2.98" table:style-name="ce17">
            <text:p>2.98<text:s/></text:p>
          </table:table-cell>
          <table:table-cell office:value-type="float" office:value="1.53" table:style-name="ce17">
            <text:p>1.53<text:s/></text:p>
          </table:table-cell>
          <table:table-cell office:value-type="float" office:value="3.39" table:style-name="ce17">
            <text:p>3.39<text:s/></text:p>
          </table:table-cell>
          <table:table-cell office:value-type="float" office:value="1.38" table:style-name="ce17">
            <text:p>1.38<text:s/></text:p>
          </table:table-cell>
          <table:table-cell office:value-type="float" office:value="3.3" table:style-name="ce17">
            <text:p>3.30<text:s/></text:p>
          </table:table-cell>
          <table:table-cell office:value-type="float" office:value="2.27" table:style-name="ce17">
            <text:p>2.27<text:s/></text:p>
          </table:table-cell>
          <table:table-cell office:value-type="float" office:value="3.7" table:style-name="ce17">
            <text:p>3.70<text:s/>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35">
            <text:p>97<text:span text:style-name="T8">年</text:span></text:p>
          </table:table-cell>
          <table:covered-table-cell/>
          <table:table-cell office:value-type="float" office:value="1.71" table:style-name="ce17">
            <text:p>1.71<text:s/></text:p>
          </table:table-cell>
          <table:table-cell office:value-type="float" office:value="3.46" table:style-name="ce17">
            <text:p>3.46<text:s/></text:p>
          </table:table-cell>
          <table:table-cell office:value-type="float" office:value="1.07" table:style-name="ce17">
            <text:p>1.07<text:s/></text:p>
          </table:table-cell>
          <table:table-cell office:value-type="float" office:value="3.21" table:style-name="ce17">
            <text:p>3.21<text:s/></text:p>
          </table:table-cell>
          <table:table-cell office:value-type="float" office:value="1.75" table:style-name="ce17">
            <text:p>1.75<text:s/></text:p>
          </table:table-cell>
          <table:table-cell office:value-type="float" office:value="3.58" table:style-name="ce17">
            <text:p>3.58<text:s/></text:p>
          </table:table-cell>
          <table:table-cell office:value-type="float" office:value="1.54" table:style-name="ce17">
            <text:p>1.54<text:s/></text:p>
          </table:table-cell>
          <table:table-cell office:value-type="float" office:value="3.42" table:style-name="ce17">
            <text:p>3.42<text:s/></text:p>
          </table:table-cell>
          <table:table-cell office:value-type="float" office:value="2.5299999999999998" table:style-name="ce17">
            <text:p>2.53<text:s/></text:p>
          </table:table-cell>
          <table:table-cell office:value-type="float" office:value="3.82" table:style-name="ce17">
            <text:p>3.82<text:s/>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35">
            <text:p>98<text:span text:style-name="T8">年</text:span></text:p>
          </table:table-cell>
          <table:covered-table-cell/>
          <table:table-cell office:value-type="float" office:value="0.85" table:style-name="ce17">
            <text:p>0.85<text:s/></text:p>
          </table:table-cell>
          <table:table-cell office:value-type="float" office:value="2.0699999999999998" table:style-name="ce17">
            <text:p>2.07<text:s/></text:p>
          </table:table-cell>
          <table:table-cell office:value-type="float" office:value="0.44" table:style-name="ce17">
            <text:p>0.44<text:s/></text:p>
          </table:table-cell>
          <table:table-cell office:value-type="float" office:value="2.0099999999999998" table:style-name="ce17">
            <text:p>2.01<text:s/></text:p>
          </table:table-cell>
          <table:table-cell office:value-type="float" office:value="0.88" table:style-name="ce17">
            <text:p>0.88<text:s/></text:p>
          </table:table-cell>
          <table:table-cell office:value-type="float" office:value="2.38" table:style-name="ce17">
            <text:p>2.38<text:s/></text:p>
          </table:table-cell>
          <table:table-cell office:value-type="float" office:value="0.71" table:style-name="ce17">
            <text:p>0.71<text:s/></text:p>
          </table:table-cell>
          <table:table-cell office:value-type="float" office:value="2.27" table:style-name="ce17">
            <text:p>2.27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35">
            <text:p>99<text:span text:style-name="T8">年</text:span></text:p>
          </table:table-cell>
          <table:covered-table-cell/>
          <table:table-cell office:value-type="float" office:value="0.61" table:style-name="ce17">
            <text:p>0.61<text:s/></text:p>
          </table:table-cell>
          <table:table-cell office:value-type="float" office:value="1.97" table:style-name="ce17">
            <text:p>1.97<text:s/></text:p>
          </table:table-cell>
          <table:table-cell office:value-type="float" office:value="0.34" table:style-name="ce17">
            <text:p>0.34<text:s/></text:p>
          </table:table-cell>
          <table:table-cell office:value-type="float" office:value="1.42" table:style-name="ce17">
            <text:p>1.42<text:s/></text:p>
          </table:table-cell>
          <table:table-cell office:value-type="float" office:value="0.64" table:style-name="ce17">
            <text:p>0.64<text:s/></text:p>
          </table:table-cell>
          <table:table-cell office:value-type="float" office:value="2.3199999999999998" table:style-name="ce17">
            <text:p>2.32<text:s/></text:p>
          </table:table-cell>
          <table:table-cell office:value-type="float" office:value="0.56000000000000005" table:style-name="ce17">
            <text:p>0.56<text:s/></text:p>
          </table:table-cell>
          <table:table-cell office:value-type="float" office:value="2.13" table:style-name="ce17">
            <text:p>2.13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35">
            <text:p>100<text:span text:style-name="T8">年</text:span></text:p>
          </table:table-cell>
          <table:covered-table-cell/>
          <table:table-cell office:value-type="float" office:value="0.75" table:style-name="ce17">
            <text:p>0.75<text:s/></text:p>
          </table:table-cell>
          <table:table-cell office:value-type="float" office:value="2.16" table:style-name="ce17">
            <text:p>2.16<text:s/></text:p>
          </table:table-cell>
          <table:table-cell office:value-type="float" office:value="0.5" table:style-name="ce17">
            <text:p>0.50<text:s/></text:p>
          </table:table-cell>
          <table:table-cell office:value-type="float" office:value="1.47" table:style-name="ce17">
            <text:p>1.47<text:s/></text:p>
          </table:table-cell>
          <table:table-cell office:value-type="float" office:value="0.76" table:style-name="ce17">
            <text:p>0.76<text:s/></text:p>
          </table:table-cell>
          <table:table-cell office:value-type="float" office:value="2.52" table:style-name="ce17">
            <text:p>2.52<text:s/></text:p>
          </table:table-cell>
          <table:table-cell office:value-type="float" office:value="0.64" table:style-name="ce17">
            <text:p>0.64<text:s/></text:p>
          </table:table-cell>
          <table:table-cell office:value-type="float" office:value="2.38" table:style-name="ce17">
            <text:p>2.38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35">
            <text:p>101年</text:p>
          </table:table-cell>
          <table:covered-table-cell/>
          <table:table-cell office:value-type="float" office:value="0.82" table:style-name="ce17">
            <text:p>0.82<text:s/></text:p>
          </table:table-cell>
          <table:table-cell office:value-type="float" office:value="2.2400000000000002" table:style-name="ce17">
            <text:p>2.24<text:s/></text:p>
          </table:table-cell>
          <table:table-cell office:value-type="float" office:value="0.46" table:style-name="ce17">
            <text:p>0.46<text:s/></text:p>
          </table:table-cell>
          <table:table-cell office:value-type="float" office:value="1.31" table:style-name="ce17">
            <text:p>1.31<text:s/></text:p>
          </table:table-cell>
          <table:table-cell office:value-type="float" office:value="0.82" table:style-name="ce17">
            <text:p>0.82<text:s/></text:p>
          </table:table-cell>
          <table:table-cell office:value-type="float" office:value="2.5299999999999998" table:style-name="ce17">
            <text:p>2.53<text:s/></text:p>
          </table:table-cell>
          <table:table-cell office:value-type="float" office:value="0.68" table:style-name="ce17">
            <text:p>0.68<text:s/></text:p>
          </table:table-cell>
          <table:table-cell office:value-type="float" office:value="2.42" table:style-name="ce17">
            <text:p>2.42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35">
            <text:p>102年</text:p>
          </table:table-cell>
          <table:covered-table-cell/>
          <table:table-cell office:value-type="float" office:value="0.8" table:style-name="ce17">
            <text:p>0.80<text:s/></text:p>
          </table:table-cell>
          <table:table-cell office:value-type="float" office:value="2.23" table:style-name="ce17">
            <text:p>2.23<text:s/></text:p>
          </table:table-cell>
          <table:table-cell office:value-type="float" office:value="0.44" table:style-name="ce17">
            <text:p>0.44<text:s/></text:p>
          </table:table-cell>
          <table:table-cell office:value-type="float" office:value="1.18" table:style-name="ce17">
            <text:p>1.18<text:s/></text:p>
          </table:table-cell>
          <table:table-cell office:value-type="float" office:value="0.82" table:style-name="ce17">
            <text:p>0.82<text:s/></text:p>
          </table:table-cell>
          <table:table-cell office:value-type="float" office:value="2.5" table:style-name="ce17">
            <text:p>2.50<text:s/></text:p>
          </table:table-cell>
          <table:table-cell office:value-type="float" office:value="0.68" table:style-name="ce17">
            <text:p>0.68<text:s/></text:p>
          </table:table-cell>
          <table:table-cell office:value-type="float" office:value="2.37" table:style-name="ce17">
            <text:p>2.37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35">
            <text:p>103<text:span text:style-name="T8">年</text:span></text:p>
          </table:table-cell>
          <table:covered-table-cell/>
          <table:table-cell office:value-type="float" office:value="0.78" table:style-name="ce17">
            <text:p>0.78<text:s/></text:p>
          </table:table-cell>
          <table:table-cell office:value-type="float" office:value="2.21" table:style-name="ce17">
            <text:p>2.21<text:s/></text:p>
          </table:table-cell>
          <table:table-cell office:value-type="float" office:value="0.39" table:style-name="ce17">
            <text:p>0.39<text:s/></text:p>
          </table:table-cell>
          <table:table-cell office:value-type="float" office:value="1.07" table:style-name="ce17">
            <text:p>1.07<text:s/></text:p>
          </table:table-cell>
          <table:table-cell office:value-type="float" office:value="0.81" table:style-name="ce17">
            <text:p>0.81<text:s/></text:p>
          </table:table-cell>
          <table:table-cell office:value-type="float" office:value="2.4900000000000002" table:style-name="ce17">
            <text:p>2.49<text:s/></text:p>
          </table:table-cell>
          <table:table-cell office:value-type="float" office:value="0.68" table:style-name="ce17">
            <text:p>0.68<text:s/></text:p>
          </table:table-cell>
          <table:table-cell office:value-type="float" office:value="2.38" table:style-name="ce17">
            <text:p>2.38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35">
            <text:p>104<text:span text:style-name="T8">年</text:span></text:p>
          </table:table-cell>
          <table:covered-table-cell/>
          <table:table-cell office:value-type="float" office:value="0.77" table:style-name="ce17">
            <text:p>0.77<text:s/></text:p>
          </table:table-cell>
          <table:table-cell office:value-type="float" office:value="2.2000000000000002" table:style-name="ce17">
            <text:p>2.20<text:s/></text:p>
          </table:table-cell>
          <table:table-cell office:value-type="float" office:value="0.47" table:style-name="ce17">
            <text:p>0.47<text:s/></text:p>
          </table:table-cell>
          <table:table-cell office:value-type="float" office:value="1.04" table:style-name="ce17">
            <text:p>1.04<text:s/></text:p>
          </table:table-cell>
          <table:table-cell office:value-type="float" office:value="0.81" table:style-name="ce17">
            <text:p>0.81<text:s/></text:p>
          </table:table-cell>
          <table:table-cell office:value-type="float" office:value="2.48" table:style-name="ce17">
            <text:p>2.48<text:s/></text:p>
          </table:table-cell>
          <table:table-cell office:value-type="float" office:value="0.68" table:style-name="ce17">
            <text:p>0.68<text:s/></text:p>
          </table:table-cell>
          <table:table-cell office:value-type="float" office:value="2.38" table:style-name="ce17">
            <text:p>2.38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35">
            <text:p>105<text:span text:style-name="T8">年</text:span></text:p>
          </table:table-cell>
          <table:covered-table-cell/>
          <table:table-cell office:value-type="float" office:value="0.63" table:style-name="ce17">
            <text:p>0.63<text:s/></text:p>
          </table:table-cell>
          <table:table-cell office:value-type="float" office:value="2.0099999999999998" table:style-name="ce17">
            <text:p>2.01<text:s/></text:p>
          </table:table-cell>
          <table:table-cell office:value-type="float" office:value="0.43" table:style-name="ce17">
            <text:p>0.43<text:s/></text:p>
          </table:table-cell>
          <table:table-cell office:value-type="float" office:value="0.9" table:style-name="ce17">
            <text:p>0.90<text:s/></text:p>
          </table:table-cell>
          <table:table-cell office:value-type="float" office:value="0.69" table:style-name="ce17">
            <text:p>0.69<text:s/></text:p>
          </table:table-cell>
          <table:table-cell office:value-type="float" office:value="2.2799999999999998" table:style-name="ce17">
            <text:p>2.28<text:s/></text:p>
          </table:table-cell>
          <table:table-cell office:value-type="float" office:value="0.57999999999999996" table:style-name="ce17">
            <text:p>0.58<text:s/></text:p>
          </table:table-cell>
          <table:table-cell office:value-type="float" office:value="2.1800000000000002" table:style-name="ce17">
            <text:p>2.18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35">
            <text:p>106<text:span text:style-name="T8">年</text:span></text:p>
          </table:table-cell>
          <table:covered-table-cell/>
          <table:table-cell office:value-type="float" office:value="0.56000000000000005" table:style-name="ce17">
            <text:p>0.56<text:s/></text:p>
          </table:table-cell>
          <table:table-cell office:value-type="float" office:value="1.92" table:style-name="ce17">
            <text:p>1.92<text:s/></text:p>
          </table:table-cell>
          <table:table-cell office:value-type="float" office:value="0.41" table:style-name="ce17">
            <text:p>0.41<text:s/></text:p>
          </table:table-cell>
          <table:table-cell office:value-type="float" office:value="0.85" table:style-name="ce17">
            <text:p>0.85<text:s/></text:p>
          </table:table-cell>
          <table:table-cell office:value-type="float" office:value="0.63" table:style-name="ce17">
            <text:p>0.63<text:s/></text:p>
          </table:table-cell>
          <table:table-cell office:value-type="float" office:value="2.2000000000000002" table:style-name="ce17">
            <text:p>2.20<text:s/></text:p>
          </table:table-cell>
          <table:table-cell office:value-type="float" office:value="0.53" table:style-name="ce17">
            <text:p>0.53<text:s/></text:p>
          </table:table-cell>
          <table:table-cell office:value-type="float" office:value="2.12" table:style-name="ce17">
            <text:p>2.12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35">
            <text:p>107<text:span text:style-name="T8">年</text:span></text:p>
          </table:table-cell>
          <table:covered-table-cell/>
          <table:table-cell office:value-type="float" office:value="0.56000000000000005" table:style-name="ce17">
            <text:p>0.56<text:s/></text:p>
          </table:table-cell>
          <table:table-cell office:value-type="float" office:value="1.9" table:style-name="ce17">
            <text:p>1.90<text:s/></text:p>
          </table:table-cell>
          <table:table-cell office:value-type="float" office:value="0.35" table:style-name="ce17">
            <text:p>0.35<text:s/></text:p>
          </table:table-cell>
          <table:table-cell office:value-type="float" office:value="0.82" table:style-name="ce17">
            <text:p>0.82<text:s/></text:p>
          </table:table-cell>
          <table:table-cell office:value-type="float" office:value="0.63" table:style-name="ce17">
            <text:p>0.63<text:s/></text:p>
          </table:table-cell>
          <table:table-cell office:value-type="float" office:value="2.19" table:style-name="ce17">
            <text:p>2.19<text:s/></text:p>
          </table:table-cell>
          <table:table-cell office:value-type="float" office:value="0.52" table:style-name="ce17">
            <text:p>0.52<text:s/></text:p>
          </table:table-cell>
          <table:table-cell office:value-type="float" office:value="2.1" table:style-name="ce17">
            <text:p>2.10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35">
            <text:p>108<text:span text:style-name="T8">年</text:span></text:p>
          </table:table-cell>
          <table:covered-table-cell/>
          <table:table-cell office:value-type="float" office:value="0.55000000000000004" table:style-name="ce17">
            <text:p>0.55<text:s/></text:p>
          </table:table-cell>
          <table:table-cell office:value-type="float" office:value="1.87" table:style-name="ce17">
            <text:p>1.87<text:s/></text:p>
          </table:table-cell>
          <table:table-cell office:value-type="float" office:value="0.35" table:style-name="ce17">
            <text:p>0.35<text:s/></text:p>
          </table:table-cell>
          <table:table-cell office:value-type="float" office:value="0.89" table:style-name="ce17">
            <text:p>0.89<text:s/></text:p>
          </table:table-cell>
          <table:table-cell office:value-type="float" office:value="0.63" table:style-name="ce17">
            <text:p>0.63<text:s/></text:p>
          </table:table-cell>
          <table:table-cell office:value-type="float" office:value="2.17" table:style-name="ce17">
            <text:p>2.17<text:s/></text:p>
          </table:table-cell>
          <table:table-cell office:value-type="float" office:value="0.51" table:style-name="ce17">
            <text:p>0.51<text:s/></text:p>
          </table:table-cell>
          <table:table-cell office:value-type="float" office:value="2.0699999999999998" table:style-name="ce17">
            <text:p>2.07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35">
            <text:p>109<text:span text:style-name="T8">年</text:span></text:p>
          </table:table-cell>
          <table:covered-table-cell/>
          <table:table-cell office:value-type="float" office:value="0.45" table:style-name="ce17">
            <text:p>0.45<text:s/></text:p>
          </table:table-cell>
          <table:table-cell office:value-type="float" office:value="1.68" table:style-name="ce17">
            <text:p>1.68<text:s/></text:p>
          </table:table-cell>
          <table:table-cell office:value-type="float" office:value="0.3" table:style-name="ce17">
            <text:p>0.30<text:s/></text:p>
          </table:table-cell>
          <table:table-cell office:value-type="float" office:value="0.92" table:style-name="ce17">
            <text:p>0.92<text:s/></text:p>
          </table:table-cell>
          <table:table-cell office:value-type="float" office:value="0.51" table:style-name="ce17">
            <text:p>0.51<text:s/></text:p>
          </table:table-cell>
          <table:table-cell office:value-type="float" office:value="1.97" table:style-name="ce17">
            <text:p>1.97<text:s/></text:p>
          </table:table-cell>
          <table:table-cell office:value-type="float" office:value="0.4" table:style-name="ce17">
            <text:p>0.40<text:s/></text:p>
          </table:table-cell>
          <table:table-cell office:value-type="float" office:value="1.87" table:style-name="ce17">
            <text:p>1.87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35">
            <text:p>110<text:span text:style-name="T8">年</text:span></text:p>
          </table:table-cell>
          <table:covered-table-cell/>
          <table:table-cell office:value-type="float" office:value="0.36" table:style-name="ce17">
            <text:p>0.36<text:s/></text:p>
          </table:table-cell>
          <table:table-cell office:value-type="float" office:value="1.6" table:style-name="ce17">
            <text:p>1.60<text:s/></text:p>
          </table:table-cell>
          <table:table-cell office:value-type="float" office:value="0.18" table:style-name="ce17">
            <text:p>0.18<text:s/></text:p>
          </table:table-cell>
          <table:table-cell office:value-type="float" office:value="0.93" table:style-name="ce17">
            <text:p>0.93<text:s/></text:p>
          </table:table-cell>
          <table:table-cell office:value-type="float" office:value="0.44" table:style-name="ce17">
            <text:p>0.44<text:s/></text:p>
          </table:table-cell>
          <table:table-cell office:value-type="float" office:value="1.88" table:style-name="ce17">
            <text:p>1.88<text:s/></text:p>
          </table:table-cell>
          <table:table-cell office:value-type="float" office:value="0.34" table:style-name="ce17">
            <text:p>0.34<text:s/></text:p>
          </table:table-cell>
          <table:table-cell office:value-type="float" office:value="1.74" table:style-name="ce17">
            <text:p>1.74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35">
            <text:p>111<text:span text:style-name="T8">年</text:span></text:p>
          </table:table-cell>
          <table:covered-table-cell/>
          <table:table-cell office:value-type="float" office:value="0.53" table:style-name="ce17">
            <text:p>0.53<text:s/></text:p>
          </table:table-cell>
          <table:table-cell office:value-type="float" office:value="1.85" table:style-name="ce17">
            <text:p>1.85<text:s/></text:p>
          </table:table-cell>
          <table:table-cell office:value-type="float" office:value="0.38" table:style-name="ce17">
            <text:p>0.38<text:s/></text:p>
          </table:table-cell>
          <table:table-cell office:value-type="float" office:value="1.27" table:style-name="ce17">
            <text:p>1.27<text:s/></text:p>
          </table:table-cell>
          <table:table-cell office:value-type="float" office:value="0.59" table:style-name="ce17">
            <text:p>0.59<text:s/></text:p>
          </table:table-cell>
          <table:table-cell office:value-type="float" office:value="2.11" table:style-name="ce17">
            <text:p>2.11<text:s/></text:p>
          </table:table-cell>
          <table:table-cell office:value-type="float" office:value="0.46" table:style-name="ce17">
            <text:p>0.46<text:s/></text:p>
          </table:table-cell>
          <table:table-cell office:value-type="float" office:value="1.99" table:style-name="ce17">
            <text:p>1.99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35">
            <text:p>112<text:span text:style-name="T8">年</text:span></text:p>
          </table:table-cell>
          <table:covered-table-cell/>
          <table:table-cell office:value-type="float" office:value="0.94" table:style-name="ce17">
            <text:p>0.94<text:s/></text:p>
          </table:table-cell>
          <table:table-cell office:value-type="float" office:value="2.33" table:style-name="ce17">
            <text:p>2.33<text:s/></text:p>
          </table:table-cell>
          <table:table-cell office:value-type="float" office:value="0.86" table:style-name="ce17">
            <text:p>0.86<text:s/></text:p>
          </table:table-cell>
          <table:table-cell office:value-type="float" office:value="1.97" table:style-name="ce17">
            <text:p>1.97<text:s/></text:p>
          </table:table-cell>
          <table:table-cell office:value-type="float" office:value="0.93" table:style-name="ce17">
            <text:p>0.93<text:s/></text:p>
          </table:table-cell>
          <table:table-cell office:value-type="float" office:value="2.56" table:style-name="ce17">
            <text:p>2.56<text:s/></text:p>
          </table:table-cell>
          <table:table-cell office:value-type="float" office:value="0.71" table:style-name="ce17">
            <text:p>0.71<text:s/></text:p>
          </table:table-cell>
          <table:table-cell office:value-type="float" office:value="2.4" table:style-name="ce17">
            <text:p>2.40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35">
            <text:p>113<text:span text:style-name="T8">年</text:span></text:p>
          </table:table-cell>
          <table:covered-table-cell/>
          <table:table-cell office:value-type="float" office:value="1.08" table:style-name="ce17">
            <text:p>1.08<text:s/></text:p>
          </table:table-cell>
          <table:table-cell office:value-type="float" office:value="2.4500000000000002" table:style-name="ce17">
            <text:p>2.45<text:s/></text:p>
          </table:table-cell>
          <table:table-cell office:value-type="float" office:value="0.97" table:style-name="ce17">
            <text:p>0.97<text:s/></text:p>
          </table:table-cell>
          <table:table-cell office:value-type="float" office:value="2.16" table:style-name="ce17">
            <text:p>2.16<text:s/></text:p>
          </table:table-cell>
          <table:table-cell office:value-type="float" office:value="1.05" table:style-name="ce17">
            <text:p>1.05<text:s/></text:p>
          </table:table-cell>
          <table:table-cell office:value-type="float" office:value="2.68" table:style-name="ce17">
            <text:p>2.68<text:s/></text:p>
          </table:table-cell>
          <table:table-cell office:value-type="float" office:value="0.81" table:style-name="ce17">
            <text:p>0.81<text:s/></text:p>
          </table:table-cell>
          <table:table-cell office:value-type="float" office:value="2.5099999999999998" table:style-name="ce17">
            <text:p>2.51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4">
          <table:table-cell table:style-name="ce10"/>
          <table:table-cell table:style-name="ce11"/>
          <table:table-cell table:number-columns-repeated="10" table:style-name="ce12"/>
          <table:table-cell table:number-columns-repeated="16372"/>
        </table:table-row>
        <table:table-row table:style-name="ro2">
          <table:table-cell office:value-type="float" office:value="71" table:style-name="ce3">
            <text:p>71</text:p>
          </table:table-cell>
          <table:table-cell office:value-type="string" table:style-name="ce4">
            <text:p>1</text:p>
          </table:table-cell>
          <table:table-cell office:value-type="float" office:value="9.57" table:style-name="ce5">
            <text:p>9.57<text:s/></text:p>
          </table:table-cell>
          <table:table-cell office:value-type="float" office:value="14.37" table:style-name="ce5">
            <text:p>14.37<text:s/>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9.81" table:style-name="ce5">
            <text:p>9.81<text:s/></text:p>
          </table:table-cell>
          <table:table-cell office:value-type="float" office:value="15.46" table:style-name="ce5">
            <text:p>15.46<text:s/></text:p>
          </table:table-cell>
          <table:table-cell office:value-type="float" office:value="9.5500000000000007" table:style-name="ce5">
            <text:p>9.55<text:s/></text:p>
          </table:table-cell>
          <table:table-cell office:value-type="float" office:value="15.45" table:style-name="ce5">
            <text:p>15.45<text:s/></text:p>
          </table:table-cell>
          <table:table-cell office:value-type="float" office:value="14.5" table:style-name="ce5">
            <text:p>14.50<text:s/></text:p>
          </table:table-cell>
          <table:table-cell office:value-type="float" office:value="16" table:style-name="ce5">
            <text:p>16.00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2</text:p>
          </table:table-cell>
          <table:table-cell office:value-type="float" office:value="9.41" table:style-name="ce5">
            <text:p>9.41<text:s/></text:p>
          </table:table-cell>
          <table:table-cell office:value-type="float" office:value="13.62" table:style-name="ce5">
            <text:p>13.62<text:s/>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9.44" table:style-name="ce5">
            <text:p>9.44<text:s/></text:p>
          </table:table-cell>
          <table:table-cell office:value-type="float" office:value="14.63" table:style-name="ce5">
            <text:p>14.63<text:s/></text:p>
          </table:table-cell>
          <table:table-cell office:value-type="float" office:value="9.06" table:style-name="ce5">
            <text:p>9.06<text:s/></text:p>
          </table:table-cell>
          <table:table-cell office:value-type="float" office:value="14.49" table:style-name="ce5">
            <text:p>14.49<text:s/></text:p>
          </table:table-cell>
          <table:table-cell office:value-type="float" office:value="13.73" table:style-name="ce5">
            <text:p>13.73<text:s/></text:p>
          </table:table-cell>
          <table:table-cell office:value-type="float" office:value="15.34" table:style-name="ce5">
            <text:p>15.34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3</text:p>
          </table:table-cell>
          <table:table-cell office:value-type="float" office:value="9.07" table:style-name="ce5">
            <text:p>9.07<text:s/></text:p>
          </table:table-cell>
          <table:table-cell office:value-type="float" office:value="12.99" table:style-name="ce5">
            <text:p>12.99<text:s/></text:p>
          </table:table-cell>
          <table:table-cell office:value-type="float" office:value="1.78" table:style-name="ce5">
            <text:p>1.78<text:s/></text:p>
          </table:table-cell>
          <table:table-cell office:value-type="float" office:value="8.18" table:style-name="ce5">
            <text:p>8.18<text:s/></text:p>
          </table:table-cell>
          <table:table-cell office:value-type="float" office:value="8.7899999999999991" table:style-name="ce5">
            <text:p>8.79<text:s/></text:p>
          </table:table-cell>
          <table:table-cell office:value-type="float" office:value="13.52" table:style-name="ce5">
            <text:p>13.52<text:s/></text:p>
          </table:table-cell>
          <table:table-cell office:value-type="float" office:value="8.25" table:style-name="ce5">
            <text:p>8.25<text:s/></text:p>
          </table:table-cell>
          <table:table-cell office:value-type="float" office:value="13.01" table:style-name="ce5">
            <text:p>13.01<text:s/></text:p>
          </table:table-cell>
          <table:table-cell office:value-type="float" office:value="13.24" table:style-name="ce5">
            <text:p>13.24<text:s/></text:p>
          </table:table-cell>
          <table:table-cell office:value-type="float" office:value="14.67" table:style-name="ce5">
            <text:p>14.67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4</text:p>
          </table:table-cell>
          <table:table-cell office:value-type="float" office:value="8.58" table:style-name="ce5">
            <text:p>8.58<text:s/></text:p>
          </table:table-cell>
          <table:table-cell office:value-type="float" office:value="12.29" table:style-name="ce5">
            <text:p>12.29<text:s/></text:p>
          </table:table-cell>
          <table:table-cell office:value-type="float" office:value="2.5299999999999998" table:style-name="ce5">
            <text:p>2.53<text:s/></text:p>
          </table:table-cell>
          <table:table-cell office:value-type="float" office:value="11.28" table:style-name="ce5">
            <text:p>11.28<text:s/></text:p>
          </table:table-cell>
          <table:table-cell office:value-type="float" office:value="8.2799999999999994" table:style-name="ce5">
            <text:p>8.28<text:s/></text:p>
          </table:table-cell>
          <table:table-cell office:value-type="float" office:value="12.52" table:style-name="ce5">
            <text:p>12.52<text:s/></text:p>
          </table:table-cell>
          <table:table-cell office:value-type="float" office:value="7.76" table:style-name="ce5">
            <text:p>7.76<text:s/></text:p>
          </table:table-cell>
          <table:table-cell office:value-type="float" office:value="12.06" table:style-name="ce5">
            <text:p>12.06<text:s/></text:p>
          </table:table-cell>
          <table:table-cell office:value-type="float" office:value="12.57" table:style-name="ce5">
            <text:p>12.57<text:s/></text:p>
          </table:table-cell>
          <table:table-cell office:value-type="float" office:value="13.67" table:style-name="ce5">
            <text:p>13.67<text:s/></text:p>
          </table:table-cell>
          <table:table-cell table:number-columns-repeated="16372"/>
        </table:table-row>
        <table:table-row table:style-name="ro2">
          <table:table-cell office:value-type="float" office:value="72" table:style-name="ce3">
            <text:p>72</text:p>
          </table:table-cell>
          <table:table-cell office:value-type="string" table:style-name="ce4">
            <text:p>1</text:p>
          </table:table-cell>
          <table:table-cell office:value-type="float" office:value="8.1300000000000008" table:style-name="ce5">
            <text:p>8.13<text:s/></text:p>
          </table:table-cell>
          <table:table-cell office:value-type="float" office:value="11.51" table:style-name="ce5">
            <text:p>11.51<text:s/></text:p>
          </table:table-cell>
          <table:table-cell office:value-type="float" office:value="1.35" table:style-name="ce5">
            <text:p>1.35<text:s/></text:p>
          </table:table-cell>
          <table:table-cell office:value-type="float" office:value="10.31" table:style-name="ce5">
            <text:p>10.31<text:s/></text:p>
          </table:table-cell>
          <table:table-cell office:value-type="float" office:value="7.56" table:style-name="ce5">
            <text:p>7.56<text:s/></text:p>
          </table:table-cell>
          <table:table-cell office:value-type="float" office:value="12.01" table:style-name="ce5">
            <text:p>12.01<text:s/></text:p>
          </table:table-cell>
          <table:table-cell office:value-type="float" office:value="7.17" table:style-name="ce5">
            <text:p>7.17<text:s/></text:p>
          </table:table-cell>
          <table:table-cell office:value-type="float" office:value="11.38" table:style-name="ce5">
            <text:p>11.38<text:s/></text:p>
          </table:table-cell>
          <table:table-cell office:value-type="float" office:value="11.66" table:style-name="ce5">
            <text:p>11.66<text:s/></text:p>
          </table:table-cell>
          <table:table-cell office:value-type="float" office:value="12.97" table:style-name="ce5">
            <text:p>12.97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2</text:p>
          </table:table-cell>
          <table:table-cell office:value-type="float" office:value="7.63" table:style-name="ce5">
            <text:p>7.63<text:s/></text:p>
          </table:table-cell>
          <table:table-cell office:value-type="float" office:value="10.51" table:style-name="ce5">
            <text:p>10.51<text:s/></text:p>
          </table:table-cell>
          <table:table-cell office:value-type="float" office:value="0.62" table:style-name="ce5">
            <text:p>0.62<text:s/></text:p>
          </table:table-cell>
          <table:table-cell office:value-type="float" office:value="9.8000000000000007" table:style-name="ce5">
            <text:p>9.80<text:s/></text:p>
          </table:table-cell>
          <table:table-cell office:value-type="float" office:value="7.3" table:style-name="ce5">
            <text:p>7.30<text:s/></text:p>
          </table:table-cell>
          <table:table-cell office:value-type="float" office:value="11.13" table:style-name="ce5">
            <text:p>11.13<text:s/></text:p>
          </table:table-cell>
          <table:table-cell office:value-type="float" office:value="6.82" table:style-name="ce5">
            <text:p>6.82<text:s/></text:p>
          </table:table-cell>
          <table:table-cell office:value-type="float" office:value="10.93" table:style-name="ce5">
            <text:p>10.93<text:s/></text:p>
          </table:table-cell>
          <table:table-cell office:value-type="float" office:value="10.94" table:style-name="ce5">
            <text:p>10.94<text:s/></text:p>
          </table:table-cell>
          <table:table-cell office:value-type="float" office:value="12.04" table:style-name="ce5">
            <text:p>12.04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3</text:p>
          </table:table-cell>
          <table:table-cell office:value-type="float" office:value="7.33" table:style-name="ce5">
            <text:p>7.33<text:s/></text:p>
          </table:table-cell>
          <table:table-cell office:value-type="float" office:value="10.43" table:style-name="ce5">
            <text:p>10.43<text:s/></text:p>
          </table:table-cell>
          <table:table-cell office:value-type="float" office:value="0.87" table:style-name="ce5">
            <text:p>0.87<text:s/></text:p>
          </table:table-cell>
          <table:table-cell office:value-type="float" office:value="9.86" table:style-name="ce5">
            <text:p>9.86<text:s/></text:p>
          </table:table-cell>
          <table:table-cell office:value-type="float" office:value="7.04" table:style-name="ce5">
            <text:p>7.04<text:s/></text:p>
          </table:table-cell>
          <table:table-cell office:value-type="float" office:value="10.95" table:style-name="ce5">
            <text:p>10.95<text:s/></text:p>
          </table:table-cell>
          <table:table-cell office:value-type="float" office:value="6.62" table:style-name="ce5">
            <text:p>6.62<text:s/></text:p>
          </table:table-cell>
          <table:table-cell office:value-type="float" office:value="10.73" table:style-name="ce5">
            <text:p>10.73<text:s/></text:p>
          </table:table-cell>
          <table:table-cell office:value-type="float" office:value="10.37" table:style-name="ce5">
            <text:p>10.37<text:s/></text:p>
          </table:table-cell>
          <table:table-cell office:value-type="float" office:value="11.81" table:style-name="ce5">
            <text:p>11.81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4</text:p>
          </table:table-cell>
          <table:table-cell office:value-type="float" office:value="7.1" table:style-name="ce5">
            <text:p>7.10<text:s/></text:p>
          </table:table-cell>
          <table:table-cell office:value-type="float" office:value="10.39" table:style-name="ce5">
            <text:p>10.39<text:s/></text:p>
          </table:table-cell>
          <table:table-cell office:value-type="float" office:value="2.2000000000000002" table:style-name="ce5">
            <text:p>2.20<text:s/></text:p>
          </table:table-cell>
          <table:table-cell office:value-type="float" office:value="9.75" table:style-name="ce5">
            <text:p>9.75<text:s/></text:p>
          </table:table-cell>
          <table:table-cell office:value-type="float" office:value="6.86" table:style-name="ce5">
            <text:p>6.86<text:s/></text:p>
          </table:table-cell>
          <table:table-cell office:value-type="float" office:value="10.83" table:style-name="ce5">
            <text:p>10.83<text:s/></text:p>
          </table:table-cell>
          <table:table-cell office:value-type="float" office:value="6.53" table:style-name="ce5">
            <text:p>6.53<text:s/></text:p>
          </table:table-cell>
          <table:table-cell office:value-type="float" office:value="10.79" table:style-name="ce5">
            <text:p>10.79<text:s/></text:p>
          </table:table-cell>
          <table:table-cell office:value-type="float" office:value="9.93" table:style-name="ce5">
            <text:p>9.93<text:s/></text:p>
          </table:table-cell>
          <table:table-cell office:value-type="float" office:value="11.51" table:style-name="ce5">
            <text:p>11.51<text:s/></text:p>
          </table:table-cell>
          <table:table-cell table:number-columns-repeated="16372"/>
        </table:table-row>
        <table:table-row table:style-name="ro2">
          <table:table-cell office:value-type="float" office:value="73" table:style-name="ce3">
            <text:p>73</text:p>
          </table:table-cell>
          <table:table-cell office:value-type="string" table:style-name="ce4">
            <text:p>1</text:p>
          </table:table-cell>
          <table:table-cell office:value-type="float" office:value="7.02" table:style-name="ce5">
            <text:p>7.02<text:s/></text:p>
          </table:table-cell>
          <table:table-cell office:value-type="float" office:value="10.26" table:style-name="ce5">
            <text:p>10.26<text:s/></text:p>
          </table:table-cell>
          <table:table-cell office:value-type="float" office:value="2.4500000000000002" table:style-name="ce5">
            <text:p>2.45<text:s/></text:p>
          </table:table-cell>
          <table:table-cell office:value-type="float" office:value="9.86" table:style-name="ce5">
            <text:p>9.86<text:s/></text:p>
          </table:table-cell>
          <table:table-cell office:value-type="float" office:value="6.78" table:style-name="ce5">
            <text:p>6.78<text:s/></text:p>
          </table:table-cell>
          <table:table-cell office:value-type="float" office:value="10.77" table:style-name="ce5">
            <text:p>10.77<text:s/></text:p>
          </table:table-cell>
          <table:table-cell office:value-type="float" office:value="6.69" table:style-name="ce5">
            <text:p>6.69<text:s/></text:p>
          </table:table-cell>
          <table:table-cell office:value-type="float" office:value="10.74" table:style-name="ce5">
            <text:p>10.74<text:s/></text:p>
          </table:table-cell>
          <table:table-cell office:value-type="float" office:value="9.59" table:style-name="ce5">
            <text:p>9.59<text:s/></text:p>
          </table:table-cell>
          <table:table-cell office:value-type="float" office:value="11.37" table:style-name="ce5">
            <text:p>11.37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2</text:p>
          </table:table-cell>
          <table:table-cell office:value-type="float" office:value="6.68" table:style-name="ce5">
            <text:p>6.68<text:s/></text:p>
          </table:table-cell>
          <table:table-cell office:value-type="float" office:value="10.16" table:style-name="ce5">
            <text:p>10.16<text:s/></text:p>
          </table:table-cell>
          <table:table-cell office:value-type="float" office:value="2.83" table:style-name="ce5">
            <text:p>2.83<text:s/></text:p>
          </table:table-cell>
          <table:table-cell office:value-type="float" office:value="9.64" table:style-name="ce5">
            <text:p>9.64<text:s/></text:p>
          </table:table-cell>
          <table:table-cell office:value-type="float" office:value="6.67" table:style-name="ce5">
            <text:p>6.67<text:s/></text:p>
          </table:table-cell>
          <table:table-cell office:value-type="float" office:value="10.67" table:style-name="ce5">
            <text:p>10.67<text:s/></text:p>
          </table:table-cell>
          <table:table-cell office:value-type="float" office:value="6.55" table:style-name="ce5">
            <text:p>6.55<text:s/></text:p>
          </table:table-cell>
          <table:table-cell office:value-type="float" office:value="10.63" table:style-name="ce5">
            <text:p>10.63<text:s/></text:p>
          </table:table-cell>
          <table:table-cell office:value-type="float" office:value="9.2899999999999991" table:style-name="ce5">
            <text:p>9.29<text:s/></text:p>
          </table:table-cell>
          <table:table-cell office:value-type="float" office:value="11.1" table:style-name="ce5">
            <text:p>11.10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3</text:p>
          </table:table-cell>
          <table:table-cell office:value-type="float" office:value="6.53" table:style-name="ce5">
            <text:p>6.53<text:s/></text:p>
          </table:table-cell>
          <table:table-cell office:value-type="float" office:value="9.93" table:style-name="ce5">
            <text:p>9.93<text:s/></text:p>
          </table:table-cell>
          <table:table-cell office:value-type="float" office:value="2.85" table:style-name="ce5">
            <text:p>2.85<text:s/></text:p>
          </table:table-cell>
          <table:table-cell office:value-type="float" office:value="9.4" table:style-name="ce5">
            <text:p>9.40<text:s/></text:p>
          </table:table-cell>
          <table:table-cell office:value-type="float" office:value="6.59" table:style-name="ce5">
            <text:p>6.59<text:s/></text:p>
          </table:table-cell>
          <table:table-cell office:value-type="float" office:value="10.5" table:style-name="ce5">
            <text:p>10.50<text:s/></text:p>
          </table:table-cell>
          <table:table-cell office:value-type="float" office:value="6.52" table:style-name="ce5">
            <text:p>6.52<text:s/></text:p>
          </table:table-cell>
          <table:table-cell office:value-type="float" office:value="10.52" table:style-name="ce5">
            <text:p>10.52<text:s/></text:p>
          </table:table-cell>
          <table:table-cell office:value-type="float" office:value="9.14" table:style-name="ce5">
            <text:p>9.14<text:s/></text:p>
          </table:table-cell>
          <table:table-cell office:value-type="float" office:value="10.99" table:style-name="ce5">
            <text:p>10.99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4</text:p>
          </table:table-cell>
          <table:table-cell office:value-type="float" office:value="6.46" table:style-name="ce5">
            <text:p>6.46<text:s/></text:p>
          </table:table-cell>
          <table:table-cell office:value-type="float" office:value="9.91" table:style-name="ce5">
            <text:p>9.91<text:s/></text:p>
          </table:table-cell>
          <table:table-cell office:value-type="float" office:value="3.02" table:style-name="ce5">
            <text:p>3.02<text:s/></text:p>
          </table:table-cell>
          <table:table-cell office:value-type="float" office:value="9.2899999999999991" table:style-name="ce5">
            <text:p>9.29<text:s/></text:p>
          </table:table-cell>
          <table:table-cell office:value-type="float" office:value="6.54" table:style-name="ce5">
            <text:p>6.54<text:s/></text:p>
          </table:table-cell>
          <table:table-cell office:value-type="float" office:value="10.5" table:style-name="ce5">
            <text:p>10.50<text:s/></text:p>
          </table:table-cell>
          <table:table-cell office:value-type="float" office:value="6.47" table:style-name="ce5">
            <text:p>6.47<text:s/></text:p>
          </table:table-cell>
          <table:table-cell office:value-type="float" office:value="10.52" table:style-name="ce5">
            <text:p>10.52<text:s/></text:p>
          </table:table-cell>
          <table:table-cell office:value-type="float" office:value="8.9" table:style-name="ce5">
            <text:p>8.90<text:s/></text:p>
          </table:table-cell>
          <table:table-cell office:value-type="float" office:value="10.8" table:style-name="ce5">
            <text:p>10.80<text:s/></text:p>
          </table:table-cell>
          <table:table-cell table:number-columns-repeated="16372"/>
        </table:table-row>
        <table:table-row table:style-name="ro2">
          <table:table-cell office:value-type="float" office:value="74" table:style-name="ce3">
            <text:p>74</text:p>
          </table:table-cell>
          <table:table-cell office:value-type="string" table:style-name="ce4">
            <text:p>1</text:p>
          </table:table-cell>
          <table:table-cell office:value-type="float" office:value="6.45" table:style-name="ce5">
            <text:p>6.45<text:s/></text:p>
          </table:table-cell>
          <table:table-cell office:value-type="float" office:value="9.73" table:style-name="ce5">
            <text:p>9.73<text:s/></text:p>
          </table:table-cell>
          <table:table-cell office:value-type="float" office:value="2.97" table:style-name="ce5">
            <text:p>2.97<text:s/></text:p>
          </table:table-cell>
          <table:table-cell office:value-type="float" office:value="9.41" table:style-name="ce5">
            <text:p>9.41<text:s/></text:p>
          </table:table-cell>
          <table:table-cell office:value-type="float" office:value="6.47" table:style-name="ce5">
            <text:p>6.47<text:s/></text:p>
          </table:table-cell>
          <table:table-cell office:value-type="float" office:value="10.26" table:style-name="ce5">
            <text:p>10.26<text:s/></text:p>
          </table:table-cell>
          <table:table-cell office:value-type="float" office:value="6.46" table:style-name="ce5">
            <text:p>6.46<text:s/></text:p>
          </table:table-cell>
          <table:table-cell office:value-type="float" office:value="10.48" table:style-name="ce5">
            <text:p>10.48<text:s/></text:p>
          </table:table-cell>
          <table:table-cell office:value-type="float" office:value="8.49" table:style-name="ce5">
            <text:p>8.49<text:s/></text:p>
          </table:table-cell>
          <table:table-cell office:value-type="float" office:value="10.18" table:style-name="ce5">
            <text:p>10.18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2</text:p>
          </table:table-cell>
          <table:table-cell office:value-type="float" office:value="6.45" table:style-name="ce5">
            <text:p>6.45<text:s/></text:p>
          </table:table-cell>
          <table:table-cell office:value-type="float" office:value="9.6199999999999992" table:style-name="ce5">
            <text:p>9.62<text:s/></text:p>
          </table:table-cell>
          <table:table-cell office:value-type="float" office:value="2.87" table:style-name="ce5">
            <text:p>2.87<text:s/></text:p>
          </table:table-cell>
          <table:table-cell office:value-type="float" office:value="9.1999999999999993" table:style-name="ce5">
            <text:p>9.20<text:s/></text:p>
          </table:table-cell>
          <table:table-cell office:value-type="float" office:value="6.36" table:style-name="ce5">
            <text:p>6.36<text:s/></text:p>
          </table:table-cell>
          <table:table-cell office:value-type="float" office:value="10.48" table:style-name="ce5">
            <text:p>10.48<text:s/></text:p>
          </table:table-cell>
          <table:table-cell office:value-type="float" office:value="6.32" table:style-name="ce5">
            <text:p>6.32<text:s/></text:p>
          </table:table-cell>
          <table:table-cell office:value-type="float" office:value="10.46" table:style-name="ce5">
            <text:p>10.46<text:s/></text:p>
          </table:table-cell>
          <table:table-cell office:value-type="float" office:value="8.42" table:style-name="ce5">
            <text:p>8.42<text:s/></text:p>
          </table:table-cell>
          <table:table-cell office:value-type="float" office:value="10.66" table:style-name="ce5">
            <text:p>10.66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3</text:p>
          </table:table-cell>
          <table:table-cell office:value-type="float" office:value="6.24" table:style-name="ce5">
            <text:p>6.24<text:s/></text:p>
          </table:table-cell>
          <table:table-cell office:value-type="float" office:value="9.3699999999999992" table:style-name="ce5">
            <text:p>9.37<text:s/></text:p>
          </table:table-cell>
          <table:table-cell office:value-type="float" office:value="2.92" table:style-name="ce5">
            <text:p>2.92<text:s/></text:p>
          </table:table-cell>
          <table:table-cell office:value-type="float" office:value="9" table:style-name="ce5">
            <text:p>9.00<text:s/></text:p>
          </table:table-cell>
          <table:table-cell office:value-type="float" office:value="6.15" table:style-name="ce5">
            <text:p>6.15<text:s/></text:p>
          </table:table-cell>
          <table:table-cell office:value-type="float" office:value="10.48" table:style-name="ce5">
            <text:p>10.48<text:s/></text:p>
          </table:table-cell>
          <table:table-cell office:value-type="float" office:value="6.03" table:style-name="ce5">
            <text:p>6.03<text:s/></text:p>
          </table:table-cell>
          <table:table-cell office:value-type="float" office:value="10.36" table:style-name="ce5">
            <text:p>10.36<text:s/></text:p>
          </table:table-cell>
          <table:table-cell office:value-type="float" office:value="8.07" table:style-name="ce5">
            <text:p>8.07<text:s/></text:p>
          </table:table-cell>
          <table:table-cell office:value-type="float" office:value="10.55" table:style-name="ce5">
            <text:p>10.55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4</text:p>
          </table:table-cell>
          <table:table-cell office:value-type="float" office:value="5.96" table:style-name="ce5">
            <text:p>5.96<text:s/></text:p>
          </table:table-cell>
          <table:table-cell office:value-type="float" office:value="9.18" table:style-name="ce5">
            <text:p>9.18<text:s/></text:p>
          </table:table-cell>
          <table:table-cell office:value-type="float" office:value="2.93" table:style-name="ce5">
            <text:p>2.93<text:s/></text:p>
          </table:table-cell>
          <table:table-cell office:value-type="float" office:value="8.59" table:style-name="ce5">
            <text:p>8.59<text:s/></text:p>
          </table:table-cell>
          <table:table-cell office:value-type="float" office:value="5.85" table:style-name="ce5">
            <text:p>5.85<text:s/></text:p>
          </table:table-cell>
          <table:table-cell office:value-type="float" office:value="10.23" table:style-name="ce5">
            <text:p>10.23<text:s/></text:p>
          </table:table-cell>
          <table:table-cell office:value-type="float" office:value="5.77" table:style-name="ce5">
            <text:p>5.77<text:s/></text:p>
          </table:table-cell>
          <table:table-cell office:value-type="float" office:value="10.029999999999999" table:style-name="ce5">
            <text:p>10.03<text:s/></text:p>
          </table:table-cell>
          <table:table-cell office:value-type="float" office:value="7.77" table:style-name="ce5">
            <text:p>7.77<text:s/></text:p>
          </table:table-cell>
          <table:table-cell office:value-type="float" office:value="10.42" table:style-name="ce5">
            <text:p>10.42<text:s/></text:p>
          </table:table-cell>
          <table:table-cell table:number-columns-repeated="16372"/>
        </table:table-row>
        <table:table-row table:style-name="ro2">
          <table:table-cell office:value-type="float" office:value="75" table:style-name="ce3">
            <text:p>75</text:p>
          </table:table-cell>
          <table:table-cell office:value-type="string" table:style-name="ce4">
            <text:p>1</text:p>
          </table:table-cell>
          <table:table-cell office:value-type="float" office:value="5.67" table:style-name="ce5">
            <text:p>5.67<text:s/></text:p>
          </table:table-cell>
          <table:table-cell office:value-type="float" office:value="8.85" table:style-name="ce5">
            <text:p>8.85<text:s/></text:p>
          </table:table-cell>
          <table:table-cell office:value-type="float" office:value="2.3199999999999998" table:style-name="ce5">
            <text:p>2.32<text:s/></text:p>
          </table:table-cell>
          <table:table-cell office:value-type="float" office:value="8.18" table:style-name="ce5">
            <text:p>8.18<text:s/></text:p>
          </table:table-cell>
          <table:table-cell office:value-type="float" office:value="5.5" table:style-name="ce5">
            <text:p>5.50<text:s/></text:p>
          </table:table-cell>
          <table:table-cell office:value-type="float" office:value="9.89" table:style-name="ce5">
            <text:p>9.89<text:s/></text:p>
          </table:table-cell>
          <table:table-cell office:value-type="float" office:value="5.31" table:style-name="ce5">
            <text:p>5.31<text:s/></text:p>
          </table:table-cell>
          <table:table-cell office:value-type="float" office:value="9.69" table:style-name="ce5">
            <text:p>9.69<text:s/></text:p>
          </table:table-cell>
          <table:table-cell office:value-type="float" office:value="7.17" table:style-name="ce5">
            <text:p>7.17<text:s/></text:p>
          </table:table-cell>
          <table:table-cell office:value-type="float" office:value="10.26" table:style-name="ce5">
            <text:p>10.26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2</text:p>
          </table:table-cell>
          <table:table-cell office:value-type="float" office:value="5.2" table:style-name="ce5">
            <text:p>5.20<text:s/></text:p>
          </table:table-cell>
          <table:table-cell office:value-type="float" office:value="8.34" table:style-name="ce5">
            <text:p>8.34<text:s/></text:p>
          </table:table-cell>
          <table:table-cell office:value-type="float" office:value="2.0699999999999998" table:style-name="ce5">
            <text:p>2.07<text:s/></text:p>
          </table:table-cell>
          <table:table-cell office:value-type="float" office:value="7.58" table:style-name="ce5">
            <text:p>7.58<text:s/></text:p>
          </table:table-cell>
          <table:table-cell office:value-type="float" office:value="5.0599999999999996" table:style-name="ce5">
            <text:p>5.06<text:s/></text:p>
          </table:table-cell>
          <table:table-cell office:value-type="float" office:value="9.43" table:style-name="ce5">
            <text:p>9.43<text:s/></text:p>
          </table:table-cell>
          <table:table-cell office:value-type="float" office:value="4.8099999999999996" table:style-name="ce5">
            <text:p>4.81<text:s/></text:p>
          </table:table-cell>
          <table:table-cell office:value-type="float" office:value="9.2899999999999991" table:style-name="ce5">
            <text:p>9.29<text:s/></text:p>
          </table:table-cell>
          <table:table-cell office:value-type="float" office:value="6.77" table:style-name="ce5">
            <text:p>6.77<text:s/></text:p>
          </table:table-cell>
          <table:table-cell office:value-type="float" office:value="9.52" table:style-name="ce5">
            <text:p>9.52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3</text:p>
          </table:table-cell>
          <table:table-cell office:value-type="float" office:value="4.74" table:style-name="ce5">
            <text:p>4.74<text:s/></text:p>
          </table:table-cell>
          <table:table-cell office:value-type="float" office:value="8.0299999999999994" table:style-name="ce5">
            <text:p>8.03<text:s/></text:p>
          </table:table-cell>
          <table:table-cell office:value-type="float" office:value="1.92" table:style-name="ce5">
            <text:p>1.92<text:s/></text:p>
          </table:table-cell>
          <table:table-cell office:value-type="float" office:value="7.16" table:style-name="ce5">
            <text:p>7.16<text:s/></text:p>
          </table:table-cell>
          <table:table-cell office:value-type="float" office:value="4.7" table:style-name="ce5">
            <text:p>4.70<text:s/></text:p>
          </table:table-cell>
          <table:table-cell office:value-type="float" office:value="9.2100000000000009" table:style-name="ce5">
            <text:p>9.21<text:s/></text:p>
          </table:table-cell>
          <table:table-cell office:value-type="float" office:value="4.53" table:style-name="ce5">
            <text:p>4.53<text:s/></text:p>
          </table:table-cell>
          <table:table-cell office:value-type="float" office:value="9.16" table:style-name="ce5">
            <text:p>9.16<text:s/></text:p>
          </table:table-cell>
          <table:table-cell office:value-type="float" office:value="6.43" table:style-name="ce5">
            <text:p>6.43<text:s/></text:p>
          </table:table-cell>
          <table:table-cell office:value-type="float" office:value="9.27" table:style-name="ce5">
            <text:p>9.27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4</text:p>
          </table:table-cell>
          <table:table-cell office:value-type="float" office:value="4.29" table:style-name="ce5">
            <text:p>4.29<text:s/></text:p>
          </table:table-cell>
          <table:table-cell office:value-type="float" office:value="7.74" table:style-name="ce5">
            <text:p>7.74<text:s/></text:p>
          </table:table-cell>
          <table:table-cell office:value-type="float" office:value="1.92" table:style-name="ce5">
            <text:p>1.92<text:s/></text:p>
          </table:table-cell>
          <table:table-cell office:value-type="float" office:value="6.94" table:style-name="ce5">
            <text:p>6.94<text:s/></text:p>
          </table:table-cell>
          <table:table-cell office:value-type="float" office:value="4.24" table:style-name="ce5">
            <text:p>4.24<text:s/></text:p>
          </table:table-cell>
          <table:table-cell office:value-type="float" office:value="8.86" table:style-name="ce5">
            <text:p>8.86<text:s/></text:p>
          </table:table-cell>
          <table:table-cell office:value-type="float" office:value="4.0999999999999996" table:style-name="ce5">
            <text:p>4.10<text:s/></text:p>
          </table:table-cell>
          <table:table-cell office:value-type="float" office:value="8.76" table:style-name="ce5">
            <text:p>8.76<text:s/></text:p>
          </table:table-cell>
          <table:table-cell office:value-type="float" office:value="6.02" table:style-name="ce5">
            <text:p>6.02<text:s/></text:p>
          </table:table-cell>
          <table:table-cell office:value-type="float" office:value="8.6999999999999993" table:style-name="ce5">
            <text:p>8.70<text:s/></text:p>
          </table:table-cell>
          <table:table-cell table:number-columns-repeated="16372"/>
        </table:table-row>
        <table:table-row table:style-name="ro2">
          <table:table-cell office:value-type="float" office:value="76" table:style-name="ce3">
            <text:p>76</text:p>
          </table:table-cell>
          <table:table-cell office:value-type="string" table:style-name="ce4">
            <text:p>1</text:p>
          </table:table-cell>
          <table:table-cell office:value-type="float" office:value="4.16" table:style-name="ce5">
            <text:p>4.16<text:s/></text:p>
          </table:table-cell>
          <table:table-cell office:value-type="float" office:value="7.39" table:style-name="ce5">
            <text:p>7.39<text:s/></text:p>
          </table:table-cell>
          <table:table-cell office:value-type="float" office:value="2" table:style-name="ce5">
            <text:p>2.00<text:s/></text:p>
          </table:table-cell>
          <table:table-cell office:value-type="float" office:value="6.68" table:style-name="ce5">
            <text:p>6.68<text:s/></text:p>
          </table:table-cell>
          <table:table-cell office:value-type="float" office:value="4" table:style-name="ce5">
            <text:p>4.00<text:s/></text:p>
          </table:table-cell>
          <table:table-cell office:value-type="float" office:value="8.33" table:style-name="ce5">
            <text:p>8.33<text:s/></text:p>
          </table:table-cell>
          <table:table-cell office:value-type="float" office:value="3.75" table:style-name="ce5">
            <text:p>3.75<text:s/></text:p>
          </table:table-cell>
          <table:table-cell office:value-type="float" office:value="8.43" table:style-name="ce5">
            <text:p>8.43<text:s/></text:p>
          </table:table-cell>
          <table:table-cell office:value-type="float" office:value="5.57" table:style-name="ce5">
            <text:p>5.57<text:s/></text:p>
          </table:table-cell>
          <table:table-cell office:value-type="float" office:value="8.3800000000000008" table:style-name="ce5">
            <text:p>8.38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2</text:p>
          </table:table-cell>
          <table:table-cell office:value-type="float" office:value="3.95" table:style-name="ce5">
            <text:p>3.95<text:s/></text:p>
          </table:table-cell>
          <table:table-cell office:value-type="float" office:value="7.1" table:style-name="ce5">
            <text:p>7.10<text:s/></text:p>
          </table:table-cell>
          <table:table-cell office:value-type="float" office:value="2" table:style-name="ce5">
            <text:p>2.00<text:s/></text:p>
          </table:table-cell>
          <table:table-cell office:value-type="float" office:value="6.54" table:style-name="ce5">
            <text:p>6.54<text:s/></text:p>
          </table:table-cell>
          <table:table-cell office:value-type="float" office:value="3.84" table:style-name="ce5">
            <text:p>3.84<text:s/></text:p>
          </table:table-cell>
          <table:table-cell office:value-type="float" office:value="7.91" table:style-name="ce5">
            <text:p>7.91<text:s/></text:p>
          </table:table-cell>
          <table:table-cell office:value-type="float" office:value="3.59" table:style-name="ce5">
            <text:p>3.59<text:s/></text:p>
          </table:table-cell>
          <table:table-cell office:value-type="float" office:value="8.18" table:style-name="ce5">
            <text:p>8.18<text:s/></text:p>
          </table:table-cell>
          <table:table-cell office:value-type="float" office:value="5.3" table:style-name="ce5">
            <text:p>5.30<text:s/></text:p>
          </table:table-cell>
          <table:table-cell office:value-type="float" office:value="7.97" table:style-name="ce5">
            <text:p>7.97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3</text:p>
          </table:table-cell>
          <table:table-cell office:value-type="float" office:value="3.89" table:style-name="ce5">
            <text:p>3.89<text:s/></text:p>
          </table:table-cell>
          <table:table-cell office:value-type="float" office:value="6.89" table:style-name="ce5">
            <text:p>6.89<text:s/></text:p>
          </table:table-cell>
          <table:table-cell office:value-type="float" office:value="2.27" table:style-name="ce5">
            <text:p>2.27<text:s/></text:p>
          </table:table-cell>
          <table:table-cell office:value-type="float" office:value="6.52" table:style-name="ce5">
            <text:p>6.52<text:s/></text:p>
          </table:table-cell>
          <table:table-cell office:value-type="float" office:value="3.75" table:style-name="ce5">
            <text:p>3.75<text:s/></text:p>
          </table:table-cell>
          <table:table-cell office:value-type="float" office:value="7.54" table:style-name="ce5">
            <text:p>7.54<text:s/></text:p>
          </table:table-cell>
          <table:table-cell office:value-type="float" office:value="3.4" table:style-name="ce5">
            <text:p>3.40<text:s/></text:p>
          </table:table-cell>
          <table:table-cell office:value-type="float" office:value="7.84" table:style-name="ce5">
            <text:p>7.84<text:s/></text:p>
          </table:table-cell>
          <table:table-cell office:value-type="float" office:value="5.12" table:style-name="ce5">
            <text:p>5.12<text:s/></text:p>
          </table:table-cell>
          <table:table-cell office:value-type="float" office:value="7.67" table:style-name="ce5">
            <text:p>7.67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4</text:p>
          </table:table-cell>
          <table:table-cell office:value-type="float" office:value="3.76" table:style-name="ce5">
            <text:p>3.76<text:s/></text:p>
          </table:table-cell>
          <table:table-cell office:value-type="float" office:value="6.73" table:style-name="ce5">
            <text:p>6.73<text:s/></text:p>
          </table:table-cell>
          <table:table-cell office:value-type="float" office:value="2.36" table:style-name="ce5">
            <text:p>2.36<text:s/></text:p>
          </table:table-cell>
          <table:table-cell office:value-type="float" office:value="6.29" table:style-name="ce5">
            <text:p>6.29<text:s/></text:p>
          </table:table-cell>
          <table:table-cell office:value-type="float" office:value="3.67" table:style-name="ce5">
            <text:p>3.67<text:s/></text:p>
          </table:table-cell>
          <table:table-cell office:value-type="float" office:value="7.26" table:style-name="ce5">
            <text:p>7.26<text:s/></text:p>
          </table:table-cell>
          <table:table-cell office:value-type="float" office:value="3.36" table:style-name="ce5">
            <text:p>3.36<text:s/></text:p>
          </table:table-cell>
          <table:table-cell office:value-type="float" office:value="7.63" table:style-name="ce5">
            <text:p>7.63<text:s/></text:p>
          </table:table-cell>
          <table:table-cell office:value-type="float" office:value="5.0599999999999996" table:style-name="ce5">
            <text:p>5.06<text:s/></text:p>
          </table:table-cell>
          <table:table-cell office:value-type="float" office:value="7.59" table:style-name="ce5">
            <text:p>7.59<text:s/></text:p>
          </table:table-cell>
          <table:table-cell table:number-columns-repeated="16372"/>
        </table:table-row>
        <table:table-row table:style-name="ro2">
          <table:table-cell office:value-type="float" office:value="77" table:style-name="ce3">
            <text:p>77</text:p>
          </table:table-cell>
          <table:table-cell office:value-type="string" table:style-name="ce4">
            <text:p>1</text:p>
          </table:table-cell>
          <table:table-cell office:value-type="float" office:value="3.8" table:style-name="ce5">
            <text:p>3.80<text:s/></text:p>
          </table:table-cell>
          <table:table-cell office:value-type="float" office:value="6.51" table:style-name="ce5">
            <text:p>6.51<text:s/></text:p>
          </table:table-cell>
          <table:table-cell office:value-type="float" office:value="2.46" table:style-name="ce5">
            <text:p>2.46<text:s/></text:p>
          </table:table-cell>
          <table:table-cell office:value-type="float" office:value="6.26" table:style-name="ce5">
            <text:p>6.26<text:s/></text:p>
          </table:table-cell>
          <table:table-cell office:value-type="float" office:value="3.67" table:style-name="ce5">
            <text:p>3.67<text:s/></text:p>
          </table:table-cell>
          <table:table-cell office:value-type="float" office:value="7.03" table:style-name="ce5">
            <text:p>7.03<text:s/></text:p>
          </table:table-cell>
          <table:table-cell office:value-type="float" office:value="3.34" table:style-name="ce5">
            <text:p>3.34<text:s/></text:p>
          </table:table-cell>
          <table:table-cell office:value-type="float" office:value="7.44" table:style-name="ce5">
            <text:p>7.44<text:s/></text:p>
          </table:table-cell>
          <table:table-cell office:value-type="float" office:value="5.01" table:style-name="ce5">
            <text:p>5.01<text:s/></text:p>
          </table:table-cell>
          <table:table-cell office:value-type="float" office:value="7.47" table:style-name="ce5">
            <text:p>7.47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2</text:p>
          </table:table-cell>
          <table:table-cell office:value-type="float" office:value="3.7" table:style-name="ce5">
            <text:p>3.70<text:s/></text:p>
          </table:table-cell>
          <table:table-cell office:value-type="float" office:value="6.34" table:style-name="ce5">
            <text:p>6.34<text:s/></text:p>
          </table:table-cell>
          <table:table-cell office:value-type="float" office:value="2.5299999999999998" table:style-name="ce5">
            <text:p>2.53<text:s/></text:p>
          </table:table-cell>
          <table:table-cell office:value-type="float" office:value="6.53" table:style-name="ce5">
            <text:p>6.53<text:s/></text:p>
          </table:table-cell>
          <table:table-cell office:value-type="float" office:value="3.62" table:style-name="ce5">
            <text:p>3.62<text:s/></text:p>
          </table:table-cell>
          <table:table-cell office:value-type="float" office:value="6.8" table:style-name="ce5">
            <text:p>6.80<text:s/></text:p>
          </table:table-cell>
          <table:table-cell office:value-type="float" office:value="3.35" table:style-name="ce5">
            <text:p>3.35<text:s/></text:p>
          </table:table-cell>
          <table:table-cell office:value-type="float" office:value="7.28" table:style-name="ce5">
            <text:p>7.28<text:s/></text:p>
          </table:table-cell>
          <table:table-cell office:value-type="float" office:value="4.9400000000000004" table:style-name="ce5">
            <text:p>4.94<text:s/></text:p>
          </table:table-cell>
          <table:table-cell office:value-type="float" office:value="7.38" table:style-name="ce5">
            <text:p>7.38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3</text:p>
          </table:table-cell>
          <table:table-cell office:value-type="float" office:value="3.85" table:style-name="ce5">
            <text:p>3.85<text:s/></text:p>
          </table:table-cell>
          <table:table-cell office:value-type="float" office:value="6.36" table:style-name="ce5">
            <text:p>6.36<text:s/></text:p>
          </table:table-cell>
          <table:table-cell office:value-type="float" office:value="3.28" table:style-name="ce5">
            <text:p>3.28<text:s/></text:p>
          </table:table-cell>
          <table:table-cell office:value-type="float" office:value="6.95" table:style-name="ce5">
            <text:p>6.95<text:s/></text:p>
          </table:table-cell>
          <table:table-cell office:value-type="float" office:value="3.68" table:style-name="ce5">
            <text:p>3.68<text:s/></text:p>
          </table:table-cell>
          <table:table-cell office:value-type="float" office:value="6.81" table:style-name="ce5">
            <text:p>6.81<text:s/></text:p>
          </table:table-cell>
          <table:table-cell office:value-type="float" office:value="3.37" table:style-name="ce5">
            <text:p>3.37<text:s/></text:p>
          </table:table-cell>
          <table:table-cell office:value-type="float" office:value="7.15" table:style-name="ce5">
            <text:p>7.15<text:s/></text:p>
          </table:table-cell>
          <table:table-cell office:value-type="float" office:value="5.15" table:style-name="ce5">
            <text:p>5.15<text:s/></text:p>
          </table:table-cell>
          <table:table-cell office:value-type="float" office:value="7.6" table:style-name="ce5">
            <text:p>7.60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4</text:p>
          </table:table-cell>
          <table:table-cell office:value-type="float" office:value="3.8" table:style-name="ce5">
            <text:p>3.80<text:s/></text:p>
          </table:table-cell>
          <table:table-cell office:value-type="float" office:value="6.38" table:style-name="ce5">
            <text:p>6.38<text:s/></text:p>
          </table:table-cell>
          <table:table-cell office:value-type="float" office:value="2.95" table:style-name="ce5">
            <text:p>2.95<text:s/></text:p>
          </table:table-cell>
          <table:table-cell office:value-type="float" office:value="6.76" table:style-name="ce5">
            <text:p>6.76<text:s/></text:p>
          </table:table-cell>
          <table:table-cell office:value-type="float" office:value="3.77" table:style-name="ce5">
            <text:p>3.77<text:s/></text:p>
          </table:table-cell>
          <table:table-cell office:value-type="float" office:value="6.88" table:style-name="ce5">
            <text:p>6.88<text:s/></text:p>
          </table:table-cell>
          <table:table-cell office:value-type="float" office:value="3.45" table:style-name="ce5">
            <text:p>3.45<text:s/></text:p>
          </table:table-cell>
          <table:table-cell office:value-type="float" office:value="7.17" table:style-name="ce5">
            <text:p>7.17<text:s/></text:p>
          </table:table-cell>
          <table:table-cell office:value-type="float" office:value="5.35" table:style-name="ce5">
            <text:p>5.35<text:s/></text:p>
          </table:table-cell>
          <table:table-cell office:value-type="float" office:value="7.72" table:style-name="ce5">
            <text:p>7.72<text:s/></text:p>
          </table:table-cell>
          <table:table-cell table:number-columns-repeated="16372"/>
        </table:table-row>
        <table:table-row table:style-name="ro2">
          <table:table-cell office:value-type="float" office:value="78" table:style-name="ce3">
            <text:p>78</text:p>
          </table:table-cell>
          <table:table-cell office:value-type="string" table:style-name="ce4">
            <text:p>1</text:p>
          </table:table-cell>
          <table:table-cell office:value-type="float" office:value="4" table:style-name="ce5">
            <text:p>4.00<text:s/></text:p>
          </table:table-cell>
          <table:table-cell office:value-type="float" office:value="6.38" table:style-name="ce5">
            <text:p>6.38<text:s/></text:p>
          </table:table-cell>
          <table:table-cell office:value-type="float" office:value="3.19" table:style-name="ce5">
            <text:p>3.19<text:s/></text:p>
          </table:table-cell>
          <table:table-cell office:value-type="float" office:value="6.7" table:style-name="ce5">
            <text:p>6.70<text:s/></text:p>
          </table:table-cell>
          <table:table-cell office:value-type="float" office:value="3.83" table:style-name="ce5">
            <text:p>3.83<text:s/></text:p>
          </table:table-cell>
          <table:table-cell office:value-type="float" office:value="7" table:style-name="ce5">
            <text:p>7.00<text:s/></text:p>
          </table:table-cell>
          <table:table-cell office:value-type="float" office:value="3.48" table:style-name="ce5">
            <text:p>3.48<text:s/></text:p>
          </table:table-cell>
          <table:table-cell office:value-type="float" office:value="7.21" table:style-name="ce5">
            <text:p>7.21<text:s/></text:p>
          </table:table-cell>
          <table:table-cell office:value-type="float" office:value="5.5" table:style-name="ce5">
            <text:p>5.50<text:s/></text:p>
          </table:table-cell>
          <table:table-cell office:value-type="float" office:value="7.79" table:style-name="ce5">
            <text:p>7.79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2</text:p>
          </table:table-cell>
          <table:table-cell office:value-type="float" office:value="5.31" table:style-name="ce5">
            <text:p>5.31<text:s/></text:p>
          </table:table-cell>
          <table:table-cell office:value-type="float" office:value="8.09" table:style-name="ce5">
            <text:p>8.09<text:s/></text:p>
          </table:table-cell>
          <table:table-cell office:value-type="float" office:value="5.47" table:style-name="ce5">
            <text:p>5.47<text:s/></text:p>
          </table:table-cell>
          <table:table-cell office:value-type="float" office:value="9.4700000000000006" table:style-name="ce5">
            <text:p>9.47<text:s/></text:p>
          </table:table-cell>
          <table:table-cell office:value-type="float" office:value="5.34" table:style-name="ce5">
            <text:p>5.34<text:s/></text:p>
          </table:table-cell>
          <table:table-cell office:value-type="float" office:value="9.89" table:style-name="ce5">
            <text:p>9.89<text:s/></text:p>
          </table:table-cell>
          <table:table-cell office:value-type="float" office:value="5.25" table:style-name="ce5">
            <text:p>5.25<text:s/></text:p>
          </table:table-cell>
          <table:table-cell office:value-type="float" office:value="9.94" table:style-name="ce5">
            <text:p>9.94<text:s/></text:p>
          </table:table-cell>
          <table:table-cell office:value-type="float" office:value="7.32" table:style-name="ce5">
            <text:p>7.32<text:s/></text:p>
          </table:table-cell>
          <table:table-cell office:value-type="float" office:value="9.98" table:style-name="ce5">
            <text:p>9.98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3</text:p>
          </table:table-cell>
          <table:table-cell office:value-type="float" office:value="6.43" table:style-name="ce5">
            <text:p>6.43<text:s/></text:p>
          </table:table-cell>
          <table:table-cell office:value-type="float" office:value="9.4600000000000009" table:style-name="ce5">
            <text:p>9.46<text:s/></text:p>
          </table:table-cell>
          <table:table-cell office:value-type="float" office:value="6.32" table:style-name="ce5">
            <text:p>6.32<text:s/></text:p>
          </table:table-cell>
          <table:table-cell office:value-type="float" office:value="10.71" table:style-name="ce5">
            <text:p>10.71<text:s/></text:p>
          </table:table-cell>
          <table:table-cell office:value-type="float" office:value="6.28" table:style-name="ce5">
            <text:p>6.28<text:s/></text:p>
          </table:table-cell>
          <table:table-cell office:value-type="float" office:value="11.47" table:style-name="ce5">
            <text:p>11.47<text:s/></text:p>
          </table:table-cell>
          <table:table-cell office:value-type="float" office:value="6.38" table:style-name="ce5">
            <text:p>6.38<text:s/></text:p>
          </table:table-cell>
          <table:table-cell office:value-type="float" office:value="11.16" table:style-name="ce5">
            <text:p>11.16<text:s/></text:p>
          </table:table-cell>
          <table:table-cell office:value-type="float" office:value="9.26" table:style-name="ce5">
            <text:p>9.26<text:s/></text:p>
          </table:table-cell>
          <table:table-cell office:value-type="float" office:value="11.62" table:style-name="ce5">
            <text:p>11.62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4</text:p>
          </table:table-cell>
          <table:table-cell office:value-type="float" office:value="6.65" table:style-name="ce5">
            <text:p>6.65<text:s/></text:p>
          </table:table-cell>
          <table:table-cell office:value-type="float" office:value="9.73" table:style-name="ce5">
            <text:p>9.73<text:s/></text:p>
          </table:table-cell>
          <table:table-cell office:value-type="float" office:value="6.28" table:style-name="ce5">
            <text:p>6.28<text:s/></text:p>
          </table:table-cell>
          <table:table-cell office:value-type="float" office:value="10.28" table:style-name="ce5">
            <text:p>10.28<text:s/></text:p>
          </table:table-cell>
          <table:table-cell office:value-type="float" office:value="6.45" table:style-name="ce5">
            <text:p>6.45<text:s/></text:p>
          </table:table-cell>
          <table:table-cell office:value-type="float" office:value="11.4" table:style-name="ce5">
            <text:p>11.40<text:s/></text:p>
          </table:table-cell>
          <table:table-cell office:value-type="float" office:value="6.47" table:style-name="ce5">
            <text:p>6.47<text:s/></text:p>
          </table:table-cell>
          <table:table-cell office:value-type="float" office:value="11.13" table:style-name="ce5">
            <text:p>11.13<text:s/></text:p>
          </table:table-cell>
          <table:table-cell office:value-type="float" office:value="9.4499999999999993" table:style-name="ce5">
            <text:p>9.45<text:s/></text:p>
          </table:table-cell>
          <table:table-cell office:value-type="float" office:value="12.16" table:style-name="ce5">
            <text:p>12.16<text:s/></text:p>
          </table:table-cell>
          <table:table-cell table:number-columns-repeated="16372"/>
        </table:table-row>
        <table:table-row table:style-name="ro2">
          <table:table-cell office:value-type="float" office:value="79" table:style-name="ce3">
            <text:p>79</text:p>
          </table:table-cell>
          <table:table-cell office:value-type="string" table:style-name="ce4">
            <text:p>1</text:p>
          </table:table-cell>
          <table:table-cell office:value-type="float" office:value="6.96" table:style-name="ce5">
            <text:p>6.96<text:s/></text:p>
          </table:table-cell>
          <table:table-cell office:value-type="float" office:value="10.130000000000001" table:style-name="ce5">
            <text:p>10.13<text:s/></text:p>
          </table:table-cell>
          <table:table-cell office:value-type="float" office:value="7.54" table:style-name="ce5">
            <text:p>7.54<text:s/></text:p>
          </table:table-cell>
          <table:table-cell office:value-type="float" office:value="12.64" table:style-name="ce5">
            <text:p>12.64<text:s/></text:p>
          </table:table-cell>
          <table:table-cell office:value-type="float" office:value="6.62" table:style-name="ce5">
            <text:p>6.62<text:s/></text:p>
          </table:table-cell>
          <table:table-cell office:value-type="float" office:value="11.52" table:style-name="ce5">
            <text:p>11.52<text:s/></text:p>
          </table:table-cell>
          <table:table-cell office:value-type="float" office:value="6.55" table:style-name="ce5">
            <text:p>6.55<text:s/></text:p>
          </table:table-cell>
          <table:table-cell office:value-type="float" office:value="11.18" table:style-name="ce5">
            <text:p>11.18<text:s/></text:p>
          </table:table-cell>
          <table:table-cell office:value-type="float" office:value="9.69" table:style-name="ce5">
            <text:p>9.69<text:s/></text:p>
          </table:table-cell>
          <table:table-cell office:value-type="float" office:value="12.52" table:style-name="ce5">
            <text:p>12.52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2</text:p>
          </table:table-cell>
          <table:table-cell office:value-type="float" office:value="7.29" table:style-name="ce5">
            <text:p>7.29<text:s/></text:p>
          </table:table-cell>
          <table:table-cell office:value-type="float" office:value="10.43" table:style-name="ce5">
            <text:p>10.43<text:s/></text:p>
          </table:table-cell>
          <table:table-cell office:value-type="float" office:value="8.1" table:style-name="ce5">
            <text:p>8.10<text:s/></text:p>
          </table:table-cell>
          <table:table-cell office:value-type="float" office:value="12.77" table:style-name="ce5">
            <text:p>12.77<text:s/></text:p>
          </table:table-cell>
          <table:table-cell office:value-type="float" office:value="7.39" table:style-name="ce5">
            <text:p>7.39<text:s/></text:p>
          </table:table-cell>
          <table:table-cell office:value-type="float" office:value="12.18" table:style-name="ce5">
            <text:p>12.18<text:s/></text:p>
          </table:table-cell>
          <table:table-cell office:value-type="float" office:value="6.91" table:style-name="ce5">
            <text:p>6.91<text:s/></text:p>
          </table:table-cell>
          <table:table-cell office:value-type="float" office:value="11.5" table:style-name="ce5">
            <text:p>11.50<text:s/></text:p>
          </table:table-cell>
          <table:table-cell office:value-type="float" office:value="10.34" table:style-name="ce5">
            <text:p>10.34<text:s/></text:p>
          </table:table-cell>
          <table:table-cell office:value-type="float" office:value="13.19" table:style-name="ce5">
            <text:p>13.19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3</text:p>
          </table:table-cell>
          <table:table-cell office:value-type="float" office:value="7.31" table:style-name="ce5">
            <text:p>7.31<text:s/></text:p>
          </table:table-cell>
          <table:table-cell office:value-type="float" office:value="10.58" table:style-name="ce5">
            <text:p>10.58<text:s/></text:p>
          </table:table-cell>
          <table:table-cell office:value-type="float" office:value="8.01" table:style-name="ce5">
            <text:p>8.01<text:s/></text:p>
          </table:table-cell>
          <table:table-cell office:value-type="float" office:value="12.72" table:style-name="ce5">
            <text:p>12.72<text:s/></text:p>
          </table:table-cell>
          <table:table-cell office:value-type="float" office:value="7.79" table:style-name="ce5">
            <text:p>7.79<text:s/></text:p>
          </table:table-cell>
          <table:table-cell office:value-type="float" office:value="12.38" table:style-name="ce5">
            <text:p>12.38<text:s/></text:p>
          </table:table-cell>
          <table:table-cell office:value-type="float" office:value="7.06" table:style-name="ce5">
            <text:p>7.06<text:s/></text:p>
          </table:table-cell>
          <table:table-cell office:value-type="float" office:value="11.65" table:style-name="ce5">
            <text:p>11.65<text:s/></text:p>
          </table:table-cell>
          <table:table-cell office:value-type="float" office:value="10.5" table:style-name="ce5">
            <text:p>10.50<text:s/></text:p>
          </table:table-cell>
          <table:table-cell office:value-type="float" office:value="13.58" table:style-name="ce5">
            <text:p>13.58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4</text:p>
          </table:table-cell>
          <table:table-cell office:value-type="float" office:value="7.22" table:style-name="ce5">
            <text:p>7.22<text:s/></text:p>
          </table:table-cell>
          <table:table-cell office:value-type="float" office:value="10.5" table:style-name="ce5">
            <text:p>10.50<text:s/></text:p>
          </table:table-cell>
          <table:table-cell office:value-type="float" office:value="6.15" table:style-name="ce5">
            <text:p>6.15<text:s/></text:p>
          </table:table-cell>
          <table:table-cell office:value-type="float" office:value="9.7200000000000006" table:style-name="ce5">
            <text:p>9.72<text:s/></text:p>
          </table:table-cell>
          <table:table-cell office:value-type="float" office:value="7.54" table:style-name="ce5">
            <text:p>7.54<text:s/></text:p>
          </table:table-cell>
          <table:table-cell office:value-type="float" office:value="12.28" table:style-name="ce5">
            <text:p>12.28<text:s/></text:p>
          </table:table-cell>
          <table:table-cell office:value-type="float" office:value="7.01" table:style-name="ce5">
            <text:p>7.01<text:s/></text:p>
          </table:table-cell>
          <table:table-cell office:value-type="float" office:value="11.7" table:style-name="ce5">
            <text:p>11.70<text:s/></text:p>
          </table:table-cell>
          <table:table-cell office:value-type="float" office:value="10.18" table:style-name="ce5">
            <text:p>10.18<text:s/></text:p>
          </table:table-cell>
          <table:table-cell office:value-type="float" office:value="13.65" table:style-name="ce5">
            <text:p>13.65<text:s/></text:p>
          </table:table-cell>
          <table:table-cell table:number-columns-repeated="16372"/>
        </table:table-row>
        <table:table-row table:style-name="ro2">
          <table:table-cell office:value-type="float" office:value="80" table:style-name="ce3">
            <text:p>80</text:p>
          </table:table-cell>
          <table:table-cell office:value-type="string" table:style-name="ce4">
            <text:p>1</text:p>
          </table:table-cell>
          <table:table-cell office:value-type="float" office:value="7.13" table:style-name="ce5">
            <text:p>7.13<text:s/></text:p>
          </table:table-cell>
          <table:table-cell office:value-type="float" office:value="10.5" table:style-name="ce5">
            <text:p>10.50<text:s/></text:p>
          </table:table-cell>
          <table:table-cell office:value-type="float" office:value="6.16" table:style-name="ce5">
            <text:p>6.16<text:s/></text:p>
          </table:table-cell>
          <table:table-cell office:value-type="float" office:value="10.24" table:style-name="ce5">
            <text:p>10.24<text:s/></text:p>
          </table:table-cell>
          <table:table-cell office:value-type="float" office:value="7.51" table:style-name="ce5">
            <text:p>7.51<text:s/></text:p>
          </table:table-cell>
          <table:table-cell office:value-type="float" office:value="12.17" table:style-name="ce5">
            <text:p>12.17<text:s/></text:p>
          </table:table-cell>
          <table:table-cell office:value-type="float" office:value="7.1" table:style-name="ce5">
            <text:p>7.10<text:s/></text:p>
          </table:table-cell>
          <table:table-cell office:value-type="float" office:value="11.74" table:style-name="ce5">
            <text:p>11.74<text:s/></text:p>
          </table:table-cell>
          <table:table-cell office:value-type="float" office:value="10.14" table:style-name="ce5">
            <text:p>10.14<text:s/></text:p>
          </table:table-cell>
          <table:table-cell office:value-type="float" office:value="13.56" table:style-name="ce5">
            <text:p>13.56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2</text:p>
          </table:table-cell>
          <table:table-cell office:value-type="float" office:value="7.2" table:style-name="ce5">
            <text:p>7.20<text:s/></text:p>
          </table:table-cell>
          <table:table-cell office:value-type="float" office:value="10.47" table:style-name="ce5">
            <text:p>10.47<text:s/></text:p>
          </table:table-cell>
          <table:table-cell office:value-type="float" office:value="6.48" table:style-name="ce5">
            <text:p>6.48<text:s/></text:p>
          </table:table-cell>
          <table:table-cell office:value-type="float" office:value="10.76" table:style-name="ce5">
            <text:p>10.76<text:s/></text:p>
          </table:table-cell>
          <table:table-cell office:value-type="float" office:value="7.49" table:style-name="ce5">
            <text:p>7.49<text:s/></text:p>
          </table:table-cell>
          <table:table-cell office:value-type="float" office:value="12.01" table:style-name="ce5">
            <text:p>12.01<text:s/></text:p>
          </table:table-cell>
          <table:table-cell office:value-type="float" office:value="7.07" table:style-name="ce5">
            <text:p>7.07<text:s/></text:p>
          </table:table-cell>
          <table:table-cell office:value-type="float" office:value="11.69" table:style-name="ce5">
            <text:p>11.69<text:s/></text:p>
          </table:table-cell>
          <table:table-cell office:value-type="float" office:value="10.18" table:style-name="ce5">
            <text:p>10.18<text:s/></text:p>
          </table:table-cell>
          <table:table-cell office:value-type="float" office:value="13.11" table:style-name="ce5">
            <text:p>13.11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3</text:p>
          </table:table-cell>
          <table:table-cell office:value-type="float" office:value="7.2" table:style-name="ce5">
            <text:p>7.20<text:s/></text:p>
          </table:table-cell>
          <table:table-cell office:value-type="float" office:value="10.220000000000001" table:style-name="ce5">
            <text:p>10.22<text:s/></text:p>
          </table:table-cell>
          <table:table-cell office:value-type="float" office:value="6.64" table:style-name="ce5">
            <text:p>6.64<text:s/></text:p>
          </table:table-cell>
          <table:table-cell office:value-type="float" office:value="10.81" table:style-name="ce5">
            <text:p>10.81<text:s/></text:p>
          </table:table-cell>
          <table:table-cell office:value-type="float" office:value="7.56" table:style-name="ce5">
            <text:p>7.56<text:s/></text:p>
          </table:table-cell>
          <table:table-cell office:value-type="float" office:value="11.74" table:style-name="ce5">
            <text:p>11.74<text:s/></text:p>
          </table:table-cell>
          <table:table-cell office:value-type="float" office:value="6.97" table:style-name="ce5">
            <text:p>6.97<text:s/></text:p>
          </table:table-cell>
          <table:table-cell office:value-type="float" office:value="11.4" table:style-name="ce5">
            <text:p>11.40<text:s/></text:p>
          </table:table-cell>
          <table:table-cell office:value-type="float" office:value="10.130000000000001" table:style-name="ce5">
            <text:p>10.13<text:s/></text:p>
          </table:table-cell>
          <table:table-cell office:value-type="float" office:value="12.83" table:style-name="ce5">
            <text:p>12.83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4</text:p>
          </table:table-cell>
          <table:table-cell office:value-type="float" office:value="6.97" table:style-name="ce5">
            <text:p>6.97<text:s/></text:p>
          </table:table-cell>
          <table:table-cell office:value-type="float" office:value="9.5399999999999991" table:style-name="ce5">
            <text:p>9.54<text:s/></text:p>
          </table:table-cell>
          <table:table-cell office:value-type="float" office:value="6.22" table:style-name="ce5">
            <text:p>6.22<text:s/></text:p>
          </table:table-cell>
          <table:table-cell office:value-type="float" office:value="9.43" table:style-name="ce5">
            <text:p>9.43<text:s/></text:p>
          </table:table-cell>
          <table:table-cell office:value-type="float" office:value="7.23" table:style-name="ce5">
            <text:p>7.23<text:s/></text:p>
          </table:table-cell>
          <table:table-cell office:value-type="float" office:value="11.18" table:style-name="ce5">
            <text:p>11.18<text:s/></text:p>
          </table:table-cell>
          <table:table-cell office:value-type="float" office:value="6.5" table:style-name="ce5">
            <text:p>6.50<text:s/></text:p>
          </table:table-cell>
          <table:table-cell office:value-type="float" office:value="10.67" table:style-name="ce5">
            <text:p>10.67<text:s/></text:p>
          </table:table-cell>
          <table:table-cell office:value-type="float" office:value="9.8800000000000008" table:style-name="ce5">
            <text:p>9.88<text:s/></text:p>
          </table:table-cell>
          <table:table-cell office:value-type="float" office:value="12.22" table:style-name="ce5">
            <text:p>12.22<text:s/></text:p>
          </table:table-cell>
          <table:table-cell table:number-columns-repeated="16372"/>
        </table:table-row>
        <table:table-row table:style-name="ro2">
          <table:table-cell office:value-type="float" office:value="81" table:style-name="ce3">
            <text:p>81</text:p>
          </table:table-cell>
          <table:table-cell office:value-type="string" table:style-name="ce4">
            <text:p>1</text:p>
          </table:table-cell>
          <table:table-cell office:value-type="float" office:value="6.6" table:style-name="ce5">
            <text:p>6.60<text:s/></text:p>
          </table:table-cell>
          <table:table-cell office:value-type="float" office:value="9.14" table:style-name="ce5">
            <text:p>9.14<text:s/></text:p>
          </table:table-cell>
          <table:table-cell office:value-type="float" office:value="5.71" table:style-name="ce5">
            <text:p>5.71<text:s/></text:p>
          </table:table-cell>
          <table:table-cell office:value-type="float" office:value="9.44" table:style-name="ce5">
            <text:p>9.44<text:s/></text:p>
          </table:table-cell>
          <table:table-cell office:value-type="float" office:value="6.75" table:style-name="ce5">
            <text:p>6.75<text:s/></text:p>
          </table:table-cell>
          <table:table-cell office:value-type="float" office:value="10.52" table:style-name="ce5">
            <text:p>10.52<text:s/></text:p>
          </table:table-cell>
          <table:table-cell office:value-type="float" office:value="6.04" table:style-name="ce5">
            <text:p>6.04<text:s/></text:p>
          </table:table-cell>
          <table:table-cell office:value-type="float" office:value="10.199999999999999" table:style-name="ce5">
            <text:p>10.20<text:s/></text:p>
          </table:table-cell>
          <table:table-cell office:value-type="float" office:value="9.4700000000000006" table:style-name="ce5">
            <text:p>9.47<text:s/></text:p>
          </table:table-cell>
          <table:table-cell office:value-type="float" office:value="11.54" table:style-name="ce5">
            <text:p>11.54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2</text:p>
          </table:table-cell>
          <table:table-cell office:value-type="float" office:value="6.4" table:style-name="ce5">
            <text:p>6.40<text:s/></text:p>
          </table:table-cell>
          <table:table-cell office:value-type="float" office:value="9.07" table:style-name="ce5">
            <text:p>9.07<text:s/></text:p>
          </table:table-cell>
          <table:table-cell office:value-type="float" office:value="5.63" table:style-name="ce5">
            <text:p>5.63<text:s/></text:p>
          </table:table-cell>
          <table:table-cell office:value-type="float" office:value="9.9600000000000009" table:style-name="ce5">
            <text:p>9.96<text:s/></text:p>
          </table:table-cell>
          <table:table-cell office:value-type="float" office:value="6.52" table:style-name="ce5">
            <text:p>6.52<text:s/></text:p>
          </table:table-cell>
          <table:table-cell office:value-type="float" office:value="10.220000000000001" table:style-name="ce5">
            <text:p>10.22<text:s/></text:p>
          </table:table-cell>
          <table:table-cell office:value-type="float" office:value="5.97" table:style-name="ce5">
            <text:p>5.97<text:s/></text:p>
          </table:table-cell>
          <table:table-cell office:value-type="float" office:value="10.1" table:style-name="ce5">
            <text:p>10.10<text:s/></text:p>
          </table:table-cell>
          <table:table-cell office:value-type="float" office:value="9.11" table:style-name="ce5">
            <text:p>9.11<text:s/></text:p>
          </table:table-cell>
          <table:table-cell office:value-type="float" office:value="11.19" table:style-name="ce5">
            <text:p>11.19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3</text:p>
          </table:table-cell>
          <table:table-cell office:value-type="float" office:value="6.42" table:style-name="ce5">
            <text:p>6.42<text:s/></text:p>
          </table:table-cell>
          <table:table-cell office:value-type="float" office:value="9.1999999999999993" table:style-name="ce5">
            <text:p>9.20<text:s/></text:p>
          </table:table-cell>
          <table:table-cell office:value-type="float" office:value="5.6" table:style-name="ce5">
            <text:p>5.60<text:s/></text:p>
          </table:table-cell>
          <table:table-cell office:value-type="float" office:value="9.85" table:style-name="ce5">
            <text:p>9.85<text:s/></text:p>
          </table:table-cell>
          <table:table-cell office:value-type="float" office:value="6.59" table:style-name="ce5">
            <text:p>6.59<text:s/></text:p>
          </table:table-cell>
          <table:table-cell office:value-type="float" office:value="10.26" table:style-name="ce5">
            <text:p>10.26<text:s/></text:p>
          </table:table-cell>
          <table:table-cell office:value-type="float" office:value="6.08" table:style-name="ce5">
            <text:p>6.08<text:s/></text:p>
          </table:table-cell>
          <table:table-cell office:value-type="float" office:value="10.14" table:style-name="ce5">
            <text:p>10.14<text:s/></text:p>
          </table:table-cell>
          <table:table-cell office:value-type="float" office:value="8.73" table:style-name="ce5">
            <text:p>8.73<text:s/></text:p>
          </table:table-cell>
          <table:table-cell office:value-type="float" office:value="11.28" table:style-name="ce5">
            <text:p>11.28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4</text:p>
          </table:table-cell>
          <table:table-cell office:value-type="float" office:value="6.26" table:style-name="ce5">
            <text:p>6.26<text:s/></text:p>
          </table:table-cell>
          <table:table-cell office:value-type="float" office:value="9.27" table:style-name="ce5">
            <text:p>9.27<text:s/></text:p>
          </table:table-cell>
          <table:table-cell office:value-type="float" office:value="5.74" table:style-name="ce5">
            <text:p>5.74<text:s/></text:p>
          </table:table-cell>
          <table:table-cell office:value-type="float" office:value="9.31" table:style-name="ce5">
            <text:p>9.31<text:s/></text:p>
          </table:table-cell>
          <table:table-cell office:value-type="float" office:value="6.69" table:style-name="ce5">
            <text:p>6.69<text:s/></text:p>
          </table:table-cell>
          <table:table-cell office:value-type="float" office:value="10.29" table:style-name="ce5">
            <text:p>10.29<text:s/></text:p>
          </table:table-cell>
          <table:table-cell office:value-type="float" office:value="6.16" table:style-name="ce5">
            <text:p>6.16<text:s/></text:p>
          </table:table-cell>
          <table:table-cell office:value-type="float" office:value="10.130000000000001" table:style-name="ce5">
            <text:p>10.13<text:s/></text:p>
          </table:table-cell>
          <table:table-cell office:value-type="float" office:value="8.31" table:style-name="ce5">
            <text:p>8.31<text:s/></text:p>
          </table:table-cell>
          <table:table-cell office:value-type="float" office:value="11.31" table:style-name="ce5">
            <text:p>11.31<text:s/></text:p>
          </table:table-cell>
          <table:table-cell table:number-columns-repeated="16372"/>
        </table:table-row>
        <table:table-row table:style-name="ro2">
          <table:table-cell office:value-type="float" office:value="82" table:style-name="ce3">
            <text:p>82</text:p>
          </table:table-cell>
          <table:table-cell office:value-type="string" table:style-name="ce4">
            <text:p>1</text:p>
          </table:table-cell>
          <table:table-cell office:value-type="float" office:value="6.33" table:style-name="ce5">
            <text:p>6.33<text:s/></text:p>
          </table:table-cell>
          <table:table-cell office:value-type="float" office:value="9.31" table:style-name="ce5">
            <text:p>9.31<text:s/></text:p>
          </table:table-cell>
          <table:table-cell office:value-type="float" office:value="5.99" table:style-name="ce5">
            <text:p>5.99<text:s/></text:p>
          </table:table-cell>
          <table:table-cell office:value-type="float" office:value="9.9700000000000006" table:style-name="ce5">
            <text:p>9.97<text:s/></text:p>
          </table:table-cell>
          <table:table-cell office:value-type="float" office:value="6.76" table:style-name="ce5">
            <text:p>6.76<text:s/></text:p>
          </table:table-cell>
          <table:table-cell office:value-type="float" office:value="10.31" table:style-name="ce5">
            <text:p>10.31<text:s/></text:p>
          </table:table-cell>
          <table:table-cell office:value-type="float" office:value="6.2" table:style-name="ce5">
            <text:p>6.20<text:s/></text:p>
          </table:table-cell>
          <table:table-cell office:value-type="float" office:value="10.11" table:style-name="ce5">
            <text:p>10.11<text:s/></text:p>
          </table:table-cell>
          <table:table-cell office:value-type="float" office:value="8.26" table:style-name="ce5">
            <text:p>8.26<text:s/></text:p>
          </table:table-cell>
          <table:table-cell office:value-type="float" office:value="11.25" table:style-name="ce5">
            <text:p>11.25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2</text:p>
          </table:table-cell>
          <table:table-cell office:value-type="float" office:value="6.31" table:style-name="ce5">
            <text:p>6.31<text:s/></text:p>
          </table:table-cell>
          <table:table-cell office:value-type="float" office:value="9.31" table:style-name="ce5">
            <text:p>9.31<text:s/></text:p>
          </table:table-cell>
          <table:table-cell office:value-type="float" office:value="5.88" table:style-name="ce5">
            <text:p>5.88<text:s/></text:p>
          </table:table-cell>
          <table:table-cell office:value-type="float" office:value="9.8800000000000008" table:style-name="ce5">
            <text:p>9.88<text:s/></text:p>
          </table:table-cell>
          <table:table-cell office:value-type="float" office:value="6.75" table:style-name="ce5">
            <text:p>6.75<text:s/></text:p>
          </table:table-cell>
          <table:table-cell office:value-type="float" office:value="10.32" table:style-name="ce5">
            <text:p>10.32<text:s/></text:p>
          </table:table-cell>
          <table:table-cell office:value-type="float" office:value="6.12" table:style-name="ce5">
            <text:p>6.12<text:s/></text:p>
          </table:table-cell>
          <table:table-cell office:value-type="float" office:value="10.24" table:style-name="ce5">
            <text:p>10.24<text:s/></text:p>
          </table:table-cell>
          <table:table-cell office:value-type="float" office:value="8.27" table:style-name="ce5">
            <text:p>8.27<text:s/></text:p>
          </table:table-cell>
          <table:table-cell office:value-type="float" office:value="11.25" table:style-name="ce5">
            <text:p>11.25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3</text:p>
          </table:table-cell>
          <table:table-cell office:value-type="float" office:value="6.32" table:style-name="ce5">
            <text:p>6.32<text:s/></text:p>
          </table:table-cell>
          <table:table-cell office:value-type="float" office:value="9.2899999999999991" table:style-name="ce5">
            <text:p>9.29<text:s/></text:p>
          </table:table-cell>
          <table:table-cell office:value-type="float" office:value="5.65" table:style-name="ce5">
            <text:p>5.65<text:s/></text:p>
          </table:table-cell>
          <table:table-cell office:value-type="float" office:value="9.48" table:style-name="ce5">
            <text:p>9.48<text:s/></text:p>
          </table:table-cell>
          <table:table-cell office:value-type="float" office:value="6.84" table:style-name="ce5">
            <text:p>6.84<text:s/></text:p>
          </table:table-cell>
          <table:table-cell office:value-type="float" office:value="10.3" table:style-name="ce5">
            <text:p>10.30<text:s/></text:p>
          </table:table-cell>
          <table:table-cell office:value-type="float" office:value="6.18" table:style-name="ce5">
            <text:p>6.18<text:s/></text:p>
          </table:table-cell>
          <table:table-cell office:value-type="float" office:value="10.199999999999999" table:style-name="ce5">
            <text:p>10.20<text:s/></text:p>
          </table:table-cell>
          <table:table-cell office:value-type="float" office:value="8.2200000000000006" table:style-name="ce5">
            <text:p>8.22<text:s/></text:p>
          </table:table-cell>
          <table:table-cell office:value-type="float" office:value="11.12" table:style-name="ce5">
            <text:p>11.12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4</text:p>
          </table:table-cell>
          <table:table-cell office:value-type="float" office:value="6.2" table:style-name="ce5">
            <text:p>6.20<text:s/></text:p>
          </table:table-cell>
          <table:table-cell office:value-type="float" office:value="9.1199999999999992" table:style-name="ce5">
            <text:p>9.12<text:s/></text:p>
          </table:table-cell>
          <table:table-cell office:value-type="float" office:value="5.5" table:style-name="ce5">
            <text:p>5.50<text:s/></text:p>
          </table:table-cell>
          <table:table-cell office:value-type="float" office:value="9.18" table:style-name="ce5">
            <text:p>9.18<text:s/></text:p>
          </table:table-cell>
          <table:table-cell office:value-type="float" office:value="6.75" table:style-name="ce5">
            <text:p>6.75<text:s/></text:p>
          </table:table-cell>
          <table:table-cell office:value-type="float" office:value="10.24" table:style-name="ce5">
            <text:p>10.24<text:s/></text:p>
          </table:table-cell>
          <table:table-cell office:value-type="float" office:value="6.11" table:style-name="ce5">
            <text:p>6.11<text:s/></text:p>
          </table:table-cell>
          <table:table-cell office:value-type="float" office:value="10.06" table:style-name="ce5">
            <text:p>10.06<text:s/></text:p>
          </table:table-cell>
          <table:table-cell office:value-type="float" office:value="8.06" table:style-name="ce5">
            <text:p>8.06<text:s/></text:p>
          </table:table-cell>
          <table:table-cell office:value-type="float" office:value="11" table:style-name="ce5">
            <text:p>11.00<text:s/></text:p>
          </table:table-cell>
          <table:table-cell table:number-columns-repeated="16372"/>
        </table:table-row>
        <table:table-row table:style-name="ro2">
          <table:table-cell office:value-type="float" office:value="83" table:style-name="ce3">
            <text:p>83</text:p>
          </table:table-cell>
          <table:table-cell office:value-type="string" table:style-name="ce4">
            <text:p>1</text:p>
          </table:table-cell>
          <table:table-cell office:value-type="float" office:value="6.18" table:style-name="ce5">
            <text:p>6.18<text:s/></text:p>
          </table:table-cell>
          <table:table-cell office:value-type="float" office:value="9.1199999999999992" table:style-name="ce5">
            <text:p>9.12<text:s/></text:p>
          </table:table-cell>
          <table:table-cell office:value-type="float" office:value="5.48" table:style-name="ce5">
            <text:p>5.48<text:s/></text:p>
          </table:table-cell>
          <table:table-cell office:value-type="float" office:value="9.6199999999999992" table:style-name="ce5">
            <text:p>9.62<text:s/></text:p>
          </table:table-cell>
          <table:table-cell office:value-type="float" office:value="6.68" table:style-name="ce5">
            <text:p>6.68<text:s/></text:p>
          </table:table-cell>
          <table:table-cell office:value-type="float" office:value="10.23" table:style-name="ce5">
            <text:p>10.23<text:s/></text:p>
          </table:table-cell>
          <table:table-cell office:value-type="float" office:value="6.09" table:style-name="ce5">
            <text:p>6.09<text:s/></text:p>
          </table:table-cell>
          <table:table-cell office:value-type="float" office:value="10.09" table:style-name="ce5">
            <text:p>10.09<text:s/></text:p>
          </table:table-cell>
          <table:table-cell office:value-type="float" office:value="8.02" table:style-name="ce5">
            <text:p>8.02<text:s/></text:p>
          </table:table-cell>
          <table:table-cell office:value-type="float" office:value="10.88" table:style-name="ce5">
            <text:p>10.88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2</text:p>
          </table:table-cell>
          <table:table-cell office:value-type="float" office:value="6.04" table:style-name="ce5">
            <text:p>6.04<text:s/></text:p>
          </table:table-cell>
          <table:table-cell office:value-type="float" office:value="8.93" table:style-name="ce5">
            <text:p>8.93<text:s/></text:p>
          </table:table-cell>
          <table:table-cell office:value-type="float" office:value="5.21" table:style-name="ce5">
            <text:p>5.21<text:s/></text:p>
          </table:table-cell>
          <table:table-cell office:value-type="float" office:value="9.19" table:style-name="ce5">
            <text:p>9.19<text:s/></text:p>
          </table:table-cell>
          <table:table-cell office:value-type="float" office:value="6.51" table:style-name="ce5">
            <text:p>6.51<text:s/></text:p>
          </table:table-cell>
          <table:table-cell office:value-type="float" office:value="10.09" table:style-name="ce5">
            <text:p>10.09<text:s/></text:p>
          </table:table-cell>
          <table:table-cell office:value-type="float" office:value="5.89" table:style-name="ce5">
            <text:p>5.89<text:s/></text:p>
          </table:table-cell>
          <table:table-cell office:value-type="float" office:value="9.91" table:style-name="ce5">
            <text:p>9.91<text:s/></text:p>
          </table:table-cell>
          <table:table-cell office:value-type="float" office:value="7.88" table:style-name="ce5">
            <text:p>7.88<text:s/></text:p>
          </table:table-cell>
          <table:table-cell office:value-type="float" office:value="10.75" table:style-name="ce5">
            <text:p>10.75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3</text:p>
          </table:table-cell>
          <table:table-cell office:value-type="float" office:value="5.93" table:style-name="ce5">
            <text:p>5.93<text:s/></text:p>
          </table:table-cell>
          <table:table-cell office:value-type="float" office:value="8.8699999999999992" table:style-name="ce5">
            <text:p>8.87<text:s/></text:p>
          </table:table-cell>
          <table:table-cell office:value-type="float" office:value="5.23" table:style-name="ce5">
            <text:p>5.23<text:s/></text:p>
          </table:table-cell>
          <table:table-cell office:value-type="float" office:value="10.01" table:style-name="ce5">
            <text:p>10.01<text:s/></text:p>
          </table:table-cell>
          <table:table-cell office:value-type="float" office:value="6.36" table:style-name="ce5">
            <text:p>6.36<text:s/></text:p>
          </table:table-cell>
          <table:table-cell office:value-type="float" office:value="9.9499999999999993" table:style-name="ce5">
            <text:p>9.95<text:s/></text:p>
          </table:table-cell>
          <table:table-cell office:value-type="float" office:value="5.77" table:style-name="ce5">
            <text:p>5.77<text:s/></text:p>
          </table:table-cell>
          <table:table-cell office:value-type="float" office:value="9.84" table:style-name="ce5">
            <text:p>9.84<text:s/></text:p>
          </table:table-cell>
          <table:table-cell office:value-type="float" office:value="7.74" table:style-name="ce5">
            <text:p>7.74<text:s/></text:p>
          </table:table-cell>
          <table:table-cell office:value-type="float" office:value="10.51" table:style-name="ce5">
            <text:p>10.51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4</text:p>
          </table:table-cell>
          <table:table-cell office:value-type="float" office:value="6" table:style-name="ce5">
            <text:p>6.00<text:s/></text:p>
          </table:table-cell>
          <table:table-cell office:value-type="float" office:value="9.01" table:style-name="ce5">
            <text:p>9.01<text:s/></text:p>
          </table:table-cell>
          <table:table-cell office:value-type="float" office:value="5.35" table:style-name="ce5">
            <text:p>5.35<text:s/></text:p>
          </table:table-cell>
          <table:table-cell office:value-type="float" office:value="9.7899999999999991" table:style-name="ce5">
            <text:p>9.79<text:s/></text:p>
          </table:table-cell>
          <table:table-cell office:value-type="float" office:value="6.4" table:style-name="ce5">
            <text:p>6.40<text:s/></text:p>
          </table:table-cell>
          <table:table-cell office:value-type="float" office:value="9.99" table:style-name="ce5">
            <text:p>9.99<text:s/></text:p>
          </table:table-cell>
          <table:table-cell office:value-type="float" office:value="5.87" table:style-name="ce5">
            <text:p>5.87<text:s/></text:p>
          </table:table-cell>
          <table:table-cell office:value-type="float" office:value="9.8800000000000008" table:style-name="ce5">
            <text:p>9.88<text:s/></text:p>
          </table:table-cell>
          <table:table-cell office:value-type="float" office:value="7.72" table:style-name="ce5">
            <text:p>7.72<text:s/></text:p>
          </table:table-cell>
          <table:table-cell office:value-type="float" office:value="10.42" table:style-name="ce5">
            <text:p>10.42<text:s/></text:p>
          </table:table-cell>
          <table:table-cell table:number-columns-repeated="16372"/>
        </table:table-row>
        <table:table-row table:style-name="ro2">
          <table:table-cell office:value-type="float" office:value="84" table:style-name="ce3">
            <text:p>84</text:p>
          </table:table-cell>
          <table:table-cell office:value-type="string" table:style-name="ce4">
            <text:p>1</text:p>
          </table:table-cell>
          <table:table-cell office:value-type="float" office:value="6.11" table:style-name="ce5">
            <text:p>6.11<text:s/></text:p>
          </table:table-cell>
          <table:table-cell office:value-type="float" office:value="9" table:style-name="ce5">
            <text:p>9.00<text:s/></text:p>
          </table:table-cell>
          <table:table-cell office:value-type="float" office:value="5.33" table:style-name="ce5">
            <text:p>5.33<text:s/></text:p>
          </table:table-cell>
          <table:table-cell office:value-type="float" office:value="9.5399999999999991" table:style-name="ce5">
            <text:p>9.54<text:s/></text:p>
          </table:table-cell>
          <table:table-cell office:value-type="float" office:value="6.5" table:style-name="ce5">
            <text:p>6.50<text:s/></text:p>
          </table:table-cell>
          <table:table-cell office:value-type="float" office:value="9.93" table:style-name="ce5">
            <text:p>9.93<text:s/></text:p>
          </table:table-cell>
          <table:table-cell office:value-type="float" office:value="5.96" table:style-name="ce5">
            <text:p>5.96<text:s/></text:p>
          </table:table-cell>
          <table:table-cell office:value-type="float" office:value="9.7899999999999991" table:style-name="ce5">
            <text:p>9.79<text:s/></text:p>
          </table:table-cell>
          <table:table-cell office:value-type="float" office:value="7.75" table:style-name="ce5">
            <text:p>7.75<text:s/></text:p>
          </table:table-cell>
          <table:table-cell office:value-type="float" office:value="10.31" table:style-name="ce5">
            <text:p>10.31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2</text:p>
          </table:table-cell>
          <table:table-cell office:value-type="float" office:value="6.11" table:style-name="ce5">
            <text:p>6.11<text:s/></text:p>
          </table:table-cell>
          <table:table-cell office:value-type="float" office:value="8.9499999999999993" table:style-name="ce5">
            <text:p>8.95<text:s/></text:p>
          </table:table-cell>
          <table:table-cell office:value-type="float" office:value="5.26" table:style-name="ce5">
            <text:p>5.26<text:s/></text:p>
          </table:table-cell>
          <table:table-cell office:value-type="float" office:value="9.48" table:style-name="ce5">
            <text:p>9.48<text:s/></text:p>
          </table:table-cell>
          <table:table-cell office:value-type="float" office:value="6.54" table:style-name="ce5">
            <text:p>6.54<text:s/></text:p>
          </table:table-cell>
          <table:table-cell office:value-type="float" office:value="9.89" table:style-name="ce5">
            <text:p>9.89<text:s/></text:p>
          </table:table-cell>
          <table:table-cell office:value-type="float" office:value="5.99" table:style-name="ce5">
            <text:p>5.99<text:s/></text:p>
          </table:table-cell>
          <table:table-cell office:value-type="float" office:value="9.7799999999999994" table:style-name="ce5">
            <text:p>9.78<text:s/></text:p>
          </table:table-cell>
          <table:table-cell office:value-type="float" office:value="7.67" table:style-name="ce5">
            <text:p>7.67<text:s/></text:p>
          </table:table-cell>
          <table:table-cell office:value-type="float" office:value="10.199999999999999" table:style-name="ce5">
            <text:p>10.20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3</text:p>
          </table:table-cell>
          <table:table-cell office:value-type="float" office:value="5.99" table:style-name="ce5">
            <text:p>5.99<text:s/></text:p>
          </table:table-cell>
          <table:table-cell office:value-type="float" office:value="8.84" table:style-name="ce5">
            <text:p>8.84<text:s/></text:p>
          </table:table-cell>
          <table:table-cell office:value-type="float" office:value="5.23" table:style-name="ce5">
            <text:p>5.23<text:s/></text:p>
          </table:table-cell>
          <table:table-cell office:value-type="float" office:value="9.6999999999999993" table:style-name="ce5">
            <text:p>9.70<text:s/></text:p>
          </table:table-cell>
          <table:table-cell office:value-type="float" office:value="6.48" table:style-name="ce5">
            <text:p>6.48<text:s/></text:p>
          </table:table-cell>
          <table:table-cell office:value-type="float" office:value="9.85" table:style-name="ce5">
            <text:p>9.85<text:s/></text:p>
          </table:table-cell>
          <table:table-cell office:value-type="float" office:value="5.88" table:style-name="ce5">
            <text:p>5.88<text:s/></text:p>
          </table:table-cell>
          <table:table-cell office:value-type="float" office:value="9.73" table:style-name="ce5">
            <text:p>9.73<text:s/></text:p>
          </table:table-cell>
          <table:table-cell office:value-type="float" office:value="7.47" table:style-name="ce5">
            <text:p>7.47<text:s/></text:p>
          </table:table-cell>
          <table:table-cell office:value-type="float" office:value="10.11" table:style-name="ce5">
            <text:p>10.11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4</text:p>
          </table:table-cell>
          <table:table-cell office:value-type="float" office:value="6.01" table:style-name="ce5">
            <text:p>6.01<text:s/></text:p>
          </table:table-cell>
          <table:table-cell office:value-type="float" office:value="8.74" table:style-name="ce5">
            <text:p>8.74<text:s/></text:p>
          </table:table-cell>
          <table:table-cell office:value-type="float" office:value="5.31" table:style-name="ce5">
            <text:p>5.31<text:s/></text:p>
          </table:table-cell>
          <table:table-cell office:value-type="float" office:value="9.7100000000000009" table:style-name="ce5">
            <text:p>9.71<text:s/></text:p>
          </table:table-cell>
          <table:table-cell office:value-type="float" office:value="6.44" table:style-name="ce5">
            <text:p>6.44<text:s/></text:p>
          </table:table-cell>
          <table:table-cell office:value-type="float" office:value="9.8000000000000007" table:style-name="ce5">
            <text:p>9.80<text:s/></text:p>
          </table:table-cell>
          <table:table-cell office:value-type="float" office:value="5.91" table:style-name="ce5">
            <text:p>5.91<text:s/></text:p>
          </table:table-cell>
          <table:table-cell office:value-type="float" office:value="9.67" table:style-name="ce5">
            <text:p>9.67<text:s/></text:p>
          </table:table-cell>
          <table:table-cell office:value-type="float" office:value="7.45" table:style-name="ce5">
            <text:p>7.45<text:s/></text:p>
          </table:table-cell>
          <table:table-cell office:value-type="float" office:value="9.98" table:style-name="ce5">
            <text:p>9.98<text:s/></text:p>
          </table:table-cell>
          <table:table-cell table:number-columns-repeated="16372"/>
        </table:table-row>
        <table:table-row table:style-name="ro2">
          <table:table-cell office:value-type="float" office:value="85" table:style-name="ce3">
            <text:p>85</text:p>
          </table:table-cell>
          <table:table-cell office:value-type="string" table:style-name="ce4">
            <text:p>1</text:p>
          </table:table-cell>
          <table:table-cell office:value-type="float" office:value="5.96" table:style-name="ce5">
            <text:p>5.96<text:s/></text:p>
          </table:table-cell>
          <table:table-cell office:value-type="float" office:value="8.6999999999999993" table:style-name="ce5">
            <text:p>8.70<text:s/></text:p>
          </table:table-cell>
          <table:table-cell office:value-type="float" office:value="5.26" table:style-name="ce5">
            <text:p>5.26<text:s/></text:p>
          </table:table-cell>
          <table:table-cell office:value-type="float" office:value="9.6999999999999993" table:style-name="ce5">
            <text:p>9.70<text:s/></text:p>
          </table:table-cell>
          <table:table-cell office:value-type="float" office:value="6.43" table:style-name="ce5">
            <text:p>6.43<text:s/></text:p>
          </table:table-cell>
          <table:table-cell office:value-type="float" office:value="9.74" table:style-name="ce5">
            <text:p>9.74<text:s/></text:p>
          </table:table-cell>
          <table:table-cell office:value-type="float" office:value="5.91" table:style-name="ce5">
            <text:p>5.91<text:s/></text:p>
          </table:table-cell>
          <table:table-cell office:value-type="float" office:value="9.67" table:style-name="ce5">
            <text:p>9.67<text:s/></text:p>
          </table:table-cell>
          <table:table-cell office:value-type="float" office:value="7.35" table:style-name="ce5">
            <text:p>7.35<text:s/></text:p>
          </table:table-cell>
          <table:table-cell office:value-type="float" office:value="9.8699999999999992" table:style-name="ce5">
            <text:p>9.87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2</text:p>
          </table:table-cell>
          <table:table-cell office:value-type="float" office:value="5.88" table:style-name="ce5">
            <text:p>5.88<text:s/></text:p>
          </table:table-cell>
          <table:table-cell office:value-type="float" office:value="8.64" table:style-name="ce5">
            <text:p>8.64<text:s/></text:p>
          </table:table-cell>
          <table:table-cell office:value-type="float" office:value="5.13" table:style-name="ce5">
            <text:p>5.13<text:s/></text:p>
          </table:table-cell>
          <table:table-cell office:value-type="float" office:value="9.41" table:style-name="ce5">
            <text:p>9.41<text:s/></text:p>
          </table:table-cell>
          <table:table-cell office:value-type="float" office:value="6.31" table:style-name="ce5">
            <text:p>6.31<text:s/></text:p>
          </table:table-cell>
          <table:table-cell office:value-type="float" office:value="9.66" table:style-name="ce5">
            <text:p>9.66<text:s/></text:p>
          </table:table-cell>
          <table:table-cell office:value-type="float" office:value="5.83" table:style-name="ce5">
            <text:p>5.83<text:s/></text:p>
          </table:table-cell>
          <table:table-cell office:value-type="float" office:value="9.64" table:style-name="ce5">
            <text:p>9.64<text:s/></text:p>
          </table:table-cell>
          <table:table-cell office:value-type="float" office:value="7.26" table:style-name="ce5">
            <text:p>7.26<text:s/></text:p>
          </table:table-cell>
          <table:table-cell office:value-type="float" office:value="9.83" table:style-name="ce5">
            <text:p>9.83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3</text:p>
          </table:table-cell>
          <table:table-cell office:value-type="float" office:value="5.76" table:style-name="ce5">
            <text:p>5.76<text:s/></text:p>
          </table:table-cell>
          <table:table-cell office:value-type="float" office:value="8.5" table:style-name="ce5">
            <text:p>8.50<text:s/></text:p>
          </table:table-cell>
          <table:table-cell office:value-type="float" office:value="4.93" table:style-name="ce5">
            <text:p>4.93<text:s/></text:p>
          </table:table-cell>
          <table:table-cell office:value-type="float" office:value="9.3000000000000007" table:style-name="ce5">
            <text:p>9.30<text:s/></text:p>
          </table:table-cell>
          <table:table-cell office:value-type="float" office:value="6.13" table:style-name="ce5">
            <text:p>6.13<text:s/></text:p>
          </table:table-cell>
          <table:table-cell office:value-type="float" office:value="9.6" table:style-name="ce5">
            <text:p>9.60<text:s/></text:p>
          </table:table-cell>
          <table:table-cell office:value-type="float" office:value="5.7" table:style-name="ce5">
            <text:p>5.70<text:s/></text:p>
          </table:table-cell>
          <table:table-cell office:value-type="float" office:value="9.5399999999999991" table:style-name="ce5">
            <text:p>9.54<text:s/></text:p>
          </table:table-cell>
          <table:table-cell office:value-type="float" office:value="7.03" table:style-name="ce5">
            <text:p>7.03<text:s/></text:p>
          </table:table-cell>
          <table:table-cell office:value-type="float" office:value="9.6999999999999993" table:style-name="ce5">
            <text:p>9.70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4</text:p>
          </table:table-cell>
          <table:table-cell office:value-type="float" office:value="5.57" table:style-name="ce5">
            <text:p>5.57<text:s/></text:p>
          </table:table-cell>
          <table:table-cell office:value-type="float" office:value="8.34" table:style-name="ce5">
            <text:p>8.34<text:s/></text:p>
          </table:table-cell>
          <table:table-cell office:value-type="float" office:value="4.82" table:style-name="ce5">
            <text:p>4.82<text:s/></text:p>
          </table:table-cell>
          <table:table-cell office:value-type="float" office:value="9.1300000000000008" table:style-name="ce5">
            <text:p>9.13<text:s/></text:p>
          </table:table-cell>
          <table:table-cell office:value-type="float" office:value="5.92" table:style-name="ce5">
            <text:p>5.92<text:s/></text:p>
          </table:table-cell>
          <table:table-cell office:value-type="float" office:value="9.48" table:style-name="ce5">
            <text:p>9.48<text:s/></text:p>
          </table:table-cell>
          <table:table-cell office:value-type="float" office:value="5.46" table:style-name="ce5">
            <text:p>5.46<text:s/></text:p>
          </table:table-cell>
          <table:table-cell office:value-type="float" office:value="9.3800000000000008" table:style-name="ce5">
            <text:p>9.38<text:s/></text:p>
          </table:table-cell>
          <table:table-cell office:value-type="float" office:value="6.88" table:style-name="ce5">
            <text:p>6.88<text:s/></text:p>
          </table:table-cell>
          <table:table-cell office:value-type="float" office:value="9.5" table:style-name="ce5">
            <text:p>9.50<text:s/></text:p>
          </table:table-cell>
          <table:table-cell table:number-columns-repeated="16372"/>
        </table:table-row>
        <table:table-row table:style-name="ro2">
          <table:table-cell office:value-type="float" office:value="86" table:style-name="ce3">
            <text:p>86</text:p>
          </table:table-cell>
          <table:table-cell office:value-type="string" table:style-name="ce4">
            <text:p>1</text:p>
          </table:table-cell>
          <table:table-cell office:value-type="float" office:value="5.43" table:style-name="ce5">
            <text:p>5.43<text:s/></text:p>
          </table:table-cell>
          <table:table-cell office:value-type="float" office:value="8.25" table:style-name="ce5">
            <text:p>8.25<text:s/></text:p>
          </table:table-cell>
          <table:table-cell office:value-type="float" office:value="4.74" table:style-name="ce5">
            <text:p>4.74<text:s/></text:p>
          </table:table-cell>
          <table:table-cell office:value-type="float" office:value="9.43" table:style-name="ce5">
            <text:p>9.43<text:s/></text:p>
          </table:table-cell>
          <table:table-cell office:value-type="float" office:value="5.76" table:style-name="ce5">
            <text:p>5.76<text:s/></text:p>
          </table:table-cell>
          <table:table-cell office:value-type="float" office:value="9.33" table:style-name="ce5">
            <text:p>9.33<text:s/></text:p>
          </table:table-cell>
          <table:table-cell office:value-type="float" office:value="5.35" table:style-name="ce5">
            <text:p>5.35<text:s/></text:p>
          </table:table-cell>
          <table:table-cell office:value-type="float" office:value="9.26" table:style-name="ce5">
            <text:p>9.26<text:s/></text:p>
          </table:table-cell>
          <table:table-cell office:value-type="float" office:value="6.71" table:style-name="ce5">
            <text:p>6.71<text:s/></text:p>
          </table:table-cell>
          <table:table-cell office:value-type="float" office:value="9.34" table:style-name="ce5">
            <text:p>9.34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2</text:p>
          </table:table-cell>
          <table:table-cell office:value-type="float" office:value="5.34" table:style-name="ce5">
            <text:p>5.34<text:s/></text:p>
          </table:table-cell>
          <table:table-cell office:value-type="float" office:value="8.1999999999999993" table:style-name="ce5">
            <text:p>8.20<text:s/></text:p>
          </table:table-cell>
          <table:table-cell office:value-type="float" office:value="4.6500000000000004" table:style-name="ce5">
            <text:p>4.65<text:s/></text:p>
          </table:table-cell>
          <table:table-cell office:value-type="float" office:value="9.44" table:style-name="ce5">
            <text:p>9.44<text:s/></text:p>
          </table:table-cell>
          <table:table-cell office:value-type="float" office:value="5.61" table:style-name="ce5">
            <text:p>5.61<text:s/></text:p>
          </table:table-cell>
          <table:table-cell office:value-type="float" office:value="9.18" table:style-name="ce5">
            <text:p>9.18<text:s/></text:p>
          </table:table-cell>
          <table:table-cell office:value-type="float" office:value="5.23" table:style-name="ce5">
            <text:p>5.23<text:s/></text:p>
          </table:table-cell>
          <table:table-cell office:value-type="float" office:value="9.2100000000000009" table:style-name="ce5">
            <text:p>9.21<text:s/></text:p>
          </table:table-cell>
          <table:table-cell office:value-type="float" office:value="6.57" table:style-name="ce5">
            <text:p>6.57<text:s/></text:p>
          </table:table-cell>
          <table:table-cell office:value-type="float" office:value="9.2100000000000009" table:style-name="ce5">
            <text:p>9.21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3</text:p>
          </table:table-cell>
          <table:table-cell office:value-type="float" office:value="5.28" table:style-name="ce5">
            <text:p>5.28<text:s/></text:p>
          </table:table-cell>
          <table:table-cell office:value-type="float" office:value="8.23" table:style-name="ce5">
            <text:p>8.23<text:s/></text:p>
          </table:table-cell>
          <table:table-cell office:value-type="float" office:value="4.5999999999999996" table:style-name="ce5">
            <text:p>4.60<text:s/></text:p>
          </table:table-cell>
          <table:table-cell office:value-type="float" office:value="9.92" table:style-name="ce5">
            <text:p>9.92<text:s/></text:p>
          </table:table-cell>
          <table:table-cell office:value-type="float" office:value="5.52" table:style-name="ce5">
            <text:p>5.52<text:s/></text:p>
          </table:table-cell>
          <table:table-cell office:value-type="float" office:value="9.1" table:style-name="ce5">
            <text:p>9.10<text:s/></text:p>
          </table:table-cell>
          <table:table-cell office:value-type="float" office:value="5.15" table:style-name="ce5">
            <text:p>5.15<text:s/></text:p>
          </table:table-cell>
          <table:table-cell office:value-type="float" office:value="9.1999999999999993" table:style-name="ce5">
            <text:p>9.20<text:s/></text:p>
          </table:table-cell>
          <table:table-cell office:value-type="float" office:value="6.47" table:style-name="ce5">
            <text:p>6.47<text:s/></text:p>
          </table:table-cell>
          <table:table-cell office:value-type="float" office:value="8.9499999999999993" table:style-name="ce5">
            <text:p>8.95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4</text:p>
          </table:table-cell>
          <table:table-cell office:value-type="float" office:value="5.38" table:style-name="ce5">
            <text:p>5.38<text:s/></text:p>
          </table:table-cell>
          <table:table-cell office:value-type="float" office:value="8.33" table:style-name="ce5">
            <text:p>8.33<text:s/></text:p>
          </table:table-cell>
          <table:table-cell office:value-type="float" office:value="5.48" table:style-name="ce5">
            <text:p>5.48<text:s/></text:p>
          </table:table-cell>
          <table:table-cell office:value-type="float" office:value="9.9499999999999993" table:style-name="ce5">
            <text:p>9.95<text:s/></text:p>
          </table:table-cell>
          <table:table-cell office:value-type="float" office:value="5.55" table:style-name="ce5">
            <text:p>5.55<text:s/></text:p>
          </table:table-cell>
          <table:table-cell office:value-type="float" office:value="9.0399999999999991" table:style-name="ce5">
            <text:p>9.04<text:s/></text:p>
          </table:table-cell>
          <table:table-cell office:value-type="float" office:value="5.19" table:style-name="ce5">
            <text:p>5.19<text:s/></text:p>
          </table:table-cell>
          <table:table-cell office:value-type="float" office:value="9.26" table:style-name="ce5">
            <text:p>9.26<text:s/></text:p>
          </table:table-cell>
          <table:table-cell office:value-type="float" office:value="6.56" table:style-name="ce5">
            <text:p>6.56<text:s/></text:p>
          </table:table-cell>
          <table:table-cell office:value-type="float" office:value="8.82" table:style-name="ce5">
            <text:p>8.82<text:s/></text:p>
          </table:table-cell>
          <table:table-cell table:number-columns-repeated="16372"/>
        </table:table-row>
        <table:table-row table:style-name="ro2">
          <table:table-cell office:value-type="float" office:value="87" table:style-name="ce3">
            <text:p>87</text:p>
          </table:table-cell>
          <table:table-cell office:value-type="string" table:style-name="ce4">
            <text:p>1</text:p>
          </table:table-cell>
          <table:table-cell office:value-type="float" office:value="5.6" table:style-name="ce5">
            <text:p>5.60<text:s/></text:p>
          </table:table-cell>
          <table:table-cell office:value-type="float" office:value="8.4700000000000006" table:style-name="ce5">
            <text:p>8.47<text:s/></text:p>
          </table:table-cell>
          <table:table-cell office:value-type="float" office:value="5.47" table:style-name="ce5">
            <text:p>5.47<text:s/></text:p>
          </table:table-cell>
          <table:table-cell office:value-type="float" office:value="10" table:style-name="ce5">
            <text:p>10.00<text:s/></text:p>
          </table:table-cell>
          <table:table-cell office:value-type="float" office:value="5.7" table:style-name="ce5">
            <text:p>5.70<text:s/></text:p>
          </table:table-cell>
          <table:table-cell office:value-type="float" office:value="9.01" table:style-name="ce5">
            <text:p>9.01<text:s/></text:p>
          </table:table-cell>
          <table:table-cell office:value-type="float" office:value="5.34" table:style-name="ce5">
            <text:p>5.34<text:s/></text:p>
          </table:table-cell>
          <table:table-cell office:value-type="float" office:value="9.16" table:style-name="ce5">
            <text:p>9.16<text:s/></text:p>
          </table:table-cell>
          <table:table-cell office:value-type="float" office:value="6.88" table:style-name="ce5">
            <text:p>6.88<text:s/></text:p>
          </table:table-cell>
          <table:table-cell office:value-type="float" office:value="8.84" table:style-name="ce5">
            <text:p>8.84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2</text:p>
          </table:table-cell>
          <table:table-cell office:value-type="float" office:value="5.75" table:style-name="ce5">
            <text:p>5.75<text:s/></text:p>
          </table:table-cell>
          <table:table-cell office:value-type="float" office:value="8.52" table:style-name="ce5">
            <text:p>8.52<text:s/></text:p>
          </table:table-cell>
          <table:table-cell office:value-type="float" office:value="5.62" table:style-name="ce5">
            <text:p>5.62<text:s/></text:p>
          </table:table-cell>
          <table:table-cell office:value-type="float" office:value="9.9499999999999993" table:style-name="ce5">
            <text:p>9.95<text:s/></text:p>
          </table:table-cell>
          <table:table-cell office:value-type="float" office:value="5.82" table:style-name="ce5">
            <text:p>5.82<text:s/></text:p>
          </table:table-cell>
          <table:table-cell office:value-type="float" office:value="9.1300000000000008" table:style-name="ce5">
            <text:p>9.13<text:s/></text:p>
          </table:table-cell>
          <table:table-cell office:value-type="float" office:value="5.52" table:style-name="ce5">
            <text:p>5.52<text:s/></text:p>
          </table:table-cell>
          <table:table-cell office:value-type="float" office:value="9.25" table:style-name="ce5">
            <text:p>9.25<text:s/></text:p>
          </table:table-cell>
          <table:table-cell office:value-type="float" office:value="6.96" table:style-name="ce5">
            <text:p>6.96<text:s/></text:p>
          </table:table-cell>
          <table:table-cell office:value-type="float" office:value="8.91" table:style-name="ce5">
            <text:p>8.91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3</text:p>
          </table:table-cell>
          <table:table-cell office:value-type="float" office:value="5.83" table:style-name="ce5">
            <text:p>5.83<text:s/></text:p>
          </table:table-cell>
          <table:table-cell office:value-type="float" office:value="8.52" table:style-name="ce5">
            <text:p>8.52<text:s/></text:p>
          </table:table-cell>
          <table:table-cell office:value-type="float" office:value="5.67" table:style-name="ce5">
            <text:p>5.67<text:s/></text:p>
          </table:table-cell>
          <table:table-cell office:value-type="float" office:value="10.87" table:style-name="ce5">
            <text:p>10.87<text:s/></text:p>
          </table:table-cell>
          <table:table-cell office:value-type="float" office:value="5.91" table:style-name="ce5">
            <text:p>5.91<text:s/></text:p>
          </table:table-cell>
          <table:table-cell office:value-type="float" office:value="9.02" table:style-name="ce5">
            <text:p>9.02<text:s/></text:p>
          </table:table-cell>
          <table:table-cell office:value-type="float" office:value="5.53" table:style-name="ce5">
            <text:p>5.53<text:s/></text:p>
          </table:table-cell>
          <table:table-cell office:value-type="float" office:value="9.3699999999999992" table:style-name="ce5">
            <text:p>9.37<text:s/></text:p>
          </table:table-cell>
          <table:table-cell office:value-type="float" office:value="7.06" table:style-name="ce5">
            <text:p>7.06<text:s/></text:p>
          </table:table-cell>
          <table:table-cell office:value-type="float" office:value="9.01" table:style-name="ce5">
            <text:p>9.01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4</text:p>
          </table:table-cell>
          <table:table-cell office:value-type="float" office:value="5.68" table:style-name="ce5">
            <text:p>5.68<text:s/></text:p>
          </table:table-cell>
          <table:table-cell office:value-type="float" office:value="8.41" table:style-name="ce5">
            <text:p>8.41<text:s/></text:p>
          </table:table-cell>
          <table:table-cell office:value-type="float" office:value="5.26" table:style-name="ce5">
            <text:p>5.26<text:s/></text:p>
          </table:table-cell>
          <table:table-cell office:value-type="float" office:value="10.65" table:style-name="ce5">
            <text:p>10.65<text:s/></text:p>
          </table:table-cell>
          <table:table-cell office:value-type="float" office:value="5.78" table:style-name="ce5">
            <text:p>5.78<text:s/></text:p>
          </table:table-cell>
          <table:table-cell office:value-type="float" office:value="8.9499999999999993" table:style-name="ce5">
            <text:p>8.95<text:s/></text:p>
          </table:table-cell>
          <table:table-cell office:value-type="float" office:value="5.29" table:style-name="ce5">
            <text:p>5.29<text:s/></text:p>
          </table:table-cell>
          <table:table-cell office:value-type="float" office:value="9.08" table:style-name="ce5">
            <text:p>9.08<text:s/></text:p>
          </table:table-cell>
          <table:table-cell office:value-type="float" office:value="6.93" table:style-name="ce5">
            <text:p>6.93<text:s/></text:p>
          </table:table-cell>
          <table:table-cell office:value-type="float" office:value="8.73" table:style-name="ce5">
            <text:p>8.73<text:s/></text:p>
          </table:table-cell>
          <table:table-cell table:number-columns-repeated="16372"/>
        </table:table-row>
        <table:table-row table:style-name="ro2">
          <table:table-cell office:value-type="float" office:value="88" table:style-name="ce3">
            <text:p>88</text:p>
          </table:table-cell>
          <table:table-cell office:value-type="string" table:style-name="ce4">
            <text:p>1</text:p>
          </table:table-cell>
          <table:table-cell office:value-type="float" office:value="5.35" table:style-name="ce5">
            <text:p>5.35<text:s/></text:p>
          </table:table-cell>
          <table:table-cell office:value-type="float" office:value="8.2100000000000009" table:style-name="ce5">
            <text:p>8.21<text:s/></text:p>
          </table:table-cell>
          <table:table-cell office:value-type="float" office:value="4.88" table:style-name="ce5">
            <text:p>4.88<text:s/></text:p>
          </table:table-cell>
          <table:table-cell office:value-type="float" office:value="10.39" table:style-name="ce5">
            <text:p>10.39<text:s/></text:p>
          </table:table-cell>
          <table:table-cell office:value-type="float" office:value="5.44" table:style-name="ce5">
            <text:p>5.44<text:s/></text:p>
          </table:table-cell>
          <table:table-cell office:value-type="float" office:value="8.76" table:style-name="ce5">
            <text:p>8.76<text:s/></text:p>
          </table:table-cell>
          <table:table-cell office:value-type="float" office:value="4.84" table:style-name="ce5">
            <text:p>4.84<text:s/></text:p>
          </table:table-cell>
          <table:table-cell office:value-type="float" office:value="8.84" table:style-name="ce5">
            <text:p>8.84<text:s/></text:p>
          </table:table-cell>
          <table:table-cell office:value-type="float" office:value="6.69" table:style-name="ce5">
            <text:p>6.69<text:s/></text:p>
          </table:table-cell>
          <table:table-cell office:value-type="float" office:value="8.52" table:style-name="ce5">
            <text:p>8.52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2</text:p>
          </table:table-cell>
          <table:table-cell office:value-type="float" office:value="5.07" table:style-name="ce5">
            <text:p>5.07<text:s/></text:p>
          </table:table-cell>
          <table:table-cell office:value-type="float" office:value="8.07" table:style-name="ce5">
            <text:p>8.07<text:s/></text:p>
          </table:table-cell>
          <table:table-cell office:value-type="float" office:value="4.62" table:style-name="ce5">
            <text:p>4.62<text:s/></text:p>
          </table:table-cell>
          <table:table-cell office:value-type="float" office:value="10.119999999999999" table:style-name="ce5">
            <text:p>10.12<text:s/></text:p>
          </table:table-cell>
          <table:table-cell office:value-type="float" office:value="5.15" table:style-name="ce5">
            <text:p>5.15<text:s/></text:p>
          </table:table-cell>
          <table:table-cell office:value-type="float" office:value="8.73" table:style-name="ce5">
            <text:p>8.73<text:s/></text:p>
          </table:table-cell>
          <table:table-cell office:value-type="float" office:value="4.53" table:style-name="ce5">
            <text:p>4.53<text:s/></text:p>
          </table:table-cell>
          <table:table-cell office:value-type="float" office:value="8.77" table:style-name="ce5">
            <text:p>8.77<text:s/></text:p>
          </table:table-cell>
          <table:table-cell office:value-type="float" office:value="6.34" table:style-name="ce5">
            <text:p>6.34<text:s/></text:p>
          </table:table-cell>
          <table:table-cell office:value-type="float" office:value="8.67" table:style-name="ce5">
            <text:p>8.67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3</text:p>
          </table:table-cell>
          <table:table-cell office:value-type="float" office:value="4.87" table:style-name="ce5">
            <text:p>4.87<text:s/></text:p>
          </table:table-cell>
          <table:table-cell office:value-type="float" office:value="7.97" table:style-name="ce5">
            <text:p>7.97<text:s/></text:p>
          </table:table-cell>
          <table:table-cell office:value-type="float" office:value="4.24" table:style-name="ce5">
            <text:p>4.24<text:s/></text:p>
          </table:table-cell>
          <table:table-cell office:value-type="float" office:value="10.199999999999999" table:style-name="ce5">
            <text:p>10.20<text:s/></text:p>
          </table:table-cell>
          <table:table-cell office:value-type="float" office:value="4.9000000000000004" table:style-name="ce5">
            <text:p>4.90<text:s/></text:p>
          </table:table-cell>
          <table:table-cell office:value-type="float" office:value="8.61" table:style-name="ce5">
            <text:p>8.61<text:s/></text:p>
          </table:table-cell>
          <table:table-cell office:value-type="float" office:value="4.57" table:style-name="ce5">
            <text:p>4.57<text:s/></text:p>
          </table:table-cell>
          <table:table-cell office:value-type="float" office:value="8.64" table:style-name="ce5">
            <text:p>8.64<text:s/></text:p>
          </table:table-cell>
          <table:table-cell office:value-type="float" office:value="5.94" table:style-name="ce5">
            <text:p>5.94<text:s/></text:p>
          </table:table-cell>
          <table:table-cell office:value-type="float" office:value="8.52" table:style-name="ce5">
            <text:p>8.52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4</text:p>
          </table:table-cell>
          <table:table-cell office:value-type="float" office:value="4.7" table:style-name="ce5">
            <text:p>4.70<text:s/></text:p>
          </table:table-cell>
          <table:table-cell office:value-type="float" office:value="7.86" table:style-name="ce5">
            <text:p>7.86<text:s/></text:p>
          </table:table-cell>
          <table:table-cell office:value-type="float" office:value="4.25" table:style-name="ce5">
            <text:p>4.25<text:s/></text:p>
          </table:table-cell>
          <table:table-cell office:value-type="float" office:value="9.86" table:style-name="ce5">
            <text:p>9.86<text:s/></text:p>
          </table:table-cell>
          <table:table-cell office:value-type="float" office:value="4.76" table:style-name="ce5">
            <text:p>4.76<text:s/></text:p>
          </table:table-cell>
          <table:table-cell office:value-type="float" office:value="8.4600000000000009" table:style-name="ce5">
            <text:p>8.46<text:s/></text:p>
          </table:table-cell>
          <table:table-cell office:value-type="float" office:value="4.4800000000000004" table:style-name="ce5">
            <text:p>4.48<text:s/></text:p>
          </table:table-cell>
          <table:table-cell office:value-type="float" office:value="8.6300000000000008" table:style-name="ce5">
            <text:p>8.63<text:s/></text:p>
          </table:table-cell>
          <table:table-cell office:value-type="float" office:value="5.63" table:style-name="ce5">
            <text:p>5.63<text:s/></text:p>
          </table:table-cell>
          <table:table-cell office:value-type="float" office:value="8.41" table:style-name="ce5">
            <text:p>8.41<text:s/></text:p>
          </table:table-cell>
          <table:table-cell table:number-columns-repeated="16372"/>
        </table:table-row>
        <table:table-row table:style-name="ro2">
          <table:table-cell office:value-type="float" office:value="89" table:style-name="ce3">
            <text:p>89</text:p>
          </table:table-cell>
          <table:table-cell office:value-type="string" table:style-name="ce4">
            <text:p>1</text:p>
          </table:table-cell>
          <table:table-cell office:value-type="float" office:value="4.62" table:style-name="ce5">
            <text:p>4.62<text:s/></text:p>
          </table:table-cell>
          <table:table-cell office:value-type="float" office:value="7.73" table:style-name="ce5">
            <text:p>7.73<text:s/></text:p>
          </table:table-cell>
          <table:table-cell office:value-type="float" office:value="4.01" table:style-name="ce5">
            <text:p>4.01<text:s/></text:p>
          </table:table-cell>
          <table:table-cell office:value-type="float" office:value="9.7899999999999991" table:style-name="ce5">
            <text:p>9.79<text:s/></text:p>
          </table:table-cell>
          <table:table-cell office:value-type="float" office:value="4.68" table:style-name="ce5">
            <text:p>4.68<text:s/></text:p>
          </table:table-cell>
          <table:table-cell office:value-type="float" office:value="8.36" table:style-name="ce5">
            <text:p>8.36<text:s/></text:p>
          </table:table-cell>
          <table:table-cell office:value-type="float" office:value="4.45" table:style-name="ce5">
            <text:p>4.45<text:s/></text:p>
          </table:table-cell>
          <table:table-cell office:value-type="float" office:value="8.42" table:style-name="ce5">
            <text:p>8.42<text:s/></text:p>
          </table:table-cell>
          <table:table-cell office:value-type="float" office:value="5.39" table:style-name="ce5">
            <text:p>5.39<text:s/></text:p>
          </table:table-cell>
          <table:table-cell office:value-type="float" office:value="8.35" table:style-name="ce5">
            <text:p>8.35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2</text:p>
          </table:table-cell>
          <table:table-cell office:value-type="float" office:value="4.58" table:style-name="ce5">
            <text:p>4.58<text:s/></text:p>
          </table:table-cell>
          <table:table-cell office:value-type="float" office:value="7.64" table:style-name="ce5">
            <text:p>7.64<text:s/></text:p>
          </table:table-cell>
          <table:table-cell office:value-type="float" office:value="3.84" table:style-name="ce5">
            <text:p>3.84<text:s/></text:p>
          </table:table-cell>
          <table:table-cell office:value-type="float" office:value="9.7899999999999991" table:style-name="ce5">
            <text:p>9.79<text:s/></text:p>
          </table:table-cell>
          <table:table-cell office:value-type="float" office:value="4.67" table:style-name="ce5">
            <text:p>4.67<text:s/></text:p>
          </table:table-cell>
          <table:table-cell office:value-type="float" office:value="8.27" table:style-name="ce5">
            <text:p>8.27<text:s/></text:p>
          </table:table-cell>
          <table:table-cell office:value-type="float" office:value="4.4400000000000004" table:style-name="ce5">
            <text:p>4.44<text:s/></text:p>
          </table:table-cell>
          <table:table-cell office:value-type="float" office:value="8.4499999999999993" table:style-name="ce5">
            <text:p>8.45<text:s/></text:p>
          </table:table-cell>
          <table:table-cell office:value-type="float" office:value="5.56" table:style-name="ce5">
            <text:p>5.56<text:s/></text:p>
          </table:table-cell>
          <table:table-cell office:value-type="float" office:value="8.31" table:style-name="ce5">
            <text:p>8.31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3</text:p>
          </table:table-cell>
          <table:table-cell office:value-type="float" office:value="4.6399999999999997" table:style-name="ce5">
            <text:p>4.64<text:s/></text:p>
          </table:table-cell>
          <table:table-cell office:value-type="float" office:value="7.57" table:style-name="ce5">
            <text:p>7.57<text:s/></text:p>
          </table:table-cell>
          <table:table-cell office:value-type="float" office:value="3.89" table:style-name="ce5">
            <text:p>3.89<text:s/></text:p>
          </table:table-cell>
          <table:table-cell office:value-type="float" office:value="9.3699999999999992" table:style-name="ce5">
            <text:p>9.37<text:s/></text:p>
          </table:table-cell>
          <table:table-cell office:value-type="float" office:value="4.71" table:style-name="ce5">
            <text:p>4.71<text:s/></text:p>
          </table:table-cell>
          <table:table-cell office:value-type="float" office:value="8.2200000000000006" table:style-name="ce5">
            <text:p>8.22<text:s/></text:p>
          </table:table-cell>
          <table:table-cell office:value-type="float" office:value="4.5" table:style-name="ce5">
            <text:p>4.50<text:s/></text:p>
          </table:table-cell>
          <table:table-cell office:value-type="float" office:value="8.35" table:style-name="ce5">
            <text:p>8.35<text:s/></text:p>
          </table:table-cell>
          <table:table-cell office:value-type="float" office:value="5.68" table:style-name="ce5">
            <text:p>5.68<text:s/></text:p>
          </table:table-cell>
          <table:table-cell office:value-type="float" office:value="8.23" table:style-name="ce5">
            <text:p>8.23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4</text:p>
          </table:table-cell>
          <table:table-cell office:value-type="float" office:value="4.63" table:style-name="ce5">
            <text:p>4.63<text:s/></text:p>
          </table:table-cell>
          <table:table-cell office:value-type="float" office:value="7.48" table:style-name="ce5">
            <text:p>7.48<text:s/></text:p>
          </table:table-cell>
          <table:table-cell office:value-type="float" office:value="3.92" table:style-name="ce5">
            <text:p>3.92<text:s/></text:p>
          </table:table-cell>
          <table:table-cell office:value-type="float" office:value="9.56" table:style-name="ce5">
            <text:p>9.56<text:s/></text:p>
          </table:table-cell>
          <table:table-cell office:value-type="float" office:value="4.7" table:style-name="ce5">
            <text:p>4.70<text:s/></text:p>
          </table:table-cell>
          <table:table-cell office:value-type="float" office:value="8.1" table:style-name="ce5">
            <text:p>8.10<text:s/></text:p>
          </table:table-cell>
          <table:table-cell office:value-type="float" office:value="4.42" table:style-name="ce5">
            <text:p>4.42<text:s/></text:p>
          </table:table-cell>
          <table:table-cell office:value-type="float" office:value="8.33" table:style-name="ce5">
            <text:p>8.33<text:s/></text:p>
          </table:table-cell>
          <table:table-cell office:value-type="float" office:value="5.62" table:style-name="ce5">
            <text:p>5.62<text:s/></text:p>
          </table:table-cell>
          <table:table-cell office:value-type="float" office:value="8.14" table:style-name="ce5">
            <text:p>8.14<text:s/></text:p>
          </table:table-cell>
          <table:table-cell table:number-columns-repeated="16372"/>
        </table:table-row>
        <table:table-row table:style-name="ro2">
          <table:table-cell office:value-type="float" office:value="90" table:style-name="ce3">
            <text:p>90</text:p>
          </table:table-cell>
          <table:table-cell office:value-type="string" table:style-name="ce4">
            <text:p>1</text:p>
          </table:table-cell>
          <table:table-cell office:value-type="float" office:value="4.62" table:style-name="ce5">
            <text:p>4.62<text:s/></text:p>
          </table:table-cell>
          <table:table-cell office:value-type="float" office:value="7.36" table:style-name="ce5">
            <text:p>7.36<text:s/></text:p>
          </table:table-cell>
          <table:table-cell office:value-type="float" office:value="3.94" table:style-name="ce5">
            <text:p>3.94<text:s/></text:p>
          </table:table-cell>
          <table:table-cell office:value-type="float" office:value="9.44" table:style-name="ce5">
            <text:p>9.44<text:s/></text:p>
          </table:table-cell>
          <table:table-cell office:value-type="float" office:value="4.6399999999999997" table:style-name="ce5">
            <text:p>4.64<text:s/></text:p>
          </table:table-cell>
          <table:table-cell office:value-type="float" office:value="7.95" table:style-name="ce5">
            <text:p>7.95<text:s/></text:p>
          </table:table-cell>
          <table:table-cell office:value-type="float" office:value="4.3499999999999996" table:style-name="ce5">
            <text:p>4.35<text:s/></text:p>
          </table:table-cell>
          <table:table-cell office:value-type="float" office:value="8.19" table:style-name="ce5">
            <text:p>8.19<text:s/></text:p>
          </table:table-cell>
          <table:table-cell office:value-type="float" office:value="5.72" table:style-name="ce5">
            <text:p>5.72<text:s/></text:p>
          </table:table-cell>
          <table:table-cell office:value-type="float" office:value="7.63" table:style-name="ce5">
            <text:p>7.63<text:s/></text:p>
          </table:table-cell>
          <table:table-cell table:number-columns-repeated="16372" table:style-name="ce2"/>
        </table:table-row>
        <table:table-row table:style-name="ro2">
          <table:table-cell table:style-name="ce3"/>
          <table:table-cell office:value-type="string" table:style-name="ce4">
            <text:p>2</text:p>
          </table:table-cell>
          <table:table-cell office:value-type="float" office:value="4.34" table:style-name="ce5">
            <text:p>4.34<text:s/></text:p>
          </table:table-cell>
          <table:table-cell office:value-type="float" office:value="7.16" table:style-name="ce5">
            <text:p>7.16<text:s/></text:p>
          </table:table-cell>
          <table:table-cell office:value-type="float" office:value="3.64" table:style-name="ce5">
            <text:p>3.64<text:s/></text:p>
          </table:table-cell>
          <table:table-cell office:value-type="float" office:value="9.34" table:style-name="ce5">
            <text:p>9.34<text:s/></text:p>
          </table:table-cell>
          <table:table-cell office:value-type="float" office:value="4.38" table:style-name="ce5">
            <text:p>4.38<text:s/></text:p>
          </table:table-cell>
          <table:table-cell office:value-type="float" office:value="7.82" table:style-name="ce5">
            <text:p>7.82<text:s/></text:p>
          </table:table-cell>
          <table:table-cell office:value-type="float" office:value="3.98" table:style-name="ce5">
            <text:p>3.98<text:s/></text:p>
          </table:table-cell>
          <table:table-cell office:value-type="float" office:value="7.94" table:style-name="ce5">
            <text:p>7.94<text:s/></text:p>
          </table:table-cell>
          <table:table-cell office:value-type="float" office:value="5.59" table:style-name="ce5">
            <text:p>5.59<text:s/></text:p>
          </table:table-cell>
          <table:table-cell office:value-type="float" office:value="7.96" table:style-name="ce5">
            <text:p>7.96<text:s/></text:p>
          </table:table-cell>
          <table:table-cell table:number-columns-repeated="16372" table:style-name="ce2"/>
        </table:table-row>
        <table:table-row table:style-name="ro2">
          <table:table-cell table:style-name="ce3"/>
          <table:table-cell office:value-type="string" table:style-name="ce4">
            <text:p>3</text:p>
          </table:table-cell>
          <table:table-cell office:value-type="float" office:value="4.03" table:style-name="ce5">
            <text:p>4.03<text:s/></text:p>
          </table:table-cell>
          <table:table-cell office:value-type="float" office:value="6.93" table:style-name="ce5">
            <text:p>6.93<text:s/></text:p>
          </table:table-cell>
          <table:table-cell office:value-type="float" office:value="3.25" table:style-name="ce5">
            <text:p>3.25<text:s/></text:p>
          </table:table-cell>
          <table:table-cell office:value-type="float" office:value="9.2200000000000006" table:style-name="ce5">
            <text:p>9.22<text:s/></text:p>
          </table:table-cell>
          <table:table-cell office:value-type="float" office:value="4.0199999999999996" table:style-name="ce5">
            <text:p>4.02<text:s/></text:p>
          </table:table-cell>
          <table:table-cell office:value-type="float" office:value="7.64" table:style-name="ce5">
            <text:p>7.64<text:s/></text:p>
          </table:table-cell>
          <table:table-cell office:value-type="float" office:value="3.65" table:style-name="ce5">
            <text:p>3.65<text:s/></text:p>
          </table:table-cell>
          <table:table-cell office:value-type="float" office:value="7.76" table:style-name="ce5">
            <text:p>7.76<text:s/></text:p>
          </table:table-cell>
          <table:table-cell office:value-type="float" office:value="5.28" table:style-name="ce5">
            <text:p>5.28<text:s/></text:p>
          </table:table-cell>
          <table:table-cell office:value-type="float" office:value="7.55" table:style-name="ce5">
            <text:p>7.55<text:s/></text:p>
          </table:table-cell>
          <table:table-cell table:number-columns-repeated="16372" table:style-name="ce2"/>
        </table:table-row>
        <table:table-row table:style-name="ro2">
          <table:table-cell table:style-name="ce3"/>
          <table:table-cell office:value-type="string" table:style-name="ce4">
            <text:p>4</text:p>
          </table:table-cell>
          <table:table-cell office:value-type="float" office:value="3.35" table:style-name="ce5">
            <text:p>3.35<text:s/></text:p>
          </table:table-cell>
          <table:table-cell office:value-type="float" office:value="6.49" table:style-name="ce5">
            <text:p>6.49<text:s/></text:p>
          </table:table-cell>
          <table:table-cell office:value-type="float" office:value="2.54" table:style-name="ce5">
            <text:p>2.54<text:s/></text:p>
          </table:table-cell>
          <table:table-cell office:value-type="float" office:value="8.57" table:style-name="ce5">
            <text:p>8.57<text:s/></text:p>
          </table:table-cell>
          <table:table-cell office:value-type="float" office:value="3.3" table:style-name="ce5">
            <text:p>3.30<text:s/></text:p>
          </table:table-cell>
          <table:table-cell office:value-type="float" office:value="7.4" table:style-name="ce5">
            <text:p>7.40<text:s/></text:p>
          </table:table-cell>
          <table:table-cell office:value-type="float" office:value="2.84" table:style-name="ce5">
            <text:p>2.84<text:s/></text:p>
          </table:table-cell>
          <table:table-cell office:value-type="float" office:value="7.45" table:style-name="ce5">
            <text:p>7.45<text:s/></text:p>
          </table:table-cell>
          <table:table-cell office:value-type="float" office:value="4.82" table:style-name="ce5">
            <text:p>4.82<text:s/></text:p>
          </table:table-cell>
          <table:table-cell office:value-type="float" office:value="6.07" table:style-name="ce5">
            <text:p>6.07<text:s/></text:p>
          </table:table-cell>
          <table:table-cell table:number-columns-repeated="16372" table:style-name="ce2"/>
        </table:table-row>
        <table:table-row table:style-name="ro2">
          <table:table-cell office:value-type="float" office:value="91" table:style-name="ce3">
            <text:p>91</text:p>
          </table:table-cell>
          <table:table-cell office:value-type="string" table:style-name="ce4">
            <text:p>1</text:p>
          </table:table-cell>
          <table:table-cell office:value-type="float" office:value="2.89" table:style-name="ce5">
            <text:p>2.89<text:s/></text:p>
          </table:table-cell>
          <table:table-cell office:value-type="float" office:value="5.97" table:style-name="ce5">
            <text:p>5.97<text:s/></text:p>
          </table:table-cell>
          <table:table-cell office:value-type="float" office:value="2.1" table:style-name="ce5">
            <text:p>2.10<text:s/></text:p>
          </table:table-cell>
          <table:table-cell office:value-type="float" office:value="8.08" table:style-name="ce5">
            <text:p>8.08<text:s/></text:p>
          </table:table-cell>
          <table:table-cell office:value-type="float" office:value="2.87" table:style-name="ce5">
            <text:p>2.87<text:s/></text:p>
          </table:table-cell>
          <table:table-cell office:value-type="float" office:value="7.02" table:style-name="ce5">
            <text:p>7.02<text:s/></text:p>
          </table:table-cell>
          <table:table-cell office:value-type="float" office:value="2.52" table:style-name="ce5">
            <text:p>2.52<text:s/></text:p>
          </table:table-cell>
          <table:table-cell office:value-type="float" office:value="7.18" table:style-name="ce5">
            <text:p>7.18<text:s/></text:p>
          </table:table-cell>
          <table:table-cell office:value-type="float" office:value="4.2699999999999996" table:style-name="ce5">
            <text:p>4.27<text:s/></text:p>
          </table:table-cell>
          <table:table-cell office:value-type="float" office:value="6.95" table:style-name="ce5">
            <text:p>6.95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2</text:p>
          </table:table-cell>
          <table:table-cell office:value-type="float" office:value="2.52" table:style-name="ce5">
            <text:p>2.52<text:s/></text:p>
          </table:table-cell>
          <table:table-cell office:value-type="float" office:value="5.72" table:style-name="ce5">
            <text:p>5.72<text:s/></text:p>
          </table:table-cell>
          <table:table-cell office:value-type="float" office:value="1.81" table:style-name="ce5">
            <text:p>1.81<text:s/></text:p>
          </table:table-cell>
          <table:table-cell office:value-type="float" office:value="7.43" table:style-name="ce5">
            <text:p>7.43<text:s/></text:p>
          </table:table-cell>
          <table:table-cell office:value-type="float" office:value="2.54" table:style-name="ce5">
            <text:p>2.54<text:s/></text:p>
          </table:table-cell>
          <table:table-cell office:value-type="float" office:value="6.62" table:style-name="ce5">
            <text:p>6.62<text:s/></text:p>
          </table:table-cell>
          <table:table-cell office:value-type="float" office:value="2.2599999999999998" table:style-name="ce5">
            <text:p>2.26<text:s/></text:p>
          </table:table-cell>
          <table:table-cell office:value-type="float" office:value="6.94" table:style-name="ce5">
            <text:p>6.94<text:s/></text:p>
          </table:table-cell>
          <table:table-cell office:value-type="float" office:value="3.7" table:style-name="ce5">
            <text:p>3.70<text:s/></text:p>
          </table:table-cell>
          <table:table-cell office:value-type="float" office:value="6.68" table:style-name="ce5">
            <text:p>6.68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3</text:p>
          </table:table-cell>
          <table:table-cell office:value-type="float" office:value="2.15" table:style-name="ce5">
            <text:p>2.15<text:s/></text:p>
          </table:table-cell>
          <table:table-cell office:value-type="float" office:value="5.4" table:style-name="ce5">
            <text:p>5.40<text:s/></text:p>
          </table:table-cell>
          <table:table-cell office:value-type="float" office:value="1.53" table:style-name="ce5">
            <text:p>1.53<text:s/></text:p>
          </table:table-cell>
          <table:table-cell office:value-type="float" office:value="6.75" table:style-name="ce5">
            <text:p>6.75<text:s/></text:p>
          </table:table-cell>
          <table:table-cell office:value-type="float" office:value="2.14" table:style-name="ce5">
            <text:p>2.14<text:s/></text:p>
          </table:table-cell>
          <table:table-cell office:value-type="float" office:value="6.21" table:style-name="ce5">
            <text:p>6.21<text:s/></text:p>
          </table:table-cell>
          <table:table-cell office:value-type="float" office:value="1.95" table:style-name="ce5">
            <text:p>1.95<text:s/></text:p>
          </table:table-cell>
          <table:table-cell office:value-type="float" office:value="6.62" table:style-name="ce5">
            <text:p>6.62<text:s/></text:p>
          </table:table-cell>
          <table:table-cell office:value-type="float" office:value="3.26" table:style-name="ce5">
            <text:p>3.26<text:s/></text:p>
          </table:table-cell>
          <table:table-cell office:value-type="float" office:value="6.58" table:style-name="ce5">
            <text:p>6.58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4</text:p>
          </table:table-cell>
          <table:table-cell office:value-type="float" office:value="1.95" table:style-name="ce5">
            <text:p>1.95<text:s/></text:p>
          </table:table-cell>
          <table:table-cell office:value-type="float" office:value="5.0199999999999996" table:style-name="ce5">
            <text:p>5.02<text:s/></text:p>
          </table:table-cell>
          <table:table-cell office:value-type="float" office:value="1.4" table:style-name="ce5">
            <text:p>1.40<text:s/></text:p>
          </table:table-cell>
          <table:table-cell office:value-type="float" office:value="6.83" table:style-name="ce5">
            <text:p>6.83<text:s/></text:p>
          </table:table-cell>
          <table:table-cell office:value-type="float" office:value="1.94" table:style-name="ce5">
            <text:p>1.94<text:s/></text:p>
          </table:table-cell>
          <table:table-cell office:value-type="float" office:value="5.71" table:style-name="ce5">
            <text:p>5.71<text:s/></text:p>
          </table:table-cell>
          <table:table-cell office:value-type="float" office:value="1.7" table:style-name="ce5">
            <text:p>1.70<text:s/></text:p>
          </table:table-cell>
          <table:table-cell office:value-type="float" office:value="6.22" table:style-name="ce5">
            <text:p>6.22<text:s/></text:p>
          </table:table-cell>
          <table:table-cell office:value-type="float" office:value="2.95" table:style-name="ce5">
            <text:p>2.95<text:s/></text:p>
          </table:table-cell>
          <table:table-cell office:value-type="float" office:value="5.98" table:style-name="ce5">
            <text:p>5.98<text:s/></text:p>
          </table:table-cell>
          <table:table-cell table:number-columns-repeated="16372"/>
        </table:table-row>
        <table:table-row table:style-name="ro2">
          <table:table-cell office:value-type="float" office:value="92" table:style-name="ce3">
            <text:p>92</text:p>
          </table:table-cell>
          <table:table-cell office:value-type="string" table:style-name="ce4">
            <text:p>1</text:p>
          </table:table-cell>
          <table:table-cell office:value-type="float" office:value="1.7" table:style-name="ce5">
            <text:p>1.70<text:s/></text:p>
          </table:table-cell>
          <table:table-cell office:value-type="float" office:value="4.5" table:style-name="ce5">
            <text:p>4.50<text:s/></text:p>
          </table:table-cell>
          <table:table-cell office:value-type="float" office:value="1.1200000000000001" table:style-name="ce5">
            <text:p>1.12<text:s/></text:p>
          </table:table-cell>
          <table:table-cell office:value-type="float" office:value="6.44" table:style-name="ce5">
            <text:p>6.44<text:s/></text:p>
          </table:table-cell>
          <table:table-cell office:value-type="float" office:value="1.64" table:style-name="ce5">
            <text:p>1.64<text:s/></text:p>
          </table:table-cell>
          <table:table-cell office:value-type="float" office:value="5.25" table:style-name="ce5">
            <text:p>5.25<text:s/></text:p>
          </table:table-cell>
          <table:table-cell office:value-type="float" office:value="1.41" table:style-name="ce5">
            <text:p>1.41<text:s/></text:p>
          </table:table-cell>
          <table:table-cell office:value-type="float" office:value="5.65" table:style-name="ce5">
            <text:p>5.65<text:s/></text:p>
          </table:table-cell>
          <table:table-cell office:value-type="float" office:value="2.75" table:style-name="ce5">
            <text:p>2.75<text:s/></text:p>
          </table:table-cell>
          <table:table-cell office:value-type="float" office:value="5.57" table:style-name="ce5">
            <text:p>5.57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2</text:p>
          </table:table-cell>
          <table:table-cell office:value-type="float" office:value="1.56" table:style-name="ce5">
            <text:p>1.56<text:s/></text:p>
          </table:table-cell>
          <table:table-cell office:value-type="float" office:value="4.22" table:style-name="ce5">
            <text:p>4.22<text:s/></text:p>
          </table:table-cell>
          <table:table-cell office:value-type="float" office:value="1" table:style-name="ce5">
            <text:p>1.00<text:s/></text:p>
          </table:table-cell>
          <table:table-cell office:value-type="float" office:value="5.62" table:style-name="ce5">
            <text:p>5.62<text:s/></text:p>
          </table:table-cell>
          <table:table-cell office:value-type="float" office:value="1.48" table:style-name="ce5">
            <text:p>1.48<text:s/></text:p>
          </table:table-cell>
          <table:table-cell office:value-type="float" office:value="4.8099999999999996" table:style-name="ce5">
            <text:p>4.81<text:s/></text:p>
          </table:table-cell>
          <table:table-cell office:value-type="float" office:value="1.3" table:style-name="ce5">
            <text:p>1.30<text:s/></text:p>
          </table:table-cell>
          <table:table-cell office:value-type="float" office:value="5.28" table:style-name="ce5">
            <text:p>5.28<text:s/></text:p>
          </table:table-cell>
          <table:table-cell office:value-type="float" office:value="2.54" table:style-name="ce5">
            <text:p>2.54<text:s/></text:p>
          </table:table-cell>
          <table:table-cell office:value-type="float" office:value="5.21" table:style-name="ce5">
            <text:p>5.21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3</text:p>
          </table:table-cell>
          <table:table-cell office:value-type="float" office:value="1.37" table:style-name="ce5">
            <text:p>1.37<text:s/></text:p>
          </table:table-cell>
          <table:table-cell office:value-type="float" office:value="3.95" table:style-name="ce5">
            <text:p>3.95<text:s/></text:p>
          </table:table-cell>
          <table:table-cell office:value-type="float" office:value="0.8" table:style-name="ce5">
            <text:p>0.80<text:s/></text:p>
          </table:table-cell>
          <table:table-cell office:value-type="float" office:value="5.46" table:style-name="ce5">
            <text:p>5.46<text:s/></text:p>
          </table:table-cell>
          <table:table-cell office:value-type="float" office:value="1.31" table:style-name="ce5">
            <text:p>1.31<text:s/></text:p>
          </table:table-cell>
          <table:table-cell office:value-type="float" office:value="4.41" table:style-name="ce5">
            <text:p>4.41<text:s/></text:p>
          </table:table-cell>
          <table:table-cell office:value-type="float" office:value="1.1299999999999999" table:style-name="ce5">
            <text:p>1.13<text:s/></text:p>
          </table:table-cell>
          <table:table-cell office:value-type="float" office:value="5.01" table:style-name="ce5">
            <text:p>5.01<text:s/></text:p>
          </table:table-cell>
          <table:table-cell office:value-type="float" office:value="2.35" table:style-name="ce5">
            <text:p>2.35<text:s/></text:p>
          </table:table-cell>
          <table:table-cell office:value-type="float" office:value="4.68" table:style-name="ce5">
            <text:p>4.68<text:s/>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4</text:p>
          </table:table-cell>
          <table:table-cell office:value-type="float" office:value="1.27" table:style-name="ce5">
            <text:p>1.27<text:s/></text:p>
          </table:table-cell>
          <table:table-cell office:value-type="float" office:value="3.74" table:style-name="ce5">
            <text:p>3.74<text:s/></text:p>
          </table:table-cell>
          <table:table-cell office:value-type="float" office:value="0.65" table:style-name="ce5">
            <text:p>0.65<text:s/></text:p>
          </table:table-cell>
          <table:table-cell office:value-type="float" office:value="5.26" table:style-name="ce5">
            <text:p>5.26<text:s/></text:p>
          </table:table-cell>
          <table:table-cell office:value-type="float" office:value="1.21" table:style-name="ce5">
            <text:p>1.21<text:s/></text:p>
          </table:table-cell>
          <table:table-cell office:value-type="float" office:value="4.09" table:style-name="ce5">
            <text:p>4.09<text:s/></text:p>
          </table:table-cell>
          <table:table-cell office:value-type="float" office:value="1.1000000000000001" table:style-name="ce5">
            <text:p>1.10<text:s/></text:p>
          </table:table-cell>
          <table:table-cell office:value-type="float" office:value="4.7" table:style-name="ce5">
            <text:p>4.70<text:s/></text:p>
          </table:table-cell>
          <table:table-cell office:value-type="float" office:value="2.31" table:style-name="ce5">
            <text:p>2.31<text:s/></text:p>
          </table:table-cell>
          <table:table-cell office:value-type="float" office:value="4.5599999999999996" table:style-name="ce5">
            <text:p>4.56<text:s/></text:p>
          </table:table-cell>
          <table:table-cell table:number-columns-repeated="16372"/>
        </table:table-row>
        <table:table-row table:style-name="ro2">
          <table:table-cell office:value-type="float" office:value="93" table:style-name="ce3">
            <text:p>93</text:p>
          </table:table-cell>
          <table:table-cell office:value-type="string" table:style-name="ce4">
            <text:p>1</text:p>
          </table:table-cell>
          <table:table-cell office:value-type="float" office:value="1.1299999999999999" table:style-name="ce5">
            <text:p>1.13<text:s/></text:p>
          </table:table-cell>
          <table:table-cell office:value-type="float" office:value="3.8" table:style-name="ce5">
            <text:p>3.80<text:s/></text:p>
          </table:table-cell>
          <table:table-cell office:value-type="float" office:value="0.59" table:style-name="ce5">
            <text:p>0.59<text:s/></text:p>
          </table:table-cell>
          <table:table-cell office:value-type="float" office:value="4.57" table:style-name="ce5">
            <text:p>4.57<text:s/></text:p>
          </table:table-cell>
          <table:table-cell office:value-type="float" office:value="1.1399999999999999" table:style-name="ce5">
            <text:p>1.14<text:s/></text:p>
          </table:table-cell>
          <table:table-cell office:value-type="float" office:value="3.83" table:style-name="ce5">
            <text:p>3.83<text:s/></text:p>
          </table:table-cell>
          <table:table-cell office:value-type="float" office:value="1.08" table:style-name="ce5">
            <text:p>1.08<text:s/></text:p>
          </table:table-cell>
          <table:table-cell office:value-type="float" office:value="4.3" table:style-name="ce5">
            <text:p>4.30<text:s/></text:p>
          </table:table-cell>
          <table:table-cell office:value-type="float" office:value="2.0699999999999998" table:style-name="ce5">
            <text:p>2.07<text:s/></text:p>
          </table:table-cell>
          <table:table-cell office:value-type="float" office:value="4.2300000000000004" table:style-name="ce5">
            <text:p>4.23<text:s/></text:p>
          </table:table-cell>
          <table:table-cell table:number-columns-repeated="16372"/>
        </table:table-row>
        <table:table-row table:style-name="ro2">
          <table:table-cell table:style-name="ce16"/>
          <table:table-cell office:value-type="string" table:style-name="ce4">
            <text:p>2</text:p>
          </table:table-cell>
          <table:table-cell office:value-type="float" office:value="1.1000000000000001" table:style-name="ce5">
            <text:p>1.10<text:s/></text:p>
          </table:table-cell>
          <table:table-cell office:value-type="float" office:value="3.68" table:style-name="ce5">
            <text:p>3.68<text:s/></text:p>
          </table:table-cell>
          <table:table-cell office:value-type="float" office:value="0.52" table:style-name="ce5">
            <text:p>0.52<text:s/></text:p>
          </table:table-cell>
          <table:table-cell office:value-type="float" office:value="3.96" table:style-name="ce5">
            <text:p>3.96<text:s/></text:p>
          </table:table-cell>
          <table:table-cell office:value-type="float" office:value="1.1200000000000001" table:style-name="ce5">
            <text:p>1.12<text:s/></text:p>
          </table:table-cell>
          <table:table-cell office:value-type="float" office:value="3.62" table:style-name="ce5">
            <text:p>3.62<text:s/></text:p>
          </table:table-cell>
          <table:table-cell office:value-type="float" office:value="1.06" table:style-name="ce5">
            <text:p>1.06<text:s/></text:p>
          </table:table-cell>
          <table:table-cell office:value-type="float" office:value="4.08" table:style-name="ce5">
            <text:p>4.08<text:s/></text:p>
          </table:table-cell>
          <table:table-cell office:value-type="float" office:value="2" table:style-name="ce5">
            <text:p>2.00<text:s/></text:p>
          </table:table-cell>
          <table:table-cell office:value-type="float" office:value="4.04" table:style-name="ce5">
            <text:p>4.04<text:s/></text:p>
          </table:table-cell>
          <table:table-cell table:number-columns-repeated="16372"/>
        </table:table-row>
        <table:table-row table:style-name="ro2">
          <table:table-cell table:style-name="ce16"/>
          <table:table-cell office:value-type="string" table:style-name="ce4">
            <text:p>3</text:p>
          </table:table-cell>
          <table:table-cell office:value-type="float" office:value="1.07" table:style-name="ce5">
            <text:p>1.07<text:s/></text:p>
          </table:table-cell>
          <table:table-cell office:value-type="float" office:value="3.61" table:style-name="ce5">
            <text:p>3.61<text:s/></text:p>
          </table:table-cell>
          <table:table-cell office:value-type="float" office:value="0.55000000000000004" table:style-name="ce5">
            <text:p>0.55<text:s/></text:p>
          </table:table-cell>
          <table:table-cell office:value-type="float" office:value="4.46" table:style-name="ce5">
            <text:p>4.46<text:s/></text:p>
          </table:table-cell>
          <table:table-cell office:value-type="float" office:value="1.1100000000000001" table:style-name="ce5">
            <text:p>1.11<text:s/></text:p>
          </table:table-cell>
          <table:table-cell office:value-type="float" office:value="3.48" table:style-name="ce5">
            <text:p>3.48<text:s/></text:p>
          </table:table-cell>
          <table:table-cell office:value-type="float" office:value="1.05" table:style-name="ce5">
            <text:p>1.05<text:s/></text:p>
          </table:table-cell>
          <table:table-cell office:value-type="float" office:value="3.89" table:style-name="ce5">
            <text:p>3.89<text:s/></text:p>
          </table:table-cell>
          <table:table-cell office:value-type="float" office:value="1.96" table:style-name="ce5">
            <text:p>1.96<text:s/></text:p>
          </table:table-cell>
          <table:table-cell office:value-type="float" office:value="3.79" table:style-name="ce5">
            <text:p>3.79<text:s/></text:p>
          </table:table-cell>
          <table:table-cell table:number-columns-repeated="16372" table:style-name="ce9"/>
        </table:table-row>
        <table:table-row table:style-name="ro2">
          <table:table-cell table:style-name="ce16"/>
          <table:table-cell office:value-type="string" table:style-name="ce4">
            <text:p>4</text:p>
          </table:table-cell>
          <table:table-cell office:value-type="float" office:value="1.1100000000000001" table:style-name="ce5">
            <text:p>1.11<text:s/></text:p>
          </table:table-cell>
          <table:table-cell office:value-type="float" office:value="3.56" table:style-name="ce5">
            <text:p>3.56<text:s/></text:p>
          </table:table-cell>
          <table:table-cell office:value-type="float" office:value="0.57999999999999996" table:style-name="ce5">
            <text:p>0.58<text:s/></text:p>
          </table:table-cell>
          <table:table-cell office:value-type="float" office:value="4.46" table:style-name="ce5">
            <text:p>4.46<text:s/></text:p>
          </table:table-cell>
          <table:table-cell office:value-type="float" office:value="1.1100000000000001" table:style-name="ce5">
            <text:p>1.11<text:s/></text:p>
          </table:table-cell>
          <table:table-cell office:value-type="float" office:value="3.41" table:style-name="ce5">
            <text:p>3.41<text:s/></text:p>
          </table:table-cell>
          <table:table-cell office:value-type="float" office:value="1.07" table:style-name="ce5">
            <text:p>1.07<text:s/></text:p>
          </table:table-cell>
          <table:table-cell office:value-type="float" office:value="3.78" table:style-name="ce5">
            <text:p>3.78<text:s/></text:p>
          </table:table-cell>
          <table:table-cell office:value-type="float" office:value="1.95" table:style-name="ce5">
            <text:p>1.95<text:s/></text:p>
          </table:table-cell>
          <table:table-cell office:value-type="float" office:value="3.78" table:style-name="ce5">
            <text:p>3.78<text:s/></text:p>
          </table:table-cell>
          <table:table-cell table:number-columns-repeated="16372" table:style-name="ce9"/>
        </table:table-row>
        <table:table-row table:style-name="ro2">
          <table:table-cell office:value-type="float" office:value="94" table:style-name="ce3">
            <text:p>94</text:p>
          </table:table-cell>
          <table:table-cell office:value-type="string" table:style-name="ce4">
            <text:p>1</text:p>
          </table:table-cell>
          <table:table-cell office:value-type="float" office:value="1.1399999999999999" table:style-name="ce5">
            <text:p>1.14<text:s/></text:p>
          </table:table-cell>
          <table:table-cell office:value-type="float" office:value="3.59" table:style-name="ce5">
            <text:p>3.59<text:s/></text:p>
          </table:table-cell>
          <table:table-cell office:value-type="float" office:value="0.62" table:style-name="ce5">
            <text:p>0.62<text:s/></text:p>
          </table:table-cell>
          <table:table-cell office:value-type="float" office:value="2.73" table:style-name="ce5">
            <text:p>2.73<text:s/></text:p>
          </table:table-cell>
          <table:table-cell office:value-type="float" office:value="1.1299999999999999" table:style-name="ce5">
            <text:p>1.13<text:s/></text:p>
          </table:table-cell>
          <table:table-cell office:value-type="float" office:value="3.35" table:style-name="ce5">
            <text:p>3.35<text:s/></text:p>
          </table:table-cell>
          <table:table-cell office:value-type="float" office:value="1.08" table:style-name="ce5">
            <text:p>1.08<text:s/></text:p>
          </table:table-cell>
          <table:table-cell office:value-type="float" office:value="3.61" table:style-name="ce5">
            <text:p>3.61<text:s/></text:p>
          </table:table-cell>
          <table:table-cell office:value-type="float" office:value="1.95" table:style-name="ce5">
            <text:p>1.95<text:s/></text:p>
          </table:table-cell>
          <table:table-cell office:value-type="float" office:value="3.67" table:style-name="ce5">
            <text:p>3.67<text:s/></text:p>
          </table:table-cell>
          <table:table-cell table:number-columns-repeated="16372" table:style-name="ce9"/>
        </table:table-row>
        <table:table-row table:style-name="ro2">
          <table:table-cell table:style-name="ce16"/>
          <table:table-cell office:value-type="string" table:style-name="ce7">
            <text:p>2</text:p>
          </table:table-cell>
          <table:table-cell office:value-type="float" office:value="1.19" table:style-name="ce8">
            <text:p>1.19<text:s/></text:p>
          </table:table-cell>
          <table:table-cell office:value-type="float" office:value="3.66" table:style-name="ce8">
            <text:p>3.66<text:s/></text:p>
          </table:table-cell>
          <table:table-cell office:value-type="float" office:value="0.65" table:style-name="ce8">
            <text:p>0.65<text:s/></text:p>
          </table:table-cell>
          <table:table-cell office:value-type="float" office:value="2.8" table:style-name="ce8">
            <text:p>2.80<text:s/></text:p>
          </table:table-cell>
          <table:table-cell office:value-type="float" office:value="1.1599999999999999" table:style-name="ce8">
            <text:p>1.16<text:s/></text:p>
          </table:table-cell>
          <table:table-cell office:value-type="float" office:value="3.33" table:style-name="ce8">
            <text:p>3.33<text:s/></text:p>
          </table:table-cell>
          <table:table-cell office:value-type="float" office:value="1.1200000000000001" table:style-name="ce8">
            <text:p>1.12<text:s/></text:p>
          </table:table-cell>
          <table:table-cell office:value-type="float" office:value="3.58" table:style-name="ce8">
            <text:p>3.58<text:s/></text:p>
          </table:table-cell>
          <table:table-cell office:value-type="float" office:value="1.95" table:style-name="ce8">
            <text:p>1.95<text:s/></text:p>
          </table:table-cell>
          <table:table-cell office:value-type="float" office:value="3.72" table:style-name="ce8">
            <text:p>3.72<text:s/></text:p>
          </table:table-cell>
          <table:table-cell table:number-columns-repeated="16372" table:style-name="ce9"/>
        </table:table-row>
        <table:table-row table:style-name="ro2">
          <table:table-cell table:style-name="ce16"/>
          <table:table-cell office:value-type="string" table:style-name="ce7">
            <text:p>3</text:p>
          </table:table-cell>
          <table:table-cell office:value-type="float" office:value="1.23" table:style-name="ce8">
            <text:p>1.23<text:s/></text:p>
          </table:table-cell>
          <table:table-cell office:value-type="float" office:value="3.68" table:style-name="ce8">
            <text:p>3.68<text:s/></text:p>
          </table:table-cell>
          <table:table-cell office:value-type="float" office:value="0.71" table:style-name="ce8">
            <text:p>0.71<text:s/></text:p>
          </table:table-cell>
          <table:table-cell office:value-type="float" office:value="3.04" table:style-name="ce8">
            <text:p>3.04<text:s/></text:p>
          </table:table-cell>
          <table:table-cell office:value-type="float" office:value="1.21" table:style-name="ce8">
            <text:p>1.21<text:s/></text:p>
          </table:table-cell>
          <table:table-cell office:value-type="float" office:value="3.34" table:style-name="ce8">
            <text:p>3.34<text:s/></text:p>
          </table:table-cell>
          <table:table-cell office:value-type="float" office:value="1.1599999999999999" table:style-name="ce8">
            <text:p>1.16<text:s/></text:p>
          </table:table-cell>
          <table:table-cell office:value-type="float" office:value="3.44" table:style-name="ce8">
            <text:p>3.44<text:s/></text:p>
          </table:table-cell>
          <table:table-cell office:value-type="float" office:value="2" table:style-name="ce8">
            <text:p>2.00<text:s/></text:p>
          </table:table-cell>
          <table:table-cell office:value-type="float" office:value="3.7" table:style-name="ce8">
            <text:p>3.70<text:s/></text:p>
          </table:table-cell>
          <table:table-cell table:number-columns-repeated="16372" table:style-name="ce9"/>
        </table:table-row>
        <table:table-row table:style-name="ro2">
          <table:table-cell table:style-name="ce16"/>
          <table:table-cell office:value-type="string" table:style-name="ce7">
            <text:p>4</text:p>
          </table:table-cell>
          <table:table-cell office:value-type="float" office:value="1.3" table:style-name="ce8">
            <text:p>1.30<text:s/></text:p>
          </table:table-cell>
          <table:table-cell office:value-type="float" office:value="3.68" table:style-name="ce8">
            <text:p>3.68<text:s/></text:p>
          </table:table-cell>
          <table:table-cell office:value-type="float" office:value="0.77" table:style-name="ce8">
            <text:p>0.77<text:s/></text:p>
          </table:table-cell>
          <table:table-cell office:value-type="float" office:value="2.95" table:style-name="ce8">
            <text:p>2.95<text:s/></text:p>
          </table:table-cell>
          <table:table-cell office:value-type="float" office:value="1.26" table:style-name="ce8">
            <text:p>1.26<text:s/></text:p>
          </table:table-cell>
          <table:table-cell office:value-type="float" office:value="3.37" table:style-name="ce8">
            <text:p>3.37<text:s/></text:p>
          </table:table-cell>
          <table:table-cell office:value-type="float" office:value="1.19" table:style-name="ce8">
            <text:p>1.19<text:s/></text:p>
          </table:table-cell>
          <table:table-cell office:value-type="float" office:value="3.42" table:style-name="ce8">
            <text:p>3.42<text:s/></text:p>
          </table:table-cell>
          <table:table-cell office:value-type="float" office:value="2.0499999999999998" table:style-name="ce8">
            <text:p>2.05<text:s/></text:p>
          </table:table-cell>
          <table:table-cell office:value-type="float" office:value="3.69" table:style-name="ce8">
            <text:p>3.69<text:s/></text:p>
          </table:table-cell>
          <table:table-cell table:number-columns-repeated="16372" table:style-name="ce9"/>
        </table:table-row>
        <table:table-row table:style-name="ro2">
          <table:table-cell office:value-type="float" office:value="95" table:style-name="ce3">
            <text:p>95</text:p>
          </table:table-cell>
          <table:table-cell office:value-type="string" table:style-name="ce4">
            <text:p>1</text:p>
          </table:table-cell>
          <table:table-cell office:value-type="float" office:value="1.35" table:style-name="ce5">
            <text:p>1.35<text:s/></text:p>
          </table:table-cell>
          <table:table-cell office:value-type="float" office:value="3.61" table:style-name="ce5">
            <text:p>3.61<text:s/></text:p>
          </table:table-cell>
          <table:table-cell office:value-type="float" office:value="0.8" table:style-name="ce5">
            <text:p>0.80<text:s/></text:p>
          </table:table-cell>
          <table:table-cell office:value-type="float" office:value="3.07" table:style-name="ce5">
            <text:p>3.07<text:s/></text:p>
          </table:table-cell>
          <table:table-cell office:value-type="float" office:value="1.3" table:style-name="ce5">
            <text:p>1.30<text:s/></text:p>
          </table:table-cell>
          <table:table-cell office:value-type="float" office:value="3.34" table:style-name="ce5">
            <text:p>3.34<text:s/></text:p>
          </table:table-cell>
          <table:table-cell office:value-type="float" office:value="1.22" table:style-name="ce5">
            <text:p>1.22<text:s/></text:p>
          </table:table-cell>
          <table:table-cell office:value-type="float" office:value="3.31" table:style-name="ce5">
            <text:p>3.31<text:s/></text:p>
          </table:table-cell>
          <table:table-cell office:value-type="float" office:value="2.11" table:style-name="ce5">
            <text:p>2.11<text:s/></text:p>
          </table:table-cell>
          <table:table-cell office:value-type="float" office:value="3.45" table:style-name="ce5">
            <text:p>3.45<text:s/></text:p>
          </table:table-cell>
          <table:table-cell table:number-columns-repeated="16372" table:style-name="ce9"/>
        </table:table-row>
        <table:table-row table:style-name="ro2">
          <table:table-cell table:style-name="ce16"/>
          <table:table-cell office:value-type="string" table:style-name="ce4">
            <text:p>2</text:p>
          </table:table-cell>
          <table:table-cell office:value-type="float" office:value="1.39" table:style-name="ce5">
            <text:p>1.39<text:s/></text:p>
          </table:table-cell>
          <table:table-cell office:value-type="float" office:value="3.5" table:style-name="ce5">
            <text:p>3.50<text:s/></text:p>
          </table:table-cell>
          <table:table-cell office:value-type="float" office:value="0.81" table:style-name="ce5">
            <text:p>0.81<text:s/></text:p>
          </table:table-cell>
          <table:table-cell office:value-type="float" office:value="2.79" table:style-name="ce5">
            <text:p>2.79<text:s/></text:p>
          </table:table-cell>
          <table:table-cell office:value-type="float" office:value="1.34" table:style-name="ce5">
            <text:p>1.34<text:s/></text:p>
          </table:table-cell>
          <table:table-cell office:value-type="float" office:value="3.34" table:style-name="ce5">
            <text:p>3.34<text:s/></text:p>
          </table:table-cell>
          <table:table-cell office:value-type="float" office:value="1.36" table:style-name="ce5">
            <text:p>1.36<text:s/></text:p>
          </table:table-cell>
          <table:table-cell office:value-type="float" office:value="3.3" table:style-name="ce5">
            <text:p>3.30<text:s/></text:p>
          </table:table-cell>
          <table:table-cell office:value-type="float" office:value="2.14" table:style-name="ce5">
            <text:p>2.14<text:s/></text:p>
          </table:table-cell>
          <table:table-cell office:value-type="float" office:value="3.53" table:style-name="ce5">
            <text:p>3.53<text:s/></text:p>
          </table:table-cell>
          <table:table-cell office:value-type="string" table:style-name="ce9">
            <text:p><text:s text:c="2"/></text:p>
          </table:table-cell>
          <table:table-cell table:number-columns-repeated="16371"/>
        </table:table-row>
        <table:table-row table:style-name="ro2">
          <table:table-cell table:style-name="ce16"/>
          <table:table-cell office:value-type="string" table:style-name="ce4">
            <text:p>3</text:p>
          </table:table-cell>
          <table:table-cell office:value-type="float" office:value="1.42" table:style-name="ce5">
            <text:p>1.42<text:s/></text:p>
          </table:table-cell>
          <table:table-cell office:value-type="float" office:value="3.4" table:style-name="ce5">
            <text:p>3.40<text:s/></text:p>
          </table:table-cell>
          <table:table-cell office:value-type="float" office:value="0.87" table:style-name="ce5">
            <text:p>0.87<text:s/></text:p>
          </table:table-cell>
          <table:table-cell office:value-type="float" office:value="2.78" table:style-name="ce5">
            <text:p>2.78<text:s/></text:p>
          </table:table-cell>
          <table:table-cell office:value-type="float" office:value="1.4" table:style-name="ce5">
            <text:p>1.40<text:s/></text:p>
          </table:table-cell>
          <table:table-cell office:value-type="float" office:value="3.35" table:style-name="ce5">
            <text:p>3.35<text:s/></text:p>
          </table:table-cell>
          <table:table-cell office:value-type="float" office:value="1.3" table:style-name="ce5">
            <text:p>1.30<text:s/></text:p>
          </table:table-cell>
          <table:table-cell office:value-type="float" office:value="3.27" table:style-name="ce5">
            <text:p>3.27<text:s/></text:p>
          </table:table-cell>
          <table:table-cell office:value-type="float" office:value="2.25" table:style-name="ce5">
            <text:p>2.25<text:s/></text:p>
          </table:table-cell>
          <table:table-cell office:value-type="float" office:value="3.54" table:style-name="ce5">
            <text:p>3.54<text:s/></text:p>
          </table:table-cell>
          <table:table-cell table:number-columns-repeated="16372" table:style-name="ce9"/>
        </table:table-row>
        <table:table-row table:style-name="ro2">
          <table:table-cell table:style-name="ce16"/>
          <table:table-cell office:value-type="string" table:style-name="ce4">
            <text:p>4</text:p>
          </table:table-cell>
          <table:table-cell office:value-type="float" office:value="1.46" table:style-name="ce5">
            <text:p>1.46<text:s/></text:p>
          </table:table-cell>
          <table:table-cell office:value-type="float" office:value="3.36" table:style-name="ce5">
            <text:p>3.36<text:s/></text:p>
          </table:table-cell>
          <table:table-cell office:value-type="float" office:value="0.92" table:style-name="ce5">
            <text:p>0.92<text:s/></text:p>
          </table:table-cell>
          <table:table-cell office:value-type="float" office:value="2.89" table:style-name="ce5">
            <text:p>2.89<text:s/></text:p>
          </table:table-cell>
          <table:table-cell office:value-type="float" office:value="1.43" table:style-name="ce5">
            <text:p>1.43<text:s/></text:p>
          </table:table-cell>
          <table:table-cell office:value-type="float" office:value="3.37" table:style-name="ce5">
            <text:p>3.37<text:s/></text:p>
          </table:table-cell>
          <table:table-cell office:value-type="float" office:value="1.32" table:style-name="ce5">
            <text:p>1.32<text:s/></text:p>
          </table:table-cell>
          <table:table-cell office:value-type="float" office:value="3.29" table:style-name="ce5">
            <text:p>3.29<text:s/></text:p>
          </table:table-cell>
          <table:table-cell office:value-type="float" office:value="2.3199999999999998" table:style-name="ce5">
            <text:p>2.32<text:s/></text:p>
          </table:table-cell>
          <table:table-cell office:value-type="float" office:value="3.49" table:style-name="ce5">
            <text:p>3.49<text:s/></text:p>
          </table:table-cell>
          <table:table-cell table:number-columns-repeated="16372" table:style-name="ce9"/>
        </table:table-row>
        <table:table-row table:style-name="ro2">
          <table:table-cell office:value-type="float" office:value="96" table:style-name="ce3">
            <text:p>96</text:p>
          </table:table-cell>
          <table:table-cell office:value-type="string" table:style-name="ce4">
            <text:p>1</text:p>
          </table:table-cell>
          <table:table-cell office:value-type="float" office:value="1.46" table:style-name="ce5">
            <text:p>1.46<text:s/></text:p>
          </table:table-cell>
          <table:table-cell office:value-type="float" office:value="3.28" table:style-name="ce5">
            <text:p>3.28<text:s/></text:p>
          </table:table-cell>
          <table:table-cell office:value-type="float" office:value="0.91" table:style-name="ce5">
            <text:p>0.91<text:s/></text:p>
          </table:table-cell>
          <table:table-cell office:value-type="float" office:value="2.78" table:style-name="ce5">
            <text:p>2.78<text:s/></text:p>
          </table:table-cell>
          <table:table-cell office:value-type="float" office:value="1.44" table:style-name="ce5">
            <text:p>1.44<text:s/></text:p>
          </table:table-cell>
          <table:table-cell office:value-type="float" office:value="3.33" table:style-name="ce5">
            <text:p>3.33<text:s/></text:p>
          </table:table-cell>
          <table:table-cell office:value-type="float" office:value="1.33" table:style-name="ce5">
            <text:p>1.33<text:s/></text:p>
          </table:table-cell>
          <table:table-cell office:value-type="float" office:value="3.25" table:style-name="ce5">
            <text:p>3.25<text:s/></text:p>
          </table:table-cell>
          <table:table-cell office:value-type="float" office:value="2.14" table:style-name="ce5">
            <text:p>2.14<text:s/></text:p>
          </table:table-cell>
          <table:table-cell office:value-type="float" office:value="3.52" table:style-name="ce5">
            <text:p>3.52<text:s/></text:p>
          </table:table-cell>
          <table:table-cell table:number-columns-repeated="16372" table:style-name="ce9"/>
        </table:table-row>
        <table:table-row table:style-name="ro2">
          <table:table-cell table:style-name="ce16"/>
          <table:table-cell office:value-type="string" table:style-name="ce4">
            <text:p>2</text:p>
          </table:table-cell>
          <table:table-cell office:value-type="float" office:value="1.48" table:style-name="ce5">
            <text:p>1.48<text:s/></text:p>
          </table:table-cell>
          <table:table-cell office:value-type="float" office:value="3.26" table:style-name="ce5">
            <text:p>3.26<text:s/></text:p>
          </table:table-cell>
          <table:table-cell office:value-type="float" office:value="0.98" table:style-name="ce5">
            <text:p>0.98<text:s/></text:p>
          </table:table-cell>
          <table:table-cell office:value-type="float" office:value="2.86" table:style-name="ce5">
            <text:p>2.86<text:s/></text:p>
          </table:table-cell>
          <table:table-cell office:value-type="float" office:value="1.47" table:style-name="ce5">
            <text:p>1.47<text:s/></text:p>
          </table:table-cell>
          <table:table-cell office:value-type="float" office:value="3.31" table:style-name="ce5">
            <text:p>3.31<text:s/></text:p>
          </table:table-cell>
          <table:table-cell office:value-type="float" office:value="1.34" table:style-name="ce5">
            <text:p>1.34<text:s/></text:p>
          </table:table-cell>
          <table:table-cell office:value-type="float" office:value="3.24" table:style-name="ce5">
            <text:p>3.24<text:s/></text:p>
          </table:table-cell>
          <table:table-cell office:value-type="float" office:value="2.21" table:style-name="ce5">
            <text:p>2.21<text:s/></text:p>
          </table:table-cell>
          <table:table-cell office:value-type="float" office:value="3.54" table:style-name="ce5">
            <text:p>3.54<text:s/></text:p>
          </table:table-cell>
          <table:table-cell office:value-type="string" table:style-name="ce9">
            <text:p><text:s text:c="2"/></text:p>
          </table:table-cell>
          <table:table-cell table:number-columns-repeated="16371"/>
        </table:table-row>
        <table:table-row table:style-name="ro2">
          <table:table-cell table:style-name="ce16"/>
          <table:table-cell office:value-type="string" table:style-name="ce4">
            <text:p>3</text:p>
          </table:table-cell>
          <table:table-cell office:value-type="float" office:value="1.55" table:style-name="ce5">
            <text:p>1.55<text:s/></text:p>
          </table:table-cell>
          <table:table-cell office:value-type="float" office:value="3.39" table:style-name="ce5">
            <text:p>3.39<text:s/></text:p>
          </table:table-cell>
          <table:table-cell office:value-type="float" office:value="0.94" table:style-name="ce5">
            <text:p>0.94<text:s/></text:p>
          </table:table-cell>
          <table:table-cell office:value-type="float" office:value="3.12" table:style-name="ce5">
            <text:p>3.12<text:s/></text:p>
          </table:table-cell>
          <table:table-cell office:value-type="float" office:value="1.56" table:style-name="ce5">
            <text:p>1.56<text:s/></text:p>
          </table:table-cell>
          <table:table-cell office:value-type="float" office:value="3.4" table:style-name="ce5">
            <text:p>3.40<text:s/></text:p>
          </table:table-cell>
          <table:table-cell office:value-type="float" office:value="1.38" table:style-name="ce5">
            <text:p>1.38<text:s/></text:p>
          </table:table-cell>
          <table:table-cell office:value-type="float" office:value="3.31" table:style-name="ce5">
            <text:p>3.31<text:s/></text:p>
          </table:table-cell>
          <table:table-cell office:value-type="float" office:value="2.31" table:style-name="ce5">
            <text:p>2.31<text:s/></text:p>
          </table:table-cell>
          <table:table-cell office:value-type="float" office:value="4.03" table:style-name="ce5">
            <text:p>4.03<text:s/></text:p>
          </table:table-cell>
          <table:table-cell table:number-columns-repeated="16372" table:style-name="ce9"/>
        </table:table-row>
        <table:table-row table:style-name="ro2">
          <table:table-cell table:style-name="ce16"/>
          <table:table-cell office:value-type="string" table:style-name="ce4">
            <text:p>4</text:p>
          </table:table-cell>
          <table:table-cell office:value-type="float" office:value="1.63" table:style-name="ce5">
            <text:p>1.63<text:s/></text:p>
          </table:table-cell>
          <table:table-cell office:value-type="float" office:value="3.46" table:style-name="ce5">
            <text:p>3.46<text:s/></text:p>
          </table:table-cell>
          <table:table-cell office:value-type="float" office:value="0.95" table:style-name="ce5">
            <text:p>0.95<text:s/></text:p>
          </table:table-cell>
          <table:table-cell office:value-type="float" office:value="3.17" table:style-name="ce5">
            <text:p>3.17<text:s/></text:p>
          </table:table-cell>
          <table:table-cell office:value-type="float" office:value="1.64" table:style-name="ce5">
            <text:p>1.64<text:s/></text:p>
          </table:table-cell>
          <table:table-cell office:value-type="float" office:value="3.51" table:style-name="ce5">
            <text:p>3.51<text:s/></text:p>
          </table:table-cell>
          <table:table-cell office:value-type="float" office:value="1.48" table:style-name="ce5">
            <text:p>1.48<text:s/></text:p>
          </table:table-cell>
          <table:table-cell office:value-type="float" office:value="3.41" table:style-name="ce5">
            <text:p>3.41<text:s/></text:p>
          </table:table-cell>
          <table:table-cell office:value-type="float" office:value="2.44" table:style-name="ce5">
            <text:p>2.44<text:s/></text:p>
          </table:table-cell>
          <table:table-cell office:value-type="float" office:value="3.7" table:style-name="ce5">
            <text:p>3.70<text:s/></text:p>
          </table:table-cell>
          <table:table-cell table:number-columns-repeated="16372" table:style-name="ce9"/>
        </table:table-row>
        <table:table-row table:style-name="ro2">
          <table:table-cell office:value-type="float" office:value="97" table:style-name="ce3">
            <text:p>97</text:p>
          </table:table-cell>
          <table:table-cell office:value-type="string" table:style-name="ce4">
            <text:p>1</text:p>
          </table:table-cell>
          <table:table-cell office:value-type="float" office:value="1.69" table:style-name="ce5">
            <text:p>1.69<text:s/></text:p>
          </table:table-cell>
          <table:table-cell office:value-type="float" office:value="3.48" table:style-name="ce5">
            <text:p>3.48<text:s/></text:p>
          </table:table-cell>
          <table:table-cell office:value-type="float" office:value="1.08" table:style-name="ce5">
            <text:p>1.08<text:s/></text:p>
          </table:table-cell>
          <table:table-cell office:value-type="float" office:value="3.16" table:style-name="ce5">
            <text:p>3.16<text:s/></text:p>
          </table:table-cell>
          <table:table-cell office:value-type="float" office:value="1.71" table:style-name="ce5">
            <text:p>1.71<text:s/></text:p>
          </table:table-cell>
          <table:table-cell office:value-type="float" office:value="3.55" table:style-name="ce5">
            <text:p>3.55<text:s/></text:p>
          </table:table-cell>
          <table:table-cell office:value-type="float" office:value="1.52" table:style-name="ce5">
            <text:p>1.52<text:s/></text:p>
          </table:table-cell>
          <table:table-cell office:value-type="float" office:value="3.44" table:style-name="ce5">
            <text:p>3.44<text:s/></text:p>
          </table:table-cell>
          <table:table-cell office:value-type="float" office:value="2.5" table:style-name="ce5">
            <text:p>2.50<text:s/></text:p>
          </table:table-cell>
          <table:table-cell office:value-type="float" office:value="3.78" table:style-name="ce5">
            <text:p>3.78<text:s/></text:p>
          </table:table-cell>
          <table:table-cell table:number-columns-repeated="16372" table:style-name="ce9"/>
        </table:table-row>
        <table:table-row table:style-name="ro2">
          <table:table-cell table:style-name="ce16"/>
          <table:table-cell office:value-type="string" table:style-name="ce4">
            <text:p>2</text:p>
          </table:table-cell>
          <table:table-cell office:value-type="float" office:value="1.72" table:style-name="ce5">
            <text:p>1.72<text:s/></text:p>
          </table:table-cell>
          <table:table-cell office:value-type="float" office:value="3.5" table:style-name="ce5">
            <text:p>3.50<text:s/></text:p>
          </table:table-cell>
          <table:table-cell office:value-type="float" office:value="1.1599999999999999" table:style-name="ce5">
            <text:p>1.16<text:s/></text:p>
          </table:table-cell>
          <table:table-cell office:value-type="float" office:value="3.16" table:style-name="ce5">
            <text:p>3.16<text:s/></text:p>
          </table:table-cell>
          <table:table-cell office:value-type="float" office:value="1.76" table:style-name="ce5">
            <text:p>1.76<text:s/></text:p>
          </table:table-cell>
          <table:table-cell office:value-type="float" office:value="3.59" table:style-name="ce5">
            <text:p>3.59<text:s/></text:p>
          </table:table-cell>
          <table:table-cell office:value-type="float" office:value="1.57" table:style-name="ce5">
            <text:p>1.57<text:s/></text:p>
          </table:table-cell>
          <table:table-cell office:value-type="float" office:value="3.47" table:style-name="ce5">
            <text:p>3.47<text:s/></text:p>
          </table:table-cell>
          <table:table-cell office:value-type="float" office:value="2.54" table:style-name="ce5">
            <text:p>2.54<text:s/></text:p>
          </table:table-cell>
          <table:table-cell office:value-type="float" office:value="3.83" table:style-name="ce5">
            <text:p>3.83<text:s/></text:p>
          </table:table-cell>
          <table:table-cell office:value-type="string" table:style-name="ce9">
            <text:p><text:s text:c="2"/></text:p>
          </table:table-cell>
          <table:table-cell table:number-columns-repeated="16371"/>
        </table:table-row>
        <table:table-row table:style-name="ro2">
          <table:table-cell table:style-name="ce16"/>
          <table:table-cell office:value-type="string" table:style-name="ce4">
            <text:p>3</text:p>
          </table:table-cell>
          <table:table-cell office:value-type="float" office:value="1.78" table:style-name="ce5">
            <text:p>1.78<text:s/></text:p>
          </table:table-cell>
          <table:table-cell office:value-type="float" office:value="3.52" table:style-name="ce5">
            <text:p>3.52<text:s/></text:p>
          </table:table-cell>
          <table:table-cell office:value-type="float" office:value="1.1200000000000001" table:style-name="ce5">
            <text:p>1.12<text:s/></text:p>
          </table:table-cell>
          <table:table-cell office:value-type="float" office:value="3.25" table:style-name="ce5">
            <text:p>3.25<text:s/></text:p>
          </table:table-cell>
          <table:table-cell office:value-type="float" office:value="1.83" table:style-name="ce5">
            <text:p>1.83<text:s/></text:p>
          </table:table-cell>
          <table:table-cell office:value-type="float" office:value="3.65" table:style-name="ce5">
            <text:p>3.65<text:s/></text:p>
          </table:table-cell>
          <table:table-cell office:value-type="float" office:value="1.59" table:style-name="ce5">
            <text:p>1.59<text:s/></text:p>
          </table:table-cell>
          <table:table-cell office:value-type="float" office:value="3.54" table:style-name="ce5">
            <text:p>3.54<text:s/></text:p>
          </table:table-cell>
          <table:table-cell office:value-type="float" office:value="2.56" table:style-name="ce5">
            <text:p>2.56<text:s/></text:p>
          </table:table-cell>
          <table:table-cell office:value-type="float" office:value="3.88" table:style-name="ce5">
            <text:p>3.88<text:s/></text:p>
          </table:table-cell>
          <table:table-cell table:number-columns-repeated="16372"/>
        </table:table-row>
        <table:table-row table:style-name="ro2">
          <table:table-cell table:style-name="ce16"/>
          <table:table-cell office:value-type="string" table:style-name="ce4">
            <text:p>4</text:p>
          </table:table-cell>
          <table:table-cell office:value-type="float" office:value="1.64" table:style-name="ce5">
            <text:p>1.64<text:s/></text:p>
          </table:table-cell>
          <table:table-cell office:value-type="float" office:value="3.34" table:style-name="ce5">
            <text:p>3.34<text:s/></text:p>
          </table:table-cell>
          <table:table-cell office:value-type="float" office:value="0.93" table:style-name="ce5">
            <text:p>0.93<text:s/></text:p>
          </table:table-cell>
          <table:table-cell office:value-type="float" office:value="3.27" table:style-name="ce5">
            <text:p>3.27<text:s/></text:p>
          </table:table-cell>
          <table:table-cell office:value-type="float" office:value="1.69" table:style-name="ce5">
            <text:p>1.69<text:s/></text:p>
          </table:table-cell>
          <table:table-cell office:value-type="float" office:value="3.54" table:style-name="ce5">
            <text:p>3.54<text:s/></text:p>
          </table:table-cell>
          <table:table-cell office:value-type="float" office:value="1.48" table:style-name="ce5">
            <text:p>1.48<text:s/></text:p>
          </table:table-cell>
          <table:table-cell office:value-type="float" office:value="3.25" table:style-name="ce5">
            <text:p>3.25<text:s/></text:p>
          </table:table-cell>
          <table:table-cell office:value-type="float" office:value="2.5299999999999998" table:style-name="ce13">
            <text:p>2.53<text:s/></text:p>
          </table:table-cell>
          <table:table-cell office:value-type="float" office:value="3.79" table:style-name="ce13">
            <text:p>3.79<text:s/></text:p>
          </table:table-cell>
          <table:table-cell table:number-columns-repeated="16372"/>
        </table:table-row>
        <table:table-row table:style-name="ro2">
          <table:table-cell office:value-type="float" office:value="98" table:style-name="ce3">
            <text:p>98</text:p>
          </table:table-cell>
          <table:table-cell office:value-type="string" table:style-name="ce4">
            <text:p>1</text:p>
          </table:table-cell>
          <table:table-cell office:value-type="float" office:value="1.1000000000000001" table:style-name="ce5">
            <text:p>1.10<text:s/></text:p>
          </table:table-cell>
          <table:table-cell office:value-type="float" office:value="2.4" table:style-name="ce5">
            <text:p>2.40<text:s/></text:p>
          </table:table-cell>
          <table:table-cell office:value-type="float" office:value="0.7" table:style-name="ce5">
            <text:p>0.70<text:s/></text:p>
          </table:table-cell>
          <table:table-cell office:value-type="float" office:value="2.73" table:style-name="ce5">
            <text:p>2.73<text:s/></text:p>
          </table:table-cell>
          <table:table-cell office:value-type="float" office:value="1.1100000000000001" table:style-name="ce5">
            <text:p>1.11<text:s/></text:p>
          </table:table-cell>
          <table:table-cell office:value-type="float" office:value="2.68" table:style-name="ce5">
            <text:p>2.68<text:s/></text:p>
          </table:table-cell>
          <table:table-cell office:value-type="float" office:value="0.83" table:style-name="ce5">
            <text:p>0.83<text:s/></text:p>
          </table:table-cell>
          <table:table-cell office:value-type="float" office:value="2.69" table:style-name="ce5">
            <text:p>2.69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2</text:p>
          </table:table-cell>
          <table:table-cell office:value-type="float" office:value="0.88" table:style-name="ce5">
            <text:p>0.88<text:s/></text:p>
          </table:table-cell>
          <table:table-cell office:value-type="float" office:value="1.99" table:style-name="ce5">
            <text:p>1.99<text:s/></text:p>
          </table:table-cell>
          <table:table-cell office:value-type="float" office:value="0.38" table:style-name="ce5">
            <text:p>0.38<text:s/></text:p>
          </table:table-cell>
          <table:table-cell office:value-type="float" office:value="2.15" table:style-name="ce5">
            <text:p>2.15<text:s/></text:p>
          </table:table-cell>
          <table:table-cell office:value-type="float" office:value="0.94" table:style-name="ce5">
            <text:p>0.94<text:s/></text:p>
          </table:table-cell>
          <table:table-cell office:value-type="float" office:value="2.27" table:style-name="ce5">
            <text:p>2.27<text:s/></text:p>
          </table:table-cell>
          <table:table-cell office:value-type="float" office:value="0.71" table:style-name="ce5">
            <text:p>0.71<text:s/></text:p>
          </table:table-cell>
          <table:table-cell office:value-type="float" office:value="2.09" table:style-name="ce5">
            <text:p>2.09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16"/>
          <table:table-cell office:value-type="string" table:style-name="ce4">
            <text:p>3</text:p>
          </table:table-cell>
          <table:table-cell office:value-type="float" office:value="0.77" table:style-name="ce5">
            <text:p>0.77<text:s/></text:p>
          </table:table-cell>
          <table:table-cell office:value-type="float" office:value="1.96" table:style-name="ce5">
            <text:p>1.96<text:s/></text:p>
          </table:table-cell>
          <table:table-cell office:value-type="float" office:value="0.37" table:style-name="ce5">
            <text:p>0.37<text:s/></text:p>
          </table:table-cell>
          <table:table-cell office:value-type="float" office:value="1.67" table:style-name="ce5">
            <text:p>1.67<text:s/></text:p>
          </table:table-cell>
          <table:table-cell office:value-type="float" office:value="0.82" table:style-name="ce5">
            <text:p>0.82<text:s/></text:p>
          </table:table-cell>
          <table:table-cell office:value-type="float" office:value="2.27" table:style-name="ce5">
            <text:p>2.27<text:s/></text:p>
          </table:table-cell>
          <table:table-cell office:value-type="float" office:value="0.7" table:style-name="ce5">
            <text:p>0.70<text:s/></text:p>
          </table:table-cell>
          <table:table-cell office:value-type="float" office:value="2.11" table:style-name="ce5">
            <text:p>2.11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office:value-type="string" table:style-name="ce3">
            <text:p><text:s/></text:p>
          </table:table-cell>
          <table:table-cell office:value-type="string" table:style-name="ce4">
            <text:p>4</text:p>
          </table:table-cell>
          <table:table-cell office:value-type="float" office:value="0.64" table:style-name="ce5">
            <text:p>0.64<text:s/></text:p>
          </table:table-cell>
          <table:table-cell office:value-type="float" office:value="1.95" table:style-name="ce5">
            <text:p>1.95<text:s/></text:p>
          </table:table-cell>
          <table:table-cell office:value-type="float" office:value="0.32" table:style-name="ce5">
            <text:p>0.32<text:s/></text:p>
          </table:table-cell>
          <table:table-cell office:value-type="float" office:value="1.51" table:style-name="ce5">
            <text:p>1.51<text:s/></text:p>
          </table:table-cell>
          <table:table-cell office:value-type="float" office:value="0.67" table:style-name="ce5">
            <text:p>0.67<text:s/></text:p>
          </table:table-cell>
          <table:table-cell office:value-type="float" office:value="2.29" table:style-name="ce5">
            <text:p>2.29<text:s/></text:p>
          </table:table-cell>
          <table:table-cell office:value-type="float" office:value="0.59" table:style-name="ce5">
            <text:p>0.59<text:s/></text:p>
          </table:table-cell>
          <table:table-cell office:value-type="float" office:value="2.2000000000000002" table:style-name="ce5">
            <text:p>2.20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office:value-type="float" office:value="99" table:style-name="ce3">
            <text:p>99</text:p>
          </table:table-cell>
          <table:table-cell office:value-type="string" table:style-name="ce4">
            <text:p>1</text:p>
          </table:table-cell>
          <table:table-cell office:value-type="float" office:value="0.57999999999999996" table:style-name="ce5">
            <text:p>0.58<text:s/></text:p>
          </table:table-cell>
          <table:table-cell office:value-type="float" office:value="1.93" table:style-name="ce5">
            <text:p>1.93<text:s/></text:p>
          </table:table-cell>
          <table:table-cell office:value-type="float" office:value="0.28000000000000003" table:style-name="ce5">
            <text:p>0.28<text:s/></text:p>
          </table:table-cell>
          <table:table-cell office:value-type="float" office:value="1.5" table:style-name="ce5">
            <text:p>1.50<text:s/></text:p>
          </table:table-cell>
          <table:table-cell office:value-type="float" office:value="0.62" table:style-name="ce5">
            <text:p>0.62<text:s/></text:p>
          </table:table-cell>
          <table:table-cell office:value-type="float" office:value="2.27" table:style-name="ce5">
            <text:p>2.27<text:s/></text:p>
          </table:table-cell>
          <table:table-cell office:value-type="float" office:value="0.54" table:style-name="ce5">
            <text:p>0.54<text:s/></text:p>
          </table:table-cell>
          <table:table-cell office:value-type="float" office:value="2.0699999999999998" table:style-name="ce5">
            <text:p>2.07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2</text:p>
          </table:table-cell>
          <table:table-cell office:value-type="float" office:value="0.59" table:style-name="ce5">
            <text:p>0.59<text:s/></text:p>
          </table:table-cell>
          <table:table-cell office:value-type="float" office:value="1.93" table:style-name="ce5">
            <text:p>1.93<text:s/></text:p>
          </table:table-cell>
          <table:table-cell office:value-type="float" office:value="0.31" table:style-name="ce5">
            <text:p>0.31<text:s/></text:p>
          </table:table-cell>
          <table:table-cell office:value-type="float" office:value="1.41" table:style-name="ce5">
            <text:p>1.41<text:s/></text:p>
          </table:table-cell>
          <table:table-cell office:value-type="float" office:value="0.63" table:style-name="ce5">
            <text:p>0.63<text:s/></text:p>
          </table:table-cell>
          <table:table-cell office:value-type="float" office:value="2.2799999999999998" table:style-name="ce5">
            <text:p>2.28<text:s/></text:p>
          </table:table-cell>
          <table:table-cell office:value-type="float" office:value="0.55000000000000004" table:style-name="ce5">
            <text:p>0.55<text:s/></text:p>
          </table:table-cell>
          <table:table-cell office:value-type="float" office:value="2.0699999999999998" table:style-name="ce5">
            <text:p>2.07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3</text:p>
          </table:table-cell>
          <table:table-cell office:value-type="float" office:value="0.62" table:style-name="ce5">
            <text:p>0.62<text:s/></text:p>
          </table:table-cell>
          <table:table-cell office:value-type="float" office:value="1.96" table:style-name="ce5">
            <text:p>1.96<text:s/></text:p>
          </table:table-cell>
          <table:table-cell office:value-type="float" office:value="0.36" table:style-name="ce5">
            <text:p>0.36<text:s/></text:p>
          </table:table-cell>
          <table:table-cell office:value-type="float" office:value="1.4" table:style-name="ce5">
            <text:p>1.40<text:s/></text:p>
          </table:table-cell>
          <table:table-cell office:value-type="float" office:value="0.64" table:style-name="ce5">
            <text:p>0.64<text:s/></text:p>
          </table:table-cell>
          <table:table-cell office:value-type="float" office:value="2.33" table:style-name="ce5">
            <text:p>2.33<text:s/></text:p>
          </table:table-cell>
          <table:table-cell office:value-type="float" office:value="0.56000000000000005" table:style-name="ce5">
            <text:p>0.56<text:s/></text:p>
          </table:table-cell>
          <table:table-cell office:value-type="float" office:value="2.11" table:style-name="ce5">
            <text:p>2.11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4</text:p>
          </table:table-cell>
          <table:table-cell office:value-type="float" office:value="0.66" table:style-name="ce5">
            <text:p>0.66<text:s/></text:p>
          </table:table-cell>
          <table:table-cell office:value-type="float" office:value="2.04" table:style-name="ce5">
            <text:p>2.04<text:s/></text:p>
          </table:table-cell>
          <table:table-cell office:value-type="float" office:value="0.41" table:style-name="ce5">
            <text:p>0.41<text:s/></text:p>
          </table:table-cell>
          <table:table-cell office:value-type="float" office:value="1.36" table:style-name="ce5">
            <text:p>1.36<text:s/></text:p>
          </table:table-cell>
          <table:table-cell office:value-type="float" office:value="0.67" table:style-name="ce5">
            <text:p>0.67<text:s/></text:p>
          </table:table-cell>
          <table:table-cell office:value-type="float" office:value="2.41" table:style-name="ce5">
            <text:p>2.41<text:s/></text:p>
          </table:table-cell>
          <table:table-cell office:value-type="float" office:value="0.57999999999999996" table:style-name="ce5">
            <text:p>0.58<text:s/></text:p>
          </table:table-cell>
          <table:table-cell office:value-type="float" office:value="2.2799999999999998" table:style-name="ce5">
            <text:p>2.28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office:value-type="float" office:value="100" table:style-name="ce3">
            <text:p>100</text:p>
          </table:table-cell>
          <table:table-cell office:value-type="string" table:style-name="ce4">
            <text:p>1</text:p>
          </table:table-cell>
          <table:table-cell office:value-type="float" office:value="0.67" table:style-name="ce5">
            <text:p>0.67<text:s/></text:p>
          </table:table-cell>
          <table:table-cell office:value-type="float" office:value="2.0699999999999998" table:style-name="ce5">
            <text:p>2.07<text:s/></text:p>
          </table:table-cell>
          <table:table-cell office:value-type="float" office:value="0.43" table:style-name="ce5">
            <text:p>0.43<text:s/></text:p>
          </table:table-cell>
          <table:table-cell office:value-type="float" office:value="1.32" table:style-name="ce5">
            <text:p>1.32<text:s/></text:p>
          </table:table-cell>
          <table:table-cell office:value-type="float" office:value="0.7" table:style-name="ce5">
            <text:p>0.70<text:s/></text:p>
          </table:table-cell>
          <table:table-cell office:value-type="float" office:value="2.4300000000000002" table:style-name="ce5">
            <text:p>2.43<text:s/></text:p>
          </table:table-cell>
          <table:table-cell office:value-type="float" office:value="0.59" table:style-name="ce5">
            <text:p>0.59<text:s/></text:p>
          </table:table-cell>
          <table:table-cell office:value-type="float" office:value="2.3199999999999998" table:style-name="ce5">
            <text:p>2.32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2</text:p>
          </table:table-cell>
          <table:table-cell office:value-type="float" office:value="0.74" table:style-name="ce5">
            <text:p>0.74<text:s/></text:p>
          </table:table-cell>
          <table:table-cell office:value-type="float" office:value="2.13" table:style-name="ce5">
            <text:p>2.13<text:s/></text:p>
          </table:table-cell>
          <table:table-cell office:value-type="float" office:value="0.48" table:style-name="ce5">
            <text:p>0.48<text:s/></text:p>
          </table:table-cell>
          <table:table-cell office:value-type="float" office:value="1.41" table:style-name="ce5">
            <text:p>1.41<text:s/></text:p>
          </table:table-cell>
          <table:table-cell office:value-type="float" office:value="0.74" table:style-name="ce5">
            <text:p>0.74<text:s/></text:p>
          </table:table-cell>
          <table:table-cell office:value-type="float" office:value="2.4900000000000002" table:style-name="ce5">
            <text:p>2.49<text:s/></text:p>
          </table:table-cell>
          <table:table-cell office:value-type="float" office:value="0.62" table:style-name="ce5">
            <text:p>0.62<text:s/></text:p>
          </table:table-cell>
          <table:table-cell office:value-type="float" office:value="2.35" table:style-name="ce5">
            <text:p>2.35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3</text:p>
          </table:table-cell>
          <table:table-cell office:value-type="float" office:value="0.78" table:style-name="ce5">
            <text:p>0.78<text:s/></text:p>
          </table:table-cell>
          <table:table-cell office:value-type="float" office:value="2.21" table:style-name="ce5">
            <text:p>2.21<text:s/></text:p>
          </table:table-cell>
          <table:table-cell office:value-type="float" office:value="0.53" table:style-name="ce5">
            <text:p>0.53<text:s/></text:p>
          </table:table-cell>
          <table:table-cell office:value-type="float" office:value="1.56" table:style-name="ce5">
            <text:p>1.56<text:s/></text:p>
          </table:table-cell>
          <table:table-cell office:value-type="float" office:value="0.8" table:style-name="ce5">
            <text:p>0.80<text:s/></text:p>
          </table:table-cell>
          <table:table-cell office:value-type="float" office:value="2.56" table:style-name="ce5">
            <text:p>2.56<text:s/></text:p>
          </table:table-cell>
          <table:table-cell office:value-type="float" office:value="0.68" table:style-name="ce5">
            <text:p>0.68<text:s/></text:p>
          </table:table-cell>
          <table:table-cell office:value-type="float" office:value="2.41" table:style-name="ce5">
            <text:p>2.41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4</text:p>
          </table:table-cell>
          <table:table-cell office:value-type="float" office:value="0.8" table:style-name="ce5">
            <text:p>0.80<text:s/></text:p>
          </table:table-cell>
          <table:table-cell office:value-type="float" office:value="2.23" table:style-name="ce5">
            <text:p>2.23<text:s/></text:p>
          </table:table-cell>
          <table:table-cell office:value-type="float" office:value="0.57999999999999996" table:style-name="ce5">
            <text:p>0.58<text:s/></text:p>
          </table:table-cell>
          <table:table-cell office:value-type="float" office:value="1.6" table:style-name="ce5">
            <text:p>1.60<text:s/></text:p>
          </table:table-cell>
          <table:table-cell office:value-type="float" office:value="0.81" table:style-name="ce5">
            <text:p>0.81<text:s/></text:p>
          </table:table-cell>
          <table:table-cell office:value-type="float" office:value="2.58" table:style-name="ce5">
            <text:p>2.58<text:s/></text:p>
          </table:table-cell>
          <table:table-cell office:value-type="float" office:value="0.68" table:style-name="ce5">
            <text:p>0.68<text:s/></text:p>
          </table:table-cell>
          <table:table-cell office:value-type="float" office:value="2.46" table:style-name="ce5">
            <text:p>2.46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office:value-type="float" office:value="101" table:style-name="ce3">
            <text:p>101</text:p>
          </table:table-cell>
          <table:table-cell office:value-type="string" table:style-name="ce4">
            <text:p>1</text:p>
          </table:table-cell>
          <table:table-cell office:value-type="float" office:value="0.82" table:style-name="ce5">
            <text:p>0.82<text:s/></text:p>
          </table:table-cell>
          <table:table-cell office:value-type="float" office:value="2.23" table:style-name="ce5">
            <text:p>2.23<text:s/></text:p>
          </table:table-cell>
          <table:table-cell office:value-type="float" office:value="0.46" table:style-name="ce5">
            <text:p>0.46<text:s/></text:p>
          </table:table-cell>
          <table:table-cell office:value-type="float" office:value="1.3" table:style-name="ce5">
            <text:p>1.30<text:s/></text:p>
          </table:table-cell>
          <table:table-cell office:value-type="float" office:value="0.82" table:style-name="ce5">
            <text:p>0.82<text:s/></text:p>
          </table:table-cell>
          <table:table-cell office:value-type="float" office:value="2.5499999999999998" table:style-name="ce5">
            <text:p>2.55<text:s/></text:p>
          </table:table-cell>
          <table:table-cell office:value-type="float" office:value="0.68" table:style-name="ce5">
            <text:p>0.68<text:s/></text:p>
          </table:table-cell>
          <table:table-cell office:value-type="float" office:value="2.44" table:style-name="ce5">
            <text:p>2.44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2</text:p>
          </table:table-cell>
          <table:table-cell office:value-type="float" office:value="0.82" table:style-name="ce5">
            <text:p>0.82<text:s/></text:p>
          </table:table-cell>
          <table:table-cell office:value-type="float" office:value="2.2400000000000002" table:style-name="ce5">
            <text:p>2.24<text:s/></text:p>
          </table:table-cell>
          <table:table-cell office:value-type="float" office:value="0.44" table:style-name="ce5">
            <text:p>0.44<text:s/></text:p>
          </table:table-cell>
          <table:table-cell office:value-type="float" office:value="1.29" table:style-name="ce5">
            <text:p>1.29<text:s/></text:p>
          </table:table-cell>
          <table:table-cell office:value-type="float" office:value="0.82" table:style-name="ce5">
            <text:p>0.82<text:s/></text:p>
          </table:table-cell>
          <table:table-cell office:value-type="float" office:value="2.5299999999999998" table:style-name="ce5">
            <text:p>2.53<text:s/></text:p>
          </table:table-cell>
          <table:table-cell office:value-type="float" office:value="0.68" table:style-name="ce5">
            <text:p>0.68<text:s/></text:p>
          </table:table-cell>
          <table:table-cell office:value-type="float" office:value="2.41" table:style-name="ce5">
            <text:p>2.41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3</text:p>
          </table:table-cell>
          <table:table-cell office:value-type="float" office:value="0.82" table:style-name="ce5">
            <text:p>0.82<text:s/></text:p>
          </table:table-cell>
          <table:table-cell office:value-type="float" office:value="2.25" table:style-name="ce5">
            <text:p>2.25<text:s/></text:p>
          </table:table-cell>
          <table:table-cell office:value-type="float" office:value="0.47" table:style-name="ce5">
            <text:p>0.47<text:s/></text:p>
          </table:table-cell>
          <table:table-cell office:value-type="float" office:value="1.31" table:style-name="ce5">
            <text:p>1.31<text:s/></text:p>
          </table:table-cell>
          <table:table-cell office:value-type="float" office:value="0.83" table:style-name="ce5">
            <text:p>0.83<text:s/></text:p>
          </table:table-cell>
          <table:table-cell office:value-type="float" office:value="2.52" table:style-name="ce5">
            <text:p>2.52<text:s/></text:p>
          </table:table-cell>
          <table:table-cell office:value-type="float" office:value="0.68" table:style-name="ce5">
            <text:p>0.68<text:s/></text:p>
          </table:table-cell>
          <table:table-cell office:value-type="float" office:value="2.42" table:style-name="ce5">
            <text:p>2.42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16"/>
          <table:table-cell office:value-type="string" table:style-name="ce4">
            <text:p>4</text:p>
          </table:table-cell>
          <table:table-cell office:value-type="float" office:value="0.82" table:style-name="ce5">
            <text:p>0.82<text:s/></text:p>
          </table:table-cell>
          <table:table-cell office:value-type="float" office:value="2.25" table:style-name="ce5">
            <text:p>2.25<text:s/></text:p>
          </table:table-cell>
          <table:table-cell office:value-type="float" office:value="0.48" table:style-name="ce5">
            <text:p>0.48<text:s/></text:p>
          </table:table-cell>
          <table:table-cell office:value-type="float" office:value="1.36" table:style-name="ce5">
            <text:p>1.36<text:s/></text:p>
          </table:table-cell>
          <table:table-cell office:value-type="float" office:value="0.82" table:style-name="ce5">
            <text:p>0.82<text:s/></text:p>
          </table:table-cell>
          <table:table-cell office:value-type="float" office:value="2.5299999999999998" table:style-name="ce5">
            <text:p>2.53<text:s/></text:p>
          </table:table-cell>
          <table:table-cell office:value-type="float" office:value="0.68" table:style-name="ce5">
            <text:p>0.68<text:s/></text:p>
          </table:table-cell>
          <table:table-cell office:value-type="float" office:value="2.4" table:style-name="ce5">
            <text:p>2.40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office:value-type="float" office:value="102" table:style-name="ce3">
            <text:p>102</text:p>
          </table:table-cell>
          <table:table-cell office:value-type="string" table:style-name="ce4">
            <text:p>1</text:p>
          </table:table-cell>
          <table:table-cell office:value-type="float" office:value="0.81" table:style-name="ce5">
            <text:p>0.81<text:s/></text:p>
          </table:table-cell>
          <table:table-cell office:value-type="float" office:value="2.23" table:style-name="ce5">
            <text:p>2.23<text:s/></text:p>
          </table:table-cell>
          <table:table-cell office:value-type="float" office:value="0.49" table:style-name="ce5">
            <text:p>0.49<text:s/></text:p>
          </table:table-cell>
          <table:table-cell office:value-type="float" office:value="1.32" table:style-name="ce5">
            <text:p>1.32<text:s/></text:p>
          </table:table-cell>
          <table:table-cell office:value-type="float" office:value="0.82" table:style-name="ce5">
            <text:p>0.82<text:s/></text:p>
          </table:table-cell>
          <table:table-cell office:value-type="float" office:value="2.5" table:style-name="ce5">
            <text:p>2.50<text:s/></text:p>
          </table:table-cell>
          <table:table-cell office:value-type="float" office:value="0.68" table:style-name="ce5">
            <text:p>0.68<text:s/></text:p>
          </table:table-cell>
          <table:table-cell office:value-type="float" office:value="2.38" table:style-name="ce5">
            <text:p>2.38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2</text:p>
          </table:table-cell>
          <table:table-cell office:value-type="float" office:value="0.8" table:style-name="ce5">
            <text:p>0.80<text:s/></text:p>
          </table:table-cell>
          <table:table-cell office:value-type="float" office:value="2.2200000000000002" table:style-name="ce5">
            <text:p>2.22<text:s/></text:p>
          </table:table-cell>
          <table:table-cell office:value-type="float" office:value="0.46" table:style-name="ce5">
            <text:p>0.46<text:s/></text:p>
          </table:table-cell>
          <table:table-cell office:value-type="float" office:value="1.19" table:style-name="ce5">
            <text:p>1.19<text:s/></text:p>
          </table:table-cell>
          <table:table-cell office:value-type="float" office:value="0.81" table:style-name="ce5">
            <text:p>0.81<text:s/></text:p>
          </table:table-cell>
          <table:table-cell office:value-type="float" office:value="2.4900000000000002" table:style-name="ce5">
            <text:p>2.49<text:s/></text:p>
          </table:table-cell>
          <table:table-cell office:value-type="float" office:value="0.68" table:style-name="ce5">
            <text:p>0.68<text:s/></text:p>
          </table:table-cell>
          <table:table-cell office:value-type="float" office:value="2.37" table:style-name="ce5">
            <text:p>2.37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3</text:p>
          </table:table-cell>
          <table:table-cell office:value-type="float" office:value="0.8" table:style-name="ce5">
            <text:p>0.80<text:s/></text:p>
          </table:table-cell>
          <table:table-cell office:value-type="float" office:value="2.23" table:style-name="ce5">
            <text:p>2.23<text:s/></text:p>
          </table:table-cell>
          <table:table-cell office:value-type="float" office:value="0.41" table:style-name="ce5">
            <text:p>0.41<text:s/></text:p>
          </table:table-cell>
          <table:table-cell office:value-type="float" office:value="1.1499999999999999" table:style-name="ce5">
            <text:p>1.15<text:s/></text:p>
          </table:table-cell>
          <table:table-cell office:value-type="float" office:value="0.81" table:style-name="ce5">
            <text:p>0.81<text:s/></text:p>
          </table:table-cell>
          <table:table-cell office:value-type="float" office:value="2.5" table:style-name="ce5">
            <text:p>2.50<text:s/></text:p>
          </table:table-cell>
          <table:table-cell office:value-type="float" office:value="0.68" table:style-name="ce5">
            <text:p>0.68<text:s/></text:p>
          </table:table-cell>
          <table:table-cell office:value-type="float" office:value="2.37" table:style-name="ce5">
            <text:p>2.37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4</text:p>
          </table:table-cell>
          <table:table-cell office:value-type="float" office:value="0.8" table:style-name="ce5">
            <text:p>0.80<text:s/></text:p>
          </table:table-cell>
          <table:table-cell office:value-type="float" office:value="2.2200000000000002" table:style-name="ce5">
            <text:p>2.22<text:s/></text:p>
          </table:table-cell>
          <table:table-cell office:value-type="float" office:value="0.4" table:style-name="ce5">
            <text:p>0.40<text:s/></text:p>
          </table:table-cell>
          <table:table-cell office:value-type="float" office:value="1.06" table:style-name="ce5">
            <text:p>1.06<text:s/></text:p>
          </table:table-cell>
          <table:table-cell office:value-type="float" office:value="0.82" table:style-name="ce5">
            <text:p>0.82<text:s/></text:p>
          </table:table-cell>
          <table:table-cell office:value-type="float" office:value="2.5099999999999998" table:style-name="ce5">
            <text:p>2.51<text:s/></text:p>
          </table:table-cell>
          <table:table-cell office:value-type="float" office:value="0.68" table:style-name="ce5">
            <text:p>0.68<text:s/></text:p>
          </table:table-cell>
          <table:table-cell office:value-type="float" office:value="2.37" table:style-name="ce5">
            <text:p>2.37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office:value-type="float" office:value="103" table:style-name="ce3">
            <text:p>103</text:p>
          </table:table-cell>
          <table:table-cell office:value-type="string" table:style-name="ce4">
            <text:p>1</text:p>
          </table:table-cell>
          <table:table-cell office:value-type="float" office:value="0.79" table:style-name="ce5">
            <text:p>0.79<text:s/></text:p>
          </table:table-cell>
          <table:table-cell office:value-type="float" office:value="2.19" table:style-name="ce5">
            <text:p>2.19<text:s/></text:p>
          </table:table-cell>
          <table:table-cell office:value-type="float" office:value="0.39" table:style-name="ce5">
            <text:p>0.39<text:s/></text:p>
          </table:table-cell>
          <table:table-cell office:value-type="float" office:value="1.05" table:style-name="ce5">
            <text:p>1.05<text:s/></text:p>
          </table:table-cell>
          <table:table-cell office:value-type="float" office:value="0.81" table:style-name="ce5">
            <text:p>0.81<text:s/></text:p>
          </table:table-cell>
          <table:table-cell office:value-type="float" office:value="2.4700000000000002" table:style-name="ce5">
            <text:p>2.47<text:s/></text:p>
          </table:table-cell>
          <table:table-cell office:value-type="float" office:value="0.68" table:style-name="ce5">
            <text:p>0.68<text:s/></text:p>
          </table:table-cell>
          <table:table-cell office:value-type="float" office:value="2.36" table:style-name="ce5">
            <text:p>2.36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2</text:p>
          </table:table-cell>
          <table:table-cell office:value-type="float" office:value="0.78" table:style-name="ce5">
            <text:p>0.78<text:s/></text:p>
          </table:table-cell>
          <table:table-cell office:value-type="float" office:value="2.2000000000000002" table:style-name="ce5">
            <text:p>2.20<text:s/></text:p>
          </table:table-cell>
          <table:table-cell office:value-type="float" office:value="0.38" table:style-name="ce5">
            <text:p>0.38<text:s/></text:p>
          </table:table-cell>
          <table:table-cell office:value-type="float" office:value="1.04" table:style-name="ce5">
            <text:p>1.04<text:s/></text:p>
          </table:table-cell>
          <table:table-cell office:value-type="float" office:value="0.81" table:style-name="ce5">
            <text:p>0.81<text:s/></text:p>
          </table:table-cell>
          <table:table-cell office:value-type="float" office:value="2.48" table:style-name="ce5">
            <text:p>2.48<text:s/></text:p>
          </table:table-cell>
          <table:table-cell office:value-type="float" office:value="0.69" table:style-name="ce5">
            <text:p>0.69<text:s/></text:p>
          </table:table-cell>
          <table:table-cell office:value-type="float" office:value="2.37" table:style-name="ce5">
            <text:p>2.37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3</text:p>
          </table:table-cell>
          <table:table-cell office:value-type="float" office:value="0.78" table:style-name="ce5">
            <text:p>0.78<text:s/></text:p>
          </table:table-cell>
          <table:table-cell office:value-type="float" office:value="2.21" table:style-name="ce5">
            <text:p>2.21<text:s/></text:p>
          </table:table-cell>
          <table:table-cell office:value-type="float" office:value="0.39" table:style-name="ce5">
            <text:p>0.39<text:s/></text:p>
          </table:table-cell>
          <table:table-cell office:value-type="float" office:value="1.1000000000000001" table:style-name="ce5">
            <text:p>1.10<text:s/></text:p>
          </table:table-cell>
          <table:table-cell office:value-type="float" office:value="0.81" table:style-name="ce5">
            <text:p>0.81<text:s/></text:p>
          </table:table-cell>
          <table:table-cell office:value-type="float" office:value="2.4900000000000002" table:style-name="ce5">
            <text:p>2.49<text:s/></text:p>
          </table:table-cell>
          <table:table-cell office:value-type="float" office:value="0.68" table:style-name="ce5">
            <text:p>0.68<text:s/></text:p>
          </table:table-cell>
          <table:table-cell office:value-type="float" office:value="2.38" table:style-name="ce5">
            <text:p>2.38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4</text:p>
          </table:table-cell>
          <table:table-cell office:value-type="float" office:value="0.78" table:style-name="ce5">
            <text:p>0.78<text:s/></text:p>
          </table:table-cell>
          <table:table-cell office:value-type="float" office:value="2.2200000000000002" table:style-name="ce5">
            <text:p>2.22<text:s/></text:p>
          </table:table-cell>
          <table:table-cell office:value-type="float" office:value="0.39" table:style-name="ce5">
            <text:p>0.39<text:s/></text:p>
          </table:table-cell>
          <table:table-cell office:value-type="float" office:value="1.08" table:style-name="ce5">
            <text:p>1.08<text:s/></text:p>
          </table:table-cell>
          <table:table-cell office:value-type="float" office:value="0.82" table:style-name="ce5">
            <text:p>0.82<text:s/></text:p>
          </table:table-cell>
          <table:table-cell office:value-type="float" office:value="2.5099999999999998" table:style-name="ce5">
            <text:p>2.51<text:s/></text:p>
          </table:table-cell>
          <table:table-cell office:value-type="float" office:value="0.68" table:style-name="ce5">
            <text:p>0.68<text:s/></text:p>
          </table:table-cell>
          <table:table-cell office:value-type="float" office:value="2.41" table:style-name="ce5">
            <text:p>2.41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office:value-type="float" office:value="104" table:style-name="ce3">
            <text:p>104</text:p>
          </table:table-cell>
          <table:table-cell office:value-type="string" table:style-name="ce4">
            <text:p>1</text:p>
          </table:table-cell>
          <table:table-cell office:value-type="float" office:value="0.78" table:style-name="ce5">
            <text:p>0.78<text:s/></text:p>
          </table:table-cell>
          <table:table-cell office:value-type="float" office:value="2.2000000000000002" table:style-name="ce5">
            <text:p>2.20<text:s/></text:p>
          </table:table-cell>
          <table:table-cell office:value-type="float" office:value="0.42" table:style-name="ce5">
            <text:p>0.42<text:s/></text:p>
          </table:table-cell>
          <table:table-cell office:value-type="float" office:value="1.08" table:style-name="ce5">
            <text:p>1.08<text:s/></text:p>
          </table:table-cell>
          <table:table-cell office:value-type="float" office:value="0.81" table:style-name="ce5">
            <text:p>0.81<text:s/></text:p>
          </table:table-cell>
          <table:table-cell office:value-type="float" office:value="2.48" table:style-name="ce5">
            <text:p>2.48<text:s/></text:p>
          </table:table-cell>
          <table:table-cell office:value-type="float" office:value="0.68" table:style-name="ce5">
            <text:p>0.68<text:s/></text:p>
          </table:table-cell>
          <table:table-cell office:value-type="float" office:value="2.38" table:style-name="ce5">
            <text:p>2.38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2</text:p>
          </table:table-cell>
          <table:table-cell office:value-type="float" office:value="0.78" table:style-name="ce5">
            <text:p>0.78<text:s/></text:p>
          </table:table-cell>
          <table:table-cell office:value-type="float" office:value="2.21" table:style-name="ce5">
            <text:p>2.21<text:s/></text:p>
          </table:table-cell>
          <table:table-cell office:value-type="float" office:value="0.46" table:style-name="ce5">
            <text:p>0.46<text:s/></text:p>
          </table:table-cell>
          <table:table-cell office:value-type="float" office:value="1.06" table:style-name="ce5">
            <text:p>1.06<text:s/></text:p>
          </table:table-cell>
          <table:table-cell office:value-type="float" office:value="0.81" table:style-name="ce5">
            <text:p>0.81<text:s/></text:p>
          </table:table-cell>
          <table:table-cell office:value-type="float" office:value="2.4900000000000002" table:style-name="ce5">
            <text:p>2.49<text:s/></text:p>
          </table:table-cell>
          <table:table-cell office:value-type="float" office:value="0.68" table:style-name="ce5">
            <text:p>0.68<text:s/></text:p>
          </table:table-cell>
          <table:table-cell office:value-type="float" office:value="2.38" table:style-name="ce5">
            <text:p>2.38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3</text:p>
          </table:table-cell>
          <table:table-cell office:value-type="float" office:value="0.77" table:style-name="ce5">
            <text:p>0.77<text:s/></text:p>
          </table:table-cell>
          <table:table-cell office:value-type="float" office:value="2.23" table:style-name="ce5">
            <text:p>2.23<text:s/></text:p>
          </table:table-cell>
          <table:table-cell office:value-type="float" office:value="0.51" table:style-name="ce5">
            <text:p>0.51<text:s/></text:p>
          </table:table-cell>
          <table:table-cell office:value-type="float" office:value="1.04" table:style-name="ce5">
            <text:p>1.04<text:s/></text:p>
          </table:table-cell>
          <table:table-cell office:value-type="float" office:value="0.82" table:style-name="ce5">
            <text:p>0.82<text:s/></text:p>
          </table:table-cell>
          <table:table-cell office:value-type="float" office:value="2.5" table:style-name="ce5">
            <text:p>2.50<text:s/></text:p>
          </table:table-cell>
          <table:table-cell office:value-type="float" office:value="0.69" table:style-name="ce5">
            <text:p>0.69<text:s/></text:p>
          </table:table-cell>
          <table:table-cell office:value-type="float" office:value="2.39" table:style-name="ce5">
            <text:p>2.39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4</text:p>
          </table:table-cell>
          <table:table-cell office:value-type="float" office:value="0.74" table:style-name="ce5">
            <text:p>0.74<text:s/></text:p>
          </table:table-cell>
          <table:table-cell office:value-type="float" office:value="2.1800000000000002" table:style-name="ce5">
            <text:p>2.18<text:s/></text:p>
          </table:table-cell>
          <table:table-cell office:value-type="float" office:value="0.48" table:style-name="ce5">
            <text:p>0.48<text:s/></text:p>
          </table:table-cell>
          <table:table-cell office:value-type="float" office:value="0.99" table:style-name="ce5">
            <text:p>0.99<text:s/></text:p>
          </table:table-cell>
          <table:table-cell office:value-type="float" office:value="0.79" table:style-name="ce5">
            <text:p>0.79<text:s/></text:p>
          </table:table-cell>
          <table:table-cell office:value-type="float" office:value="2.4500000000000002" table:style-name="ce5">
            <text:p>2.45<text:s/></text:p>
          </table:table-cell>
          <table:table-cell office:value-type="float" office:value="0.67" table:style-name="ce5">
            <text:p>0.67<text:s/></text:p>
          </table:table-cell>
          <table:table-cell office:value-type="float" office:value="2.35" table:style-name="ce5">
            <text:p>2.35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office:value-type="float" office:value="105" table:style-name="ce3">
            <text:p>105</text:p>
          </table:table-cell>
          <table:table-cell office:value-type="string" table:style-name="ce4">
            <text:p>1</text:p>
          </table:table-cell>
          <table:table-cell office:value-type="float" office:value="0.69" table:style-name="ce5">
            <text:p>0.69<text:s/></text:p>
          </table:table-cell>
          <table:table-cell office:value-type="float" office:value="2.09" table:style-name="ce5">
            <text:p>2.09<text:s/></text:p>
          </table:table-cell>
          <table:table-cell office:value-type="float" office:value="0.44" table:style-name="ce5">
            <text:p>0.44<text:s/></text:p>
          </table:table-cell>
          <table:table-cell office:value-type="float" office:value="0.96" table:style-name="ce5">
            <text:p>0.96<text:s/></text:p>
          </table:table-cell>
          <table:table-cell office:value-type="float" office:value="0.75" table:style-name="ce5">
            <text:p>0.75<text:s/></text:p>
          </table:table-cell>
          <table:table-cell office:value-type="float" office:value="2.36" table:style-name="ce5">
            <text:p>2.36<text:s/></text:p>
          </table:table-cell>
          <table:table-cell office:value-type="float" office:value="0.64" table:style-name="ce5">
            <text:p>0.64<text:s/></text:p>
          </table:table-cell>
          <table:table-cell office:value-type="float" office:value="2.25" table:style-name="ce5">
            <text:p>2.25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2</text:p>
          </table:table-cell>
          <table:table-cell office:value-type="float" office:value="0.65" table:style-name="ce5">
            <text:p>0.65<text:s/></text:p>
          </table:table-cell>
          <table:table-cell office:value-type="float" office:value="2.02" table:style-name="ce5">
            <text:p>2.02<text:s/></text:p>
          </table:table-cell>
          <table:table-cell office:value-type="float" office:value="0.45" table:style-name="ce5">
            <text:p>0.45<text:s/></text:p>
          </table:table-cell>
          <table:table-cell office:value-type="float" office:value="0.9" table:style-name="ce5">
            <text:p>0.90<text:s/></text:p>
          </table:table-cell>
          <table:table-cell office:value-type="float" office:value="0.71" table:style-name="ce5">
            <text:p>0.71<text:s/></text:p>
          </table:table-cell>
          <table:table-cell office:value-type="float" office:value="2.2999999999999998" table:style-name="ce5">
            <text:p>2.30<text:s/></text:p>
          </table:table-cell>
          <table:table-cell office:value-type="float" office:value="0.59" table:style-name="ce5">
            <text:p>0.59<text:s/></text:p>
          </table:table-cell>
          <table:table-cell office:value-type="float" office:value="2.2000000000000002" table:style-name="ce5">
            <text:p>2.20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3</text:p>
          </table:table-cell>
          <table:table-cell office:value-type="float" office:value="0.6" table:style-name="ce5">
            <text:p>0.60<text:s/></text:p>
          </table:table-cell>
          <table:table-cell office:value-type="float" office:value="1.97" table:style-name="ce5">
            <text:p>1.97<text:s/></text:p>
          </table:table-cell>
          <table:table-cell office:value-type="float" office:value="0.41" table:style-name="ce5">
            <text:p>0.41<text:s/></text:p>
          </table:table-cell>
          <table:table-cell office:value-type="float" office:value="0.86" table:style-name="ce5">
            <text:p>0.86<text:s/></text:p>
          </table:table-cell>
          <table:table-cell office:value-type="float" office:value="0.67" table:style-name="ce5">
            <text:p>0.67<text:s/></text:p>
          </table:table-cell>
          <table:table-cell office:value-type="float" office:value="2.25" table:style-name="ce5">
            <text:p>2.25<text:s/></text:p>
          </table:table-cell>
          <table:table-cell office:value-type="float" office:value="0.55000000000000004" table:style-name="ce5">
            <text:p>0.55<text:s/></text:p>
          </table:table-cell>
          <table:table-cell office:value-type="float" office:value="2.16" table:style-name="ce5">
            <text:p>2.16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4" table:style-name="ce19">
            <text:p>4</text:p>
          </table:table-cell>
          <table:table-cell office:value-type="float" office:value="0.56999999999999995" table:style-name="ce5">
            <text:p>0.57<text:s/></text:p>
          </table:table-cell>
          <table:table-cell office:value-type="float" office:value="1.94" table:style-name="ce5">
            <text:p>1.94<text:s/></text:p>
          </table:table-cell>
          <table:table-cell office:value-type="float" office:value="0.44" table:style-name="ce5">
            <text:p>0.44<text:s/></text:p>
          </table:table-cell>
          <table:table-cell office:value-type="float" office:value="0.88" table:style-name="ce5">
            <text:p>0.88<text:s/></text:p>
          </table:table-cell>
          <table:table-cell office:value-type="float" office:value="0.65" table:style-name="ce5">
            <text:p>0.65<text:s/></text:p>
          </table:table-cell>
          <table:table-cell office:value-type="float" office:value="2.2200000000000002" table:style-name="ce5">
            <text:p>2.22<text:s/></text:p>
          </table:table-cell>
          <table:table-cell office:value-type="float" office:value="0.53" table:style-name="ce5">
            <text:p>0.53<text:s/></text:p>
          </table:table-cell>
          <table:table-cell office:value-type="float" office:value="2.11" table:style-name="ce5">
            <text:p>2.11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office:value-type="float" office:value="106" table:style-name="ce3">
            <text:p>106</text:p>
          </table:table-cell>
          <table:table-cell office:value-type="float" office:value="1" table:style-name="ce19">
            <text:p>1</text:p>
          </table:table-cell>
          <table:table-cell office:value-type="float" office:value="0.56999999999999995" table:style-name="ce5">
            <text:p>0.57<text:s/></text:p>
          </table:table-cell>
          <table:table-cell office:value-type="float" office:value="1.92" table:style-name="ce5">
            <text:p>1.92<text:s/></text:p>
          </table:table-cell>
          <table:table-cell office:value-type="float" office:value="0.43" table:style-name="ce5">
            <text:p>0.43<text:s/></text:p>
          </table:table-cell>
          <table:table-cell office:value-type="float" office:value="0.85" table:style-name="ce5">
            <text:p>0.85<text:s/></text:p>
          </table:table-cell>
          <table:table-cell office:value-type="float" office:value="0.63" table:style-name="ce5">
            <text:p>0.63<text:s/></text:p>
          </table:table-cell>
          <table:table-cell office:value-type="float" office:value="2.2000000000000002" table:style-name="ce5">
            <text:p>2.20<text:s/></text:p>
          </table:table-cell>
          <table:table-cell office:value-type="float" office:value="0.52" table:style-name="ce5">
            <text:p>0.52<text:s/></text:p>
          </table:table-cell>
          <table:table-cell office:value-type="float" office:value="2.09" table:style-name="ce5">
            <text:p>2.09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2" table:style-name="ce19">
            <text:p>2</text:p>
          </table:table-cell>
          <table:table-cell office:value-type="float" office:value="0.56999999999999995" table:style-name="ce5">
            <text:p>0.57<text:s/></text:p>
          </table:table-cell>
          <table:table-cell office:value-type="float" office:value="1.92" table:style-name="ce5">
            <text:p>1.92<text:s/></text:p>
          </table:table-cell>
          <table:table-cell office:value-type="float" office:value="0.42" table:style-name="ce5">
            <text:p>0.42<text:s/></text:p>
          </table:table-cell>
          <table:table-cell office:value-type="float" office:value="0.89" table:style-name="ce5">
            <text:p>0.89<text:s/></text:p>
          </table:table-cell>
          <table:table-cell office:value-type="float" office:value="0.63" table:style-name="ce5">
            <text:p>0.63<text:s/></text:p>
          </table:table-cell>
          <table:table-cell office:value-type="float" office:value="2.2000000000000002" table:style-name="ce5">
            <text:p>2.20<text:s/></text:p>
          </table:table-cell>
          <table:table-cell office:value-type="float" office:value="0.53" table:style-name="ce5">
            <text:p>0.53<text:s/></text:p>
          </table:table-cell>
          <table:table-cell office:value-type="float" office:value="2.12" table:style-name="ce5">
            <text:p>2.12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3" table:style-name="ce19">
            <text:p>3</text:p>
          </table:table-cell>
          <table:table-cell office:value-type="float" office:value="0.56000000000000005" table:style-name="ce5">
            <text:p>0.56<text:s/></text:p>
          </table:table-cell>
          <table:table-cell office:value-type="float" office:value="1.93" table:style-name="ce5">
            <text:p>1.93<text:s/></text:p>
          </table:table-cell>
          <table:table-cell office:value-type="float" office:value="0.4" table:style-name="ce5">
            <text:p>0.40<text:s/></text:p>
          </table:table-cell>
          <table:table-cell office:value-type="float" office:value="0.83" table:style-name="ce5">
            <text:p>0.83<text:s/></text:p>
          </table:table-cell>
          <table:table-cell office:value-type="float" office:value="0.63" table:style-name="ce5">
            <text:p>0.63<text:s/></text:p>
          </table:table-cell>
          <table:table-cell office:value-type="float" office:value="2.2000000000000002" table:style-name="ce5">
            <text:p>2.20<text:s/></text:p>
          </table:table-cell>
          <table:table-cell office:value-type="float" office:value="0.53" table:style-name="ce5">
            <text:p>0.53<text:s/></text:p>
          </table:table-cell>
          <table:table-cell office:value-type="float" office:value="2.13" table:style-name="ce5">
            <text:p>2.13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4</text:p>
          </table:table-cell>
          <table:table-cell office:value-type="float" office:value="0.56000000000000005" table:style-name="ce5">
            <text:p>0.56<text:s/></text:p>
          </table:table-cell>
          <table:table-cell office:value-type="float" office:value="1.92" table:style-name="ce5">
            <text:p>1.92<text:s/></text:p>
          </table:table-cell>
          <table:table-cell office:value-type="float" office:value="0.4" table:style-name="ce5">
            <text:p>0.40<text:s/></text:p>
          </table:table-cell>
          <table:table-cell office:value-type="float" office:value="0.83" table:style-name="ce5">
            <text:p>0.83<text:s/></text:p>
          </table:table-cell>
          <table:table-cell office:value-type="float" office:value="0.63" table:style-name="ce5">
            <text:p>0.63<text:s/></text:p>
          </table:table-cell>
          <table:table-cell office:value-type="float" office:value="2.2000000000000002" table:style-name="ce5">
            <text:p>2.20<text:s/></text:p>
          </table:table-cell>
          <table:table-cell office:value-type="float" office:value="0.53" table:style-name="ce5">
            <text:p>0.53<text:s/></text:p>
          </table:table-cell>
          <table:table-cell office:value-type="float" office:value="2.13" table:style-name="ce5">
            <text:p>2.13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office:value-type="float" office:value="107" table:style-name="ce3">
            <text:p>107</text:p>
          </table:table-cell>
          <table:table-cell office:value-type="float" office:value="1" table:style-name="ce19">
            <text:p>1</text:p>
          </table:table-cell>
          <table:table-cell office:value-type="float" office:value="0.56000000000000005" table:style-name="ce5">
            <text:p>0.56<text:s/></text:p>
          </table:table-cell>
          <table:table-cell office:value-type="float" office:value="1.91" table:style-name="ce5">
            <text:p>1.91<text:s/></text:p>
          </table:table-cell>
          <table:table-cell office:value-type="float" office:value="0.38" table:style-name="ce5">
            <text:p>0.38<text:s/></text:p>
          </table:table-cell>
          <table:table-cell office:value-type="float" office:value="0.81" table:style-name="ce5">
            <text:p>0.81<text:s/></text:p>
          </table:table-cell>
          <table:table-cell office:value-type="float" office:value="0.62" table:style-name="ce5">
            <text:p>0.62<text:s/></text:p>
          </table:table-cell>
          <table:table-cell office:value-type="float" office:value="2.19" table:style-name="ce5">
            <text:p>2.19<text:s/></text:p>
          </table:table-cell>
          <table:table-cell office:value-type="float" office:value="0.52" table:style-name="ce5">
            <text:p>0.52<text:s/></text:p>
          </table:table-cell>
          <table:table-cell office:value-type="float" office:value="2.1" table:style-name="ce5">
            <text:p>2.10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2" table:style-name="ce19">
            <text:p>2</text:p>
          </table:table-cell>
          <table:table-cell office:value-type="float" office:value="0.56000000000000005" table:style-name="ce5">
            <text:p>0.56<text:s/></text:p>
          </table:table-cell>
          <table:table-cell office:value-type="float" office:value="1.9" table:style-name="ce5">
            <text:p>1.90<text:s/></text:p>
          </table:table-cell>
          <table:table-cell office:value-type="float" office:value="0.36" table:style-name="ce5">
            <text:p>0.36<text:s/></text:p>
          </table:table-cell>
          <table:table-cell office:value-type="float" office:value="0.81" table:style-name="ce5">
            <text:p>0.81<text:s/></text:p>
          </table:table-cell>
          <table:table-cell office:value-type="float" office:value="0.63" table:style-name="ce5">
            <text:p>0.63<text:s/></text:p>
          </table:table-cell>
          <table:table-cell office:value-type="float" office:value="2.1800000000000002" table:style-name="ce5">
            <text:p>2.18<text:s/></text:p>
          </table:table-cell>
          <table:table-cell office:value-type="float" office:value="0.52" table:style-name="ce5">
            <text:p>0.52<text:s/></text:p>
          </table:table-cell>
          <table:table-cell office:value-type="float" office:value="2.12" table:style-name="ce5">
            <text:p>2.12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3" table:style-name="ce19">
            <text:p>3</text:p>
          </table:table-cell>
          <table:table-cell office:value-type="float" office:value="0.56000000000000005" table:style-name="ce5">
            <text:p>0.56<text:s/></text:p>
          </table:table-cell>
          <table:table-cell office:value-type="float" office:value="1.9" table:style-name="ce5">
            <text:p>1.90<text:s/></text:p>
          </table:table-cell>
          <table:table-cell office:value-type="float" office:value="0.33" table:style-name="ce5">
            <text:p>0.33<text:s/></text:p>
          </table:table-cell>
          <table:table-cell office:value-type="float" office:value="0.84" table:style-name="ce5">
            <text:p>0.84<text:s/></text:p>
          </table:table-cell>
          <table:table-cell office:value-type="float" office:value="0.63" table:style-name="ce5">
            <text:p>0.63<text:s/></text:p>
          </table:table-cell>
          <table:table-cell office:value-type="float" office:value="2.19" table:style-name="ce5">
            <text:p>2.19<text:s/></text:p>
          </table:table-cell>
          <table:table-cell office:value-type="float" office:value="0.52" table:style-name="ce5">
            <text:p>0.52<text:s/></text:p>
          </table:table-cell>
          <table:table-cell office:value-type="float" office:value="2.11" table:style-name="ce5">
            <text:p>2.11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4">
            <text:p>4</text:p>
          </table:table-cell>
          <table:table-cell office:value-type="float" office:value="0.55000000000000004" table:style-name="ce5">
            <text:p>0.55<text:s/></text:p>
          </table:table-cell>
          <table:table-cell office:value-type="float" office:value="1.9" table:style-name="ce5">
            <text:p>1.90<text:s/></text:p>
          </table:table-cell>
          <table:table-cell office:value-type="float" office:value="0.34" table:style-name="ce5">
            <text:p>0.34<text:s/></text:p>
          </table:table-cell>
          <table:table-cell office:value-type="float" office:value="0.82" table:style-name="ce5">
            <text:p>0.82<text:s/></text:p>
          </table:table-cell>
          <table:table-cell office:value-type="float" office:value="0.63" table:style-name="ce5">
            <text:p>0.63<text:s/></text:p>
          </table:table-cell>
          <table:table-cell office:value-type="float" office:value="2.19" table:style-name="ce5">
            <text:p>2.19<text:s/></text:p>
          </table:table-cell>
          <table:table-cell office:value-type="float" office:value="0.52" table:style-name="ce5">
            <text:p>0.52<text:s/></text:p>
          </table:table-cell>
          <table:table-cell office:value-type="float" office:value="2.1" table:style-name="ce5">
            <text:p>2.10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office:value-type="float" office:value="108" table:style-name="ce3">
            <text:p>108</text:p>
          </table:table-cell>
          <table:table-cell office:value-type="float" office:value="1" table:style-name="ce19">
            <text:p>1</text:p>
          </table:table-cell>
          <table:table-cell office:value-type="float" office:value="0.56000000000000005" table:style-name="ce5">
            <text:p>0.56<text:s/></text:p>
          </table:table-cell>
          <table:table-cell office:value-type="float" office:value="1.88" table:style-name="ce5">
            <text:p>1.88<text:s/></text:p>
          </table:table-cell>
          <table:table-cell office:value-type="float" office:value="0.35" table:style-name="ce5">
            <text:p>0.35<text:s/></text:p>
          </table:table-cell>
          <table:table-cell office:value-type="float" office:value="0.84" table:style-name="ce5">
            <text:p>0.84<text:s/></text:p>
          </table:table-cell>
          <table:table-cell office:value-type="float" office:value="0.63" table:style-name="ce5">
            <text:p>0.63<text:s/></text:p>
          </table:table-cell>
          <table:table-cell office:value-type="float" office:value="2.17" table:style-name="ce5">
            <text:p>2.17<text:s/></text:p>
          </table:table-cell>
          <table:table-cell office:value-type="float" office:value="0.51" table:style-name="ce5">
            <text:p>0.51<text:s/></text:p>
          </table:table-cell>
          <table:table-cell office:value-type="float" office:value="2.06" table:style-name="ce5">
            <text:p>2.06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2" table:style-name="ce19">
            <text:p>2</text:p>
          </table:table-cell>
          <table:table-cell office:value-type="float" office:value="0.56000000000000005" table:style-name="ce5">
            <text:p>0.56<text:s/></text:p>
          </table:table-cell>
          <table:table-cell office:value-type="float" office:value="1.88" table:style-name="ce5">
            <text:p>1.88<text:s/></text:p>
          </table:table-cell>
          <table:table-cell office:value-type="float" office:value="0.35" table:style-name="ce5">
            <text:p>0.35<text:s/></text:p>
          </table:table-cell>
          <table:table-cell office:value-type="float" office:value="0.88" table:style-name="ce5">
            <text:p>0.88<text:s/></text:p>
          </table:table-cell>
          <table:table-cell office:value-type="float" office:value="0.63" table:style-name="ce5">
            <text:p>0.63<text:s/></text:p>
          </table:table-cell>
          <table:table-cell office:value-type="float" office:value="2.1800000000000002" table:style-name="ce5">
            <text:p>2.18<text:s/></text:p>
          </table:table-cell>
          <table:table-cell office:value-type="float" office:value="0.51" table:style-name="ce5">
            <text:p>0.51<text:s/></text:p>
          </table:table-cell>
          <table:table-cell office:value-type="float" office:value="2.06" table:style-name="ce5">
            <text:p>2.06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3" table:style-name="ce19">
            <text:p>3</text:p>
          </table:table-cell>
          <table:table-cell office:value-type="float" office:value="0.55000000000000004" table:style-name="ce5">
            <text:p>0.55<text:s/></text:p>
          </table:table-cell>
          <table:table-cell office:value-type="float" office:value="1.87" table:style-name="ce5">
            <text:p>1.87<text:s/></text:p>
          </table:table-cell>
          <table:table-cell office:value-type="float" office:value="0.34" table:style-name="ce5">
            <text:p>0.34<text:s/></text:p>
          </table:table-cell>
          <table:table-cell office:value-type="float" office:value="0.91" table:style-name="ce5">
            <text:p>0.91<text:s/></text:p>
          </table:table-cell>
          <table:table-cell office:value-type="float" office:value="0.63" table:style-name="ce5">
            <text:p>0.63<text:s/></text:p>
          </table:table-cell>
          <table:table-cell office:value-type="float" office:value="2.17" table:style-name="ce5">
            <text:p>2.17<text:s/></text:p>
          </table:table-cell>
          <table:table-cell office:value-type="float" office:value="0.5" table:style-name="ce5">
            <text:p>0.50<text:s/></text:p>
          </table:table-cell>
          <table:table-cell office:value-type="float" office:value="2.09" table:style-name="ce5">
            <text:p>2.09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4" table:style-name="ce19">
            <text:p>4</text:p>
          </table:table-cell>
          <table:table-cell office:value-type="float" office:value="0.55000000000000004" table:style-name="ce5">
            <text:p>0.55<text:s/></text:p>
          </table:table-cell>
          <table:table-cell office:value-type="float" office:value="1.87" table:style-name="ce5">
            <text:p>1.87<text:s/></text:p>
          </table:table-cell>
          <table:table-cell office:value-type="float" office:value="0.36" table:style-name="ce5">
            <text:p>0.36<text:s/></text:p>
          </table:table-cell>
          <table:table-cell office:value-type="float" office:value="0.92" table:style-name="ce5">
            <text:p>0.92<text:s/></text:p>
          </table:table-cell>
          <table:table-cell office:value-type="float" office:value="0.63" table:style-name="ce5">
            <text:p>0.63<text:s/></text:p>
          </table:table-cell>
          <table:table-cell office:value-type="float" office:value="2.16" table:style-name="ce5">
            <text:p>2.16<text:s/></text:p>
          </table:table-cell>
          <table:table-cell office:value-type="float" office:value="0.5" table:style-name="ce5">
            <text:p>0.50<text:s/></text:p>
          </table:table-cell>
          <table:table-cell office:value-type="float" office:value="2.08" table:style-name="ce5">
            <text:p>2.08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office:value-type="float" office:value="109" table:style-name="ce3">
            <text:p>109</text:p>
          </table:table-cell>
          <table:table-cell office:value-type="float" office:value="1" table:style-name="ce19">
            <text:p>1</text:p>
          </table:table-cell>
          <table:table-cell office:value-type="float" office:value="0.54" table:style-name="ce5">
            <text:p>0.54<text:s/></text:p>
          </table:table-cell>
          <table:table-cell office:value-type="float" office:value="1.85" table:style-name="ce5">
            <text:p>1.85<text:s/></text:p>
          </table:table-cell>
          <table:table-cell office:value-type="float" office:value="0.36" table:style-name="ce5">
            <text:p>0.36<text:s/></text:p>
          </table:table-cell>
          <table:table-cell office:value-type="float" office:value="0.94" table:style-name="ce5">
            <text:p>0.94<text:s/></text:p>
          </table:table-cell>
          <table:table-cell office:value-type="float" office:value="0.62" table:style-name="ce5">
            <text:p>0.62<text:s/></text:p>
          </table:table-cell>
          <table:table-cell office:value-type="float" office:value="2.14" table:style-name="ce5">
            <text:p>2.14<text:s/></text:p>
          </table:table-cell>
          <table:table-cell office:value-type="float" office:value="0.48" table:style-name="ce5">
            <text:p>0.48<text:s/></text:p>
          </table:table-cell>
          <table:table-cell office:value-type="float" office:value="2.0299999999999998" table:style-name="ce5">
            <text:p>2.03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2" table:style-name="ce19">
            <text:p>2</text:p>
          </table:table-cell>
          <table:table-cell office:value-type="float" office:value="0.44" table:style-name="ce5">
            <text:p>0.44<text:s/></text:p>
          </table:table-cell>
          <table:table-cell office:value-type="float" office:value="1.66" table:style-name="ce5">
            <text:p>1.66<text:s/></text:p>
          </table:table-cell>
          <table:table-cell office:value-type="float" office:value="0.32" table:style-name="ce5">
            <text:p>0.32<text:s/></text:p>
          </table:table-cell>
          <table:table-cell office:value-type="float" office:value="0.91" table:style-name="ce5">
            <text:p>0.91<text:s/></text:p>
          </table:table-cell>
          <table:table-cell office:value-type="float" office:value="0.49" table:style-name="ce5">
            <text:p>0.49<text:s/></text:p>
          </table:table-cell>
          <table:table-cell office:value-type="float" office:value="1.97" table:style-name="ce5">
            <text:p>1.97<text:s/></text:p>
          </table:table-cell>
          <table:table-cell office:value-type="float" office:value="0.38" table:style-name="ce5">
            <text:p>0.38<text:s/></text:p>
          </table:table-cell>
          <table:table-cell office:value-type="float" office:value="1.85" table:style-name="ce5">
            <text:p>1.85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3" table:style-name="ce19">
            <text:p>3</text:p>
          </table:table-cell>
          <table:table-cell office:value-type="float" office:value="0.42" table:style-name="ce5">
            <text:p>0.42<text:s/></text:p>
          </table:table-cell>
          <table:table-cell office:value-type="float" office:value="1.61" table:style-name="ce5">
            <text:p>1.61<text:s/></text:p>
          </table:table-cell>
          <table:table-cell office:value-type="float" office:value="0.28000000000000003" table:style-name="ce5">
            <text:p>0.28<text:s/></text:p>
          </table:table-cell>
          <table:table-cell office:value-type="float" office:value="0.92" table:style-name="ce5">
            <text:p>0.92<text:s/></text:p>
          </table:table-cell>
          <table:table-cell office:value-type="float" office:value="0.48" table:style-name="ce5">
            <text:p>0.48<text:s/></text:p>
          </table:table-cell>
          <table:table-cell office:value-type="float" office:value="1.89" table:style-name="ce5">
            <text:p>1.89<text:s/></text:p>
          </table:table-cell>
          <table:table-cell office:value-type="float" office:value="0.37" table:style-name="ce5">
            <text:p>0.37<text:s/></text:p>
          </table:table-cell>
          <table:table-cell office:value-type="float" office:value="1.8" table:style-name="ce5">
            <text:p>1.80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4" table:style-name="ce19">
            <text:p>4</text:p>
          </table:table-cell>
          <table:table-cell office:value-type="float" office:value="0.4" table:style-name="ce5">
            <text:p>0.40<text:s/></text:p>
          </table:table-cell>
          <table:table-cell office:value-type="float" office:value="1.62" table:style-name="ce5">
            <text:p>1.62<text:s/></text:p>
          </table:table-cell>
          <table:table-cell office:value-type="float" office:value="0.25" table:style-name="ce5">
            <text:p>0.25<text:s/></text:p>
          </table:table-cell>
          <table:table-cell office:value-type="float" office:value="0.93" table:style-name="ce5">
            <text:p>0.93<text:s/></text:p>
          </table:table-cell>
          <table:table-cell office:value-type="float" office:value="0.47" table:style-name="ce5">
            <text:p>0.47<text:s/></text:p>
          </table:table-cell>
          <table:table-cell office:value-type="float" office:value="1.89" table:style-name="ce5">
            <text:p>1.89<text:s/></text:p>
          </table:table-cell>
          <table:table-cell office:value-type="float" office:value="0.36" table:style-name="ce5">
            <text:p>0.36<text:s/></text:p>
          </table:table-cell>
          <table:table-cell office:value-type="float" office:value="1.8" table:style-name="ce5">
            <text:p>1.80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office:value-type="float" office:value="110" table:style-name="ce3">
            <text:p>110</text:p>
          </table:table-cell>
          <table:table-cell office:value-type="float" office:value="1" table:style-name="ce19">
            <text:p>1</text:p>
          </table:table-cell>
          <table:table-cell office:value-type="float" office:value="0.38" table:style-name="ce5">
            <text:p>0.38<text:s/></text:p>
          </table:table-cell>
          <table:table-cell office:value-type="float" office:value="1.61" table:style-name="ce5">
            <text:p>1.61<text:s/></text:p>
          </table:table-cell>
          <table:table-cell office:value-type="float" office:value="0.21" table:style-name="ce5">
            <text:p>0.21<text:s/></text:p>
          </table:table-cell>
          <table:table-cell office:value-type="float" office:value="0.92" table:style-name="ce5">
            <text:p>0.92<text:s/></text:p>
          </table:table-cell>
          <table:table-cell office:value-type="float" office:value="0.45" table:style-name="ce5">
            <text:p>0.45<text:s/></text:p>
          </table:table-cell>
          <table:table-cell office:value-type="float" office:value="1.88" table:style-name="ce5">
            <text:p>1.88<text:s/></text:p>
          </table:table-cell>
          <table:table-cell office:value-type="float" office:value="0.34" table:style-name="ce5">
            <text:p>0.34<text:s/></text:p>
          </table:table-cell>
          <table:table-cell office:value-type="float" office:value="1.69" table:style-name="ce5">
            <text:p>1.69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2" table:style-name="ce19">
            <text:p>2</text:p>
          </table:table-cell>
          <table:table-cell office:value-type="float" office:value="0.36" table:style-name="ce5">
            <text:p>0.36<text:s/></text:p>
          </table:table-cell>
          <table:table-cell office:value-type="float" office:value="1.61" table:style-name="ce5">
            <text:p>1.61<text:s/></text:p>
          </table:table-cell>
          <table:table-cell office:value-type="float" office:value="0.19" table:style-name="ce5">
            <text:p>0.19<text:s/></text:p>
          </table:table-cell>
          <table:table-cell office:value-type="float" office:value="0.93" table:style-name="ce5">
            <text:p>0.93<text:s/></text:p>
          </table:table-cell>
          <table:table-cell office:value-type="float" office:value="0.44" table:style-name="ce5">
            <text:p>0.44<text:s/></text:p>
          </table:table-cell>
          <table:table-cell office:value-type="float" office:value="1.88" table:style-name="ce5">
            <text:p>1.88<text:s/></text:p>
          </table:table-cell>
          <table:table-cell office:value-type="float" office:value="0.34" table:style-name="ce5">
            <text:p>0.34<text:s/></text:p>
          </table:table-cell>
          <table:table-cell office:value-type="float" office:value="1.76" table:style-name="ce5">
            <text:p>1.76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3" table:style-name="ce19">
            <text:p>3</text:p>
          </table:table-cell>
          <table:table-cell office:value-type="float" office:value="0.35" table:style-name="ce5">
            <text:p>0.35<text:s/></text:p>
          </table:table-cell>
          <table:table-cell office:value-type="float" office:value="1.6" table:style-name="ce5">
            <text:p>1.60<text:s/></text:p>
          </table:table-cell>
          <table:table-cell office:value-type="float" office:value="0.16" table:style-name="ce5">
            <text:p>0.16<text:s/></text:p>
          </table:table-cell>
          <table:table-cell office:value-type="float" office:value="0.96" table:style-name="ce5">
            <text:p>0.96<text:s/></text:p>
          </table:table-cell>
          <table:table-cell office:value-type="float" office:value="0.44" table:style-name="ce5">
            <text:p>0.44<text:s/></text:p>
          </table:table-cell>
          <table:table-cell office:value-type="float" office:value="1.88" table:style-name="ce5">
            <text:p>1.88<text:s/></text:p>
          </table:table-cell>
          <table:table-cell office:value-type="float" office:value="0.34" table:style-name="ce5">
            <text:p>0.34<text:s/></text:p>
          </table:table-cell>
          <table:table-cell office:value-type="float" office:value="1.76" table:style-name="ce5">
            <text:p>1.76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4" table:style-name="ce19">
            <text:p>4</text:p>
          </table:table-cell>
          <table:table-cell office:value-type="float" office:value="0.36" table:style-name="ce5">
            <text:p>0.36<text:s/></text:p>
          </table:table-cell>
          <table:table-cell office:value-type="float" office:value="1.6" table:style-name="ce5">
            <text:p>1.60<text:s/></text:p>
          </table:table-cell>
          <table:table-cell office:value-type="float" office:value="0.18" table:style-name="ce5">
            <text:p>0.18<text:s/></text:p>
          </table:table-cell>
          <table:table-cell office:value-type="float" office:value="0.91" table:style-name="ce5">
            <text:p>0.91<text:s/></text:p>
          </table:table-cell>
          <table:table-cell office:value-type="float" office:value="0.44" table:style-name="ce5">
            <text:p>0.44<text:s/></text:p>
          </table:table-cell>
          <table:table-cell office:value-type="float" office:value="1.88" table:style-name="ce5">
            <text:p>1.88<text:s/></text:p>
          </table:table-cell>
          <table:table-cell office:value-type="float" office:value="0.34" table:style-name="ce5">
            <text:p>0.34<text:s/></text:p>
          </table:table-cell>
          <table:table-cell office:value-type="float" office:value="1.75" table:style-name="ce5">
            <text:p>1.75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office:value-type="float" office:value="111" table:style-name="ce3">
            <text:p>111</text:p>
          </table:table-cell>
          <table:table-cell office:value-type="float" office:value="1" table:style-name="ce19">
            <text:p>1</text:p>
          </table:table-cell>
          <table:table-cell office:value-type="float" office:value="0.36" table:style-name="ce5">
            <text:p>0.36<text:s/></text:p>
          </table:table-cell>
          <table:table-cell office:value-type="float" office:value="1.59" table:style-name="ce5">
            <text:p>1.59<text:s/></text:p>
          </table:table-cell>
          <table:table-cell office:value-type="float" office:value="0.18" table:style-name="ce5">
            <text:p>0.18<text:s/></text:p>
          </table:table-cell>
          <table:table-cell office:value-type="float" office:value="0.94" table:style-name="ce5">
            <text:p>0.94<text:s/></text:p>
          </table:table-cell>
          <table:table-cell office:value-type="float" office:value="0.44" table:style-name="ce5">
            <text:p>0.44<text:s/></text:p>
          </table:table-cell>
          <table:table-cell office:value-type="float" office:value="1.86" table:style-name="ce5">
            <text:p>1.86<text:s/></text:p>
          </table:table-cell>
          <table:table-cell office:value-type="float" office:value="0.33" table:style-name="ce5">
            <text:p>0.33<text:s/></text:p>
          </table:table-cell>
          <table:table-cell office:value-type="float" office:value="1.7" table:style-name="ce5">
            <text:p>1.70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2" table:style-name="ce19">
            <text:p>2</text:p>
          </table:table-cell>
          <table:table-cell office:value-type="float" office:value="0.45" table:style-name="ce5">
            <text:p>0.45<text:s/></text:p>
          </table:table-cell>
          <table:table-cell office:value-type="float" office:value="1.78" table:style-name="ce5">
            <text:p>1.78<text:s/></text:p>
          </table:table-cell>
          <table:table-cell office:value-type="float" office:value="0.26" table:style-name="ce5">
            <text:p>0.26<text:s/></text:p>
          </table:table-cell>
          <table:table-cell office:value-type="float" office:value="1.1000000000000001" table:style-name="ce5">
            <text:p>1.10<text:s/></text:p>
          </table:table-cell>
          <table:table-cell office:value-type="float" office:value="0.56000000000000005" table:style-name="ce5">
            <text:p>0.56<text:s/></text:p>
          </table:table-cell>
          <table:table-cell office:value-type="float" office:value="2.04" table:style-name="ce5">
            <text:p>2.04<text:s/></text:p>
          </table:table-cell>
          <table:table-cell office:value-type="float" office:value="0.44" table:style-name="ce5">
            <text:p>0.44<text:s/></text:p>
          </table:table-cell>
          <table:table-cell office:value-type="float" office:value="1.93" table:style-name="ce5">
            <text:p>1.93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3" table:style-name="ce19">
            <text:p>3</text:p>
          </table:table-cell>
          <table:table-cell office:value-type="float" office:value="0.57999999999999996" table:style-name="ce5">
            <text:p>0.58<text:s/></text:p>
          </table:table-cell>
          <table:table-cell office:value-type="float" office:value="1.94" table:style-name="ce5">
            <text:p>1.94<text:s/></text:p>
          </table:table-cell>
          <table:table-cell office:value-type="float" office:value="0.44" table:style-name="ce5">
            <text:p>0.44<text:s/></text:p>
          </table:table-cell>
          <table:table-cell office:value-type="float" office:value="1.34" table:style-name="ce5">
            <text:p>1.34<text:s/></text:p>
          </table:table-cell>
          <table:table-cell office:value-type="float" office:value="0.65" table:style-name="ce5">
            <text:p>0.65<text:s/></text:p>
          </table:table-cell>
          <table:table-cell office:value-type="float" office:value="2.21" table:style-name="ce5">
            <text:p>2.21<text:s/></text:p>
          </table:table-cell>
          <table:table-cell office:value-type="float" office:value="0.5" table:style-name="ce5">
            <text:p>0.50<text:s/></text:p>
          </table:table-cell>
          <table:table-cell office:value-type="float" office:value="2.1" table:style-name="ce5">
            <text:p>2.10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4" table:style-name="ce19">
            <text:p>4</text:p>
          </table:table-cell>
          <table:table-cell office:value-type="float" office:value="0.72" table:style-name="ce5">
            <text:p>0.72<text:s/></text:p>
          </table:table-cell>
          <table:table-cell office:value-type="float" office:value="2.08" table:style-name="ce5">
            <text:p>2.08<text:s/></text:p>
          </table:table-cell>
          <table:table-cell office:value-type="float" office:value="0.65" table:style-name="ce5">
            <text:p>0.65<text:s/></text:p>
          </table:table-cell>
          <table:table-cell office:value-type="float" office:value="1.7" table:style-name="ce5">
            <text:p>1.70<text:s/></text:p>
          </table:table-cell>
          <table:table-cell office:value-type="float" office:value="0.74" table:style-name="ce5">
            <text:p>0.74<text:s/></text:p>
          </table:table-cell>
          <table:table-cell office:value-type="float" office:value="2.34" table:style-name="ce5">
            <text:p>2.34<text:s/></text:p>
          </table:table-cell>
          <table:table-cell office:value-type="float" office:value="0.56999999999999995" table:style-name="ce5">
            <text:p>0.57<text:s/></text:p>
          </table:table-cell>
          <table:table-cell office:value-type="float" office:value="2.2200000000000002" table:style-name="ce5">
            <text:p>2.22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office:value-type="float" office:value="112" table:style-name="ce3">
            <text:p>112</text:p>
          </table:table-cell>
          <table:table-cell office:value-type="float" office:value="1" table:style-name="ce19">
            <text:p>1</text:p>
          </table:table-cell>
          <table:table-cell office:value-type="float" office:value="0.85" table:style-name="ce5">
            <text:p>0.85<text:s/></text:p>
          </table:table-cell>
          <table:table-cell office:value-type="float" office:value="2.2200000000000002" table:style-name="ce5">
            <text:p>2.22<text:s/></text:p>
          </table:table-cell>
          <table:table-cell office:value-type="float" office:value="0.78" table:style-name="ce5">
            <text:p>0.78<text:s/></text:p>
          </table:table-cell>
          <table:table-cell office:value-type="float" office:value="1.85" table:style-name="ce5">
            <text:p>1.85<text:s/></text:p>
          </table:table-cell>
          <table:table-cell office:value-type="float" office:value="0.84" table:style-name="ce5">
            <text:p>0.84<text:s/></text:p>
          </table:table-cell>
          <table:table-cell office:value-type="float" office:value="2.4500000000000002" table:style-name="ce5">
            <text:p>2.45<text:s/></text:p>
          </table:table-cell>
          <table:table-cell office:value-type="float" office:value="0.63" table:style-name="ce5">
            <text:p>0.63<text:s/></text:p>
          </table:table-cell>
          <table:table-cell office:value-type="float" office:value="2.25" table:style-name="ce5">
            <text:p>2.25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2" table:style-name="ce19">
            <text:p>2</text:p>
          </table:table-cell>
          <table:table-cell office:value-type="float" office:value="0.96" table:style-name="ce5">
            <text:p>0.96<text:s/></text:p>
          </table:table-cell>
          <table:table-cell office:value-type="float" office:value="2.34" table:style-name="ce5">
            <text:p>2.34<text:s/></text:p>
          </table:table-cell>
          <table:table-cell office:value-type="float" office:value="0.86" table:style-name="ce5">
            <text:p>0.86<text:s/></text:p>
          </table:table-cell>
          <table:table-cell office:value-type="float" office:value="1.97" table:style-name="ce5">
            <text:p>1.97<text:s/></text:p>
          </table:table-cell>
          <table:table-cell office:value-type="float" office:value="0.94" table:style-name="ce5">
            <text:p>0.94<text:s/></text:p>
          </table:table-cell>
          <table:table-cell office:value-type="float" office:value="2.57" table:style-name="ce5">
            <text:p>2.57<text:s/></text:p>
          </table:table-cell>
          <table:table-cell office:value-type="float" office:value="0.72" table:style-name="ce5">
            <text:p>0.72<text:s/></text:p>
          </table:table-cell>
          <table:table-cell office:value-type="float" office:value="2.4300000000000002" table:style-name="ce5">
            <text:p>2.43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3" table:style-name="ce19">
            <text:p>3</text:p>
          </table:table-cell>
          <table:table-cell office:value-type="float" office:value="0.97" table:style-name="ce5">
            <text:p>0.97<text:s/></text:p>
          </table:table-cell>
          <table:table-cell office:value-type="float" office:value="2.39" table:style-name="ce5">
            <text:p>2.39<text:s/></text:p>
          </table:table-cell>
          <table:table-cell office:value-type="float" office:value="0.92" table:style-name="ce5">
            <text:p>0.92<text:s/></text:p>
          </table:table-cell>
          <table:table-cell office:value-type="float" office:value="2.04" table:style-name="ce5">
            <text:p>2.04<text:s/></text:p>
          </table:table-cell>
          <table:table-cell office:value-type="float" office:value="0.97" table:style-name="ce5">
            <text:p>0.97<text:s/></text:p>
          </table:table-cell>
          <table:table-cell office:value-type="float" office:value="2.61" table:style-name="ce5">
            <text:p>2.61<text:s/></text:p>
          </table:table-cell>
          <table:table-cell office:value-type="float" office:value="0.74" table:style-name="ce5">
            <text:p>0.74<text:s/></text:p>
          </table:table-cell>
          <table:table-cell office:value-type="float" office:value="2.48" table:style-name="ce5">
            <text:p>2.48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4" table:style-name="ce19">
            <text:p>4</text:p>
          </table:table-cell>
          <table:table-cell office:value-type="float" office:value="0.99" table:style-name="ce5">
            <text:p>0.99<text:s/></text:p>
          </table:table-cell>
          <table:table-cell office:value-type="float" office:value="2.38" table:style-name="ce5">
            <text:p>2.38<text:s/></text:p>
          </table:table-cell>
          <table:table-cell office:value-type="float" office:value="0.89" table:style-name="ce5">
            <text:p>0.89<text:s/></text:p>
          </table:table-cell>
          <table:table-cell office:value-type="float" office:value="2.0299999999999998" table:style-name="ce5">
            <text:p>2.03<text:s/></text:p>
          </table:table-cell>
          <table:table-cell office:value-type="float" office:value="0.98" table:style-name="ce5">
            <text:p>0.98<text:s/></text:p>
          </table:table-cell>
          <table:table-cell office:value-type="float" office:value="2.61" table:style-name="ce5">
            <text:p>2.61<text:s/></text:p>
          </table:table-cell>
          <table:table-cell office:value-type="float" office:value="0.74" table:style-name="ce5">
            <text:p>0.74<text:s/></text:p>
          </table:table-cell>
          <table:table-cell office:value-type="float" office:value="2.46" table:style-name="ce5">
            <text:p>2.46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office:value-type="float" office:value="113" table:style-name="ce3">
            <text:p>113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5">
            <text:p>1.00<text:s/></text:p>
          </table:table-cell>
          <table:table-cell office:value-type="float" office:value="2.37" table:style-name="ce5">
            <text:p>2.37<text:s/></text:p>
          </table:table-cell>
          <table:table-cell office:value-type="float" office:value="0.91" table:style-name="ce5">
            <text:p>0.91<text:s/></text:p>
          </table:table-cell>
          <table:table-cell office:value-type="float" office:value="2.08" table:style-name="ce5">
            <text:p>2.08<text:s/></text:p>
          </table:table-cell>
          <table:table-cell office:value-type="float" office:value="0.98" table:style-name="ce5">
            <text:p>0.98<text:s/></text:p>
          </table:table-cell>
          <table:table-cell office:value-type="float" office:value="2.59" table:style-name="ce5">
            <text:p>2.59<text:s/></text:p>
          </table:table-cell>
          <table:table-cell office:value-type="float" office:value="0.74" table:style-name="ce5">
            <text:p>0.74<text:s/></text:p>
          </table:table-cell>
          <table:table-cell office:value-type="float" office:value="2.41" table:style-name="ce5">
            <text:p>2.41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2" table:style-name="ce19">
            <text:p>2</text:p>
          </table:table-cell>
          <table:table-cell office:value-type="float" office:value="1.0900000000000001" table:style-name="ce5">
            <text:p>1.09<text:s/></text:p>
          </table:table-cell>
          <table:table-cell office:value-type="float" office:value="2.4500000000000002" table:style-name="ce5">
            <text:p>2.45<text:s/></text:p>
          </table:table-cell>
          <table:table-cell office:value-type="float" office:value="0.94" table:style-name="ce5">
            <text:p>0.94<text:s/></text:p>
          </table:table-cell>
          <table:table-cell office:value-type="float" office:value="2.15" table:style-name="ce5">
            <text:p>2.15<text:s/></text:p>
          </table:table-cell>
          <table:table-cell office:value-type="float" office:value="1.06" table:style-name="ce5">
            <text:p>1.06<text:s/></text:p>
          </table:table-cell>
          <table:table-cell office:value-type="float" office:value="2.68" table:style-name="ce5">
            <text:p>2.68<text:s/></text:p>
          </table:table-cell>
          <table:table-cell office:value-type="float" office:value="0.82" table:style-name="ce5">
            <text:p>0.82<text:s/></text:p>
          </table:table-cell>
          <table:table-cell office:value-type="float" office:value="2.52" table:style-name="ce5">
            <text:p>2.52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3" table:style-name="ce19">
            <text:p>3</text:p>
          </table:table-cell>
          <table:table-cell office:value-type="float" office:value="1.1000000000000001" table:style-name="ce5">
            <text:p>1.10<text:s/></text:p>
          </table:table-cell>
          <table:table-cell office:value-type="float" office:value="2.48" table:style-name="ce5">
            <text:p>2.48<text:s/></text:p>
          </table:table-cell>
          <table:table-cell office:value-type="float" office:value="1.02" table:style-name="ce5">
            <text:p>1.02<text:s/></text:p>
          </table:table-cell>
          <table:table-cell office:value-type="float" office:value="2.1800000000000002" table:style-name="ce5">
            <text:p>2.18<text:s/></text:p>
          </table:table-cell>
          <table:table-cell office:value-type="float" office:value="1.08" table:style-name="ce5">
            <text:p>1.08<text:s/></text:p>
          </table:table-cell>
          <table:table-cell office:value-type="float" office:value="2.72" table:style-name="ce5">
            <text:p>2.72<text:s/></text:p>
          </table:table-cell>
          <table:table-cell office:value-type="float" office:value="0.83" table:style-name="ce5">
            <text:p>0.83<text:s/></text:p>
          </table:table-cell>
          <table:table-cell office:value-type="float" office:value="2.56" table:style-name="ce5">
            <text:p>2.56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4" table:style-name="ce19">
            <text:p>4</text:p>
          </table:table-cell>
          <table:table-cell office:value-type="float" office:value="1.1299999999999999" table:style-name="ce5">
            <text:p>1.13<text:s/></text:p>
          </table:table-cell>
          <table:table-cell office:value-type="float" office:value="2.4900000000000002" table:style-name="ce5">
            <text:p>2.49<text:s/></text:p>
          </table:table-cell>
          <table:table-cell office:value-type="float" office:value="1.02" table:style-name="ce5">
            <text:p>1.02<text:s/></text:p>
          </table:table-cell>
          <table:table-cell office:value-type="float" office:value="2.2200000000000002" table:style-name="ce5">
            <text:p>2.22<text:s/></text:p>
          </table:table-cell>
          <table:table-cell office:value-type="float" office:value="1.0900000000000001" table:style-name="ce5">
            <text:p>1.09<text:s/></text:p>
          </table:table-cell>
          <table:table-cell office:value-type="float" office:value="2.72" table:style-name="ce5">
            <text:p>2.72<text:s/></text:p>
          </table:table-cell>
          <table:table-cell office:value-type="float" office:value="0.84" table:style-name="ce5">
            <text:p>0.84<text:s/></text:p>
          </table:table-cell>
          <table:table-cell office:value-type="float" office:value="2.54" table:style-name="ce5">
            <text:p>2.54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office:value-type="float" office:value="114" table:style-name="ce3">
            <text:p>114</text:p>
          </table:table-cell>
          <table:table-cell office:value-type="float" office:value="1" table:style-name="ce19">
            <text:p>1</text:p>
          </table:table-cell>
          <table:table-cell office:value-type="float" office:value="1.1399999999999999" table:style-name="ce5">
            <text:p>1.14<text:s/></text:p>
          </table:table-cell>
          <table:table-cell office:value-type="float" office:value="2.48" table:style-name="ce5">
            <text:p>2.48<text:s/></text:p>
          </table:table-cell>
          <table:table-cell office:value-type="float" office:value="0.99" table:style-name="ce5">
            <text:p>0.99<text:s/></text:p>
          </table:table-cell>
          <table:table-cell office:value-type="float" office:value="2.23" table:style-name="ce5">
            <text:p>2.23<text:s/></text:p>
          </table:table-cell>
          <table:table-cell office:value-type="float" office:value="1.1100000000000001" table:style-name="ce5">
            <text:p>1.11<text:s/></text:p>
          </table:table-cell>
          <table:table-cell office:value-type="float" office:value="2.71" table:style-name="ce5">
            <text:p>2.71<text:s/></text:p>
          </table:table-cell>
          <table:table-cell office:value-type="float" office:value="0.84" table:style-name="ce5">
            <text:p>0.84<text:s/></text:p>
          </table:table-cell>
          <table:table-cell office:value-type="float" office:value="2.4900000000000002" table:style-name="ce5">
            <text:p>2.49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2" table:style-name="ce19">
            <text:p>2</text:p>
          </table:table-cell>
          <table:table-cell office:value-type="float" office:value="1.1599999999999999" table:style-name="ce5">
            <text:p>1.16<text:s/></text:p>
          </table:table-cell>
          <table:table-cell office:value-type="float" office:value="2.5" table:style-name="ce5">
            <text:p>2.50<text:s/></text:p>
          </table:table-cell>
          <table:table-cell office:value-type="float" office:value="0.97" table:style-name="ce5">
            <text:p>0.97<text:s/></text:p>
          </table:table-cell>
          <table:table-cell office:value-type="float" office:value="2.23" table:style-name="ce5">
            <text:p>2.23<text:s/></text:p>
          </table:table-cell>
          <table:table-cell office:value-type="float" office:value="1.1200000000000001" table:style-name="ce5">
            <text:p>1.12<text:s/></text:p>
          </table:table-cell>
          <table:table-cell office:value-type="float" office:value="2.72" table:style-name="ce5">
            <text:p>2.72<text:s/></text:p>
          </table:table-cell>
          <table:table-cell office:value-type="float" office:value="0.85" table:style-name="ce5">
            <text:p>0.85<text:s/></text:p>
          </table:table-cell>
          <table:table-cell office:value-type="float" office:value="2.54" table:style-name="ce5">
            <text:p>2.54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3" table:style-name="ce19">
            <text:p>3</text:p>
          </table:table-cell>
          <table:table-cell office:value-type="float" office:value="1.1599999999999999" table:style-name="ce5">
            <text:p>1.16<text:s/></text:p>
          </table:table-cell>
          <table:table-cell office:value-type="float" office:value="2.5099999999999998" table:style-name="ce5">
            <text:p>2.51<text:s/></text:p>
          </table:table-cell>
          <table:table-cell office:value-type="float" office:value="1" table:style-name="ce5">
            <text:p>1.00<text:s/></text:p>
          </table:table-cell>
          <table:table-cell office:value-type="float" office:value="2.2200000000000002" table:style-name="ce5">
            <text:p>2.22<text:s/></text:p>
          </table:table-cell>
          <table:table-cell office:value-type="float" office:value="1.1200000000000001" table:style-name="ce5">
            <text:p>1.12<text:s/></text:p>
          </table:table-cell>
          <table:table-cell office:value-type="float" office:value="2.74" table:style-name="ce5">
            <text:p>2.74<text:s/></text:p>
          </table:table-cell>
          <table:table-cell office:value-type="float" office:value="0.87" table:style-name="ce5">
            <text:p>0.87<text:s/></text:p>
          </table:table-cell>
          <table:table-cell office:value-type="float" office:value="2.57" table:style-name="ce13">
            <text:p>2.57<text:s/></text:p>
          </table:table-cell>
          <table:table-cell office:value-type="string" table:style-name="ce13">
            <text:p>--</text:p>
          </table:table-cell>
          <table:table-cell office:value-type="string" table:style-name="ce13">
            <text:p>--</text:p>
          </table:table-cell>
          <table:table-cell table:number-columns-repeated="16372"/>
        </table:table-row>
        <table:table-row table:style-name="ro2">
          <table:table-cell office:value-type="string" table:style-name="ce22">
            <text:p>1</text:p>
          </table:table-cell>
          <table:table-cell office:value-type="string" table:style-name="ce15">
            <text:p><text:span text:style-name="T5">本表係依各金融機構新台幣存放款科目之估息資料調查統計而得，並非逐戶計算之實際利率。</text:span></text:p>
          </table:table-cell>
          <table:table-cell table:number-columns-repeated="8" table:style-name="ce20"/>
          <table:table-cell table:number-columns-repeated="2" table:style-name="ce21"/>
          <table:table-cell table:number-columns-repeated="16372"/>
        </table:table-row>
        <table:table-row table:style-name="ro2">
          <table:table-cell office:value-type="string" table:style-name="ce22">
            <text:p>2</text:p>
          </table:table-cell>
          <table:table-cell office:value-type="string" table:style-name="ce15">
            <text:p>92<text:span text:style-name="T5">年第</text:span>4<text:span text:style-name="T5">季以前不含中小企業銀行資料。</text:span>93<text:span text:style-name="T5">年第</text:span>1<text:span text:style-name="T5">季資料起，本國銀行</text:span></text:p>
          </table:table-cell>
          <table:table-cell table:number-columns-repeated="16382" table:style-name="ce9"/>
        </table:table-row>
        <table:table-row table:style-name="ro2">
          <table:table-cell table:style-name="ce14"/>
          <table:table-cell office:value-type="string" table:style-name="ce15">
            <text:p><text:span text:style-name="T5">存放款利率不含軍公教退伍</text:span>(<text:span text:style-name="T5">休</text:span>)<text:span text:style-name="T5">人員優惠存款及國庫借款利率；</text:span></text:p>
          </table:table-cell>
          <table:table-cell table:number-columns-repeated="16382" table:style-name="ce9"/>
        </table:table-row>
        <table:table-row table:style-name="ro2">
          <table:table-cell table:style-name="ce26"/>
          <table:table-cell office:value-type="string" table:style-name="ce18">
            <text:p>114<text:span text:style-name="T12">年第</text:span>3<text:span text:style-name="T12">季本國銀行存放款利率若包含上述兩項分別為</text:span>1.17%<text:span text:style-name="T12">及</text:span>2.51%<text:span text:style-name="T12">。</text:span></text:p>
          </table:table-cell>
          <table:table-cell table:number-columns-repeated="16382" table:style-name="ce9"/>
        </table:table-row>
        <table:table-row table:style-name="ro2">
          <table:table-cell table:number-columns-repeated="2" table:style-name="ce26"/>
          <table:table-cell table:number-columns-repeated="8" table:style-name="ce27"/>
          <table:table-cell table:number-columns-repeated="16374" table:style-name="ce9"/>
        </table:table-row>
        <table:table-row table:number-rows-repeated="1048358" table:style-name="ro2">
          <table:table-cell table:number-columns-repeated="16384"/>
        </table:table-row>
        <table:named-expressions>
          <table:named-expression table:name="Print_Titles" table:expression="of:=[資料.$B:.$B]~[資料.$1:.$4]" table:base-cell-address="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7">
      <number:number number:decimal-places="2" number:min-decimal-places="2" number:min-integer-digits="1"/>
      <number:text> </number:text>
    </number:number-style>
    <number:number-style style:name="N64">
      <number:number number:decimal-places="2" number:min-decimal-places="2" number:min-integer-digits="1"/>
      <number:text> </number:text>
    </number:number-style>
    <number:number-style style:name="N67">
      <number:number number:decimal-places="3" number:min-decimal-places="3" number:min-integer-digits="1"/>
      <number:text> </number:text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3384__25918__27454__21033__29575_" style:display-name="一般_存放款利率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388188976377953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2pt" style:font-size-asian="12pt" style:font-size-complex="12pt" style:font-family-generic="script"/>
    </style:style>
  </office:automatic-styles>
  <office:master-styles>
    <style:master-page style:name="mp1" style:page-layout-name="pm1">
      <style:header/>
      <style:header-left style:display="false"/>
      <style:header-first/>
      <style:footer>
        <text:p><text:span text:style-name="T1">第</text:span><text:span text:style-name="T1"><text:page-number>1</text:page-number></text:span><text:span text:style-name="T1">頁,共</text:span><text:span text:style-name="T1"><text:page-count>99</text:page-count></text:span><text:span text:style-name="T1">頁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蔡盈姿</meta:initial-creator>
    <dc:creator>蔡盈姿</dc:creator>
    <meta:creation-date>1997-01-14T01:50:29Z</meta:creation-date>
    <dc:date>2025-11-21T06:35:51Z</dc:date>
    <meta:print-date>2025-11-21T06:35:50Z</meta:print-date>
  </office:meta>
</office:document-meta>
</file>